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out_training" table:style-name="ta1">
        <table:shapes>
          <draw:frame draw:z-index="0" draw:style-name="gr1" draw:text-style-name="P1" svg:width="159.99mm" svg:height="89.99mm" svg:x="147.53mm" svg:y="0mm">
            <loext:p draw:notify-on-update-of-ranges="data_out_training.D1:data_out_training.D1 data_out_training.D2:data_out_training.D296 data_out_training.E1:data_out_training.E1 data_out_training.E2:data_out_training.E2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Simulated</text:p>
          </table:table-cell>
          <table:table-cell table:style-name="ce1" office:value-type="string" calcext:value-type="string">
            <text:p>Real C</text:p>
          </table:table-cell>
          <table:table-cell table:style-name="ce1" office:value-type="string" calcext:value-type="string">
            <text:p>Simulated C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73473" calcext:value-type="float">
            <text:p>0,473473</text:p>
          </table:table-cell>
          <table:table-cell table:formula="of:=([.B2]*[.$B$298])-([.B2]*[.$B$297])+[.$B$297]" office:value-type="float" office:value="26.099997" calcext:value-type="float">
            <text:p>26,099997</text:p>
          </table:table-cell>
          <table:table-cell table:formula="of:=([.C2]*[.$B$298])-([.C2]*[.$B$297])+[.$B$297]" office:value-type="float" office:value="26.655149" calcext:value-type="float">
            <text:p>26,655149</text:p>
          </table:table-cell>
          <table:table-cell table:formula="of:=([.D2]-[.E2])^2" office:value-type="float" office:value="0.308193743104" calcext:value-type="float">
            <text:p>0,30819374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67999" calcext:value-type="float">
            <text:p>0,467999</text:p>
          </table:table-cell>
          <table:table-cell table:formula="of:=([.B3]*[.$B$298])-([.B3]*[.$B$297])+[.$B$297]" office:value-type="float" office:value="27.200005" calcext:value-type="float">
            <text:p>27,200005</text:p>
          </table:table-cell>
          <table:table-cell table:formula="of:=([.C3]*[.$B$298])-([.C3]*[.$B$297])+[.$B$297]" office:value-type="float" office:value="26.583987" calcext:value-type="float">
            <text:p>26,583987</text:p>
          </table:table-cell>
          <table:table-cell table:formula="of:=([.D3]-[.E3])^2" office:value-type="float" office:value="0.379478176323996" calcext:value-type="float">
            <text:p>0,37947817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529032" calcext:value-type="float">
            <text:p>0,529032</text:p>
          </table:table-cell>
          <table:table-cell table:formula="of:=([.B4]*[.$B$298])-([.B4]*[.$B$297])+[.$B$297]" office:value-type="float" office:value="28.500005" calcext:value-type="float">
            <text:p>28,500005</text:p>
          </table:table-cell>
          <table:table-cell table:formula="of:=([.C4]*[.$B$298])-([.C4]*[.$B$297])+[.$B$297]" office:value-type="float" office:value="27.377416" calcext:value-type="float">
            <text:p>27,377416</text:p>
          </table:table-cell>
          <table:table-cell table:formula="of:=([.D4]-[.E4])^2" office:value-type="float" office:value="1.260206062921" calcext:value-type="float">
            <text:p>1,260206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612499" calcext:value-type="float">
            <text:p>0,612499</text:p>
          </table:table-cell>
          <table:table-cell table:formula="of:=([.B5]*[.$B$298])-([.B5]*[.$B$297])+[.$B$297]" office:value-type="float" office:value="30.100006" calcext:value-type="float">
            <text:p>30,100006</text:p>
          </table:table-cell>
          <table:table-cell table:formula="of:=([.C5]*[.$B$298])-([.C5]*[.$B$297])+[.$B$297]" office:value-type="float" office:value="28.462487" calcext:value-type="float">
            <text:p>28,462487</text:p>
          </table:table-cell>
          <table:table-cell table:formula="of:=([.D5]-[.E5])^2" office:value-type="float" office:value="2.681468475361" calcext:value-type="float">
            <text:p>2,68146847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,8</text:p>
          </table:table-cell>
          <table:table-cell office:value-type="float" office:value="0.717642" calcext:value-type="float">
            <text:p>0,717642</text:p>
          </table:table-cell>
          <table:table-cell table:formula="of:=([.B6]*[.$B$298])-([.B6]*[.$B$297])+[.$B$297]" office:value-type="float" office:value="30.9" calcext:value-type="float">
            <text:p>30,9</text:p>
          </table:table-cell>
          <table:table-cell table:formula="of:=([.C6]*[.$B$298])-([.C6]*[.$B$297])+[.$B$297]" office:value-type="float" office:value="29.829346" calcext:value-type="float">
            <text:p>29,829346</text:p>
          </table:table-cell>
          <table:table-cell table:formula="of:=([.D6]-[.E6])^2" office:value-type="float" office:value="1.14629998771599" calcext:value-type="float">
            <text:p>1,1462999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98565" calcext:value-type="float">
            <text:p>0,798565</text:p>
          </table:table-cell>
          <table:table-cell table:formula="of:=([.B7]*[.$B$298])-([.B7]*[.$B$297])+[.$B$297]" office:value-type="float" office:value="30.800004" calcext:value-type="float">
            <text:p>30,800004</text:p>
          </table:table-cell>
          <table:table-cell table:formula="of:=([.C7]*[.$B$298])-([.C7]*[.$B$297])+[.$B$297]" office:value-type="float" office:value="30.881345" calcext:value-type="float">
            <text:p>30,881345</text:p>
          </table:table-cell>
          <table:table-cell table:formula="of:=([.D7]-[.E7])^2" office:value-type="float" office:value="0.00661635828100031" calcext:value-type="float">
            <text:p>0,00661635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78381" calcext:value-type="float">
            <text:p>0,778381</text:p>
          </table:table-cell>
          <table:table-cell table:formula="of:=([.B8]*[.$B$298])-([.B8]*[.$B$297])+[.$B$297]" office:value-type="float" office:value="31.100005" calcext:value-type="float">
            <text:p>31,100005</text:p>
          </table:table-cell>
          <table:table-cell table:formula="of:=([.C8]*[.$B$298])-([.C8]*[.$B$297])+[.$B$297]" office:value-type="float" office:value="30.618953" calcext:value-type="float">
            <text:p>30,618953</text:p>
          </table:table-cell>
          <table:table-cell table:formula="of:=([.D8]-[.E8])^2" office:value-type="float" office:value="0.231411026703998" calcext:value-type="float">
            <text:p>0,2314110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56366" calcext:value-type="float">
            <text:p>0,756366</text:p>
          </table:table-cell>
          <table:table-cell table:formula="of:=([.B9]*[.$B$298])-([.B9]*[.$B$297])+[.$B$297]" office:value-type="float" office:value="30.999996" calcext:value-type="float">
            <text:p>30,999996</text:p>
          </table:table-cell>
          <table:table-cell table:formula="of:=([.C9]*[.$B$298])-([.C9]*[.$B$297])+[.$B$297]" office:value-type="float" office:value="30.332758" calcext:value-type="float">
            <text:p>30,332758</text:p>
          </table:table-cell>
          <table:table-cell table:formula="of:=([.D9]-[.E9])^2" office:value-type="float" office:value="0.445206548644001" calcext:value-type="float">
            <text:p>0,44520654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34701" calcext:value-type="float">
            <text:p>0,734701</text:p>
          </table:table-cell>
          <table:table-cell table:formula="of:=([.B10]*[.$B$298])-([.B10]*[.$B$297])+[.$B$297]" office:value-type="float" office:value="31.599998" calcext:value-type="float">
            <text:p>31,599998</text:p>
          </table:table-cell>
          <table:table-cell table:formula="of:=([.C10]*[.$B$298])-([.C10]*[.$B$297])+[.$B$297]" office:value-type="float" office:value="30.051113" calcext:value-type="float">
            <text:p>30,051113</text:p>
          </table:table-cell>
          <table:table-cell table:formula="of:=([.D10]-[.E10])^2" office:value-type="float" office:value="2.39904474322501" calcext:value-type="float">
            <text:p>2,39904474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750146" calcext:value-type="float">
            <text:p>0,750146</text:p>
          </table:table-cell>
          <table:table-cell table:formula="of:=([.B11]*[.$B$298])-([.B11]*[.$B$297])+[.$B$297]" office:value-type="float" office:value="29.399995" calcext:value-type="float">
            <text:p>29,399995</text:p>
          </table:table-cell>
          <table:table-cell table:formula="of:=([.C11]*[.$B$298])-([.C11]*[.$B$297])+[.$B$297]" office:value-type="float" office:value="30.251898" calcext:value-type="float">
            <text:p>30,251898</text:p>
          </table:table-cell>
          <table:table-cell table:formula="of:=([.D11]-[.E11])^2" office:value-type="float" office:value="0.725738721409" calcext:value-type="float">
            <text:p>0,72573872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650748" calcext:value-type="float">
            <text:p>0,650748</text:p>
          </table:table-cell>
          <table:table-cell table:formula="of:=([.B12]*[.$B$298])-([.B12]*[.$B$297])+[.$B$297]" office:value-type="float" office:value="28.699997" calcext:value-type="float">
            <text:p>28,699997</text:p>
          </table:table-cell>
          <table:table-cell table:formula="of:=([.C12]*[.$B$298])-([.C12]*[.$B$297])+[.$B$297]" office:value-type="float" office:value="28.959724" calcext:value-type="float">
            <text:p>28,959724</text:p>
          </table:table-cell>
          <table:table-cell table:formula="of:=([.D12]-[.E12])^2" office:value-type="float" office:value="0.067458114528999" calcext:value-type="float">
            <text:p>0,0674581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572289" calcext:value-type="float">
            <text:p>0,572289</text:p>
          </table:table-cell>
          <table:table-cell table:formula="of:=([.B13]*[.$B$298])-([.B13]*[.$B$297])+[.$B$297]" office:value-type="float" office:value="27.600002" calcext:value-type="float">
            <text:p>27,600002</text:p>
          </table:table-cell>
          <table:table-cell table:formula="of:=([.C13]*[.$B$298])-([.C13]*[.$B$297])+[.$B$297]" office:value-type="float" office:value="27.939757" calcext:value-type="float">
            <text:p>27,939757</text:p>
          </table:table-cell>
          <table:table-cell table:formula="of:=([.D13]-[.E13])^2" office:value-type="float" office:value="0.115433460025003" calcext:value-type="float">
            <text:p>0,115433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52996" calcext:value-type="float">
            <text:p>0,52996</text:p>
          </table:table-cell>
          <table:table-cell table:formula="of:=([.B14]*[.$B$298])-([.B14]*[.$B$297])+[.$B$297]" office:value-type="float" office:value="26.799995" calcext:value-type="float">
            <text:p>26,799995</text:p>
          </table:table-cell>
          <table:table-cell table:formula="of:=([.C14]*[.$B$298])-([.C14]*[.$B$297])+[.$B$297]" office:value-type="float" office:value="27.38948" calcext:value-type="float">
            <text:p>27,38948</text:p>
          </table:table-cell>
          <table:table-cell table:formula="of:=([.D14]-[.E14])^2" office:value-type="float" office:value="0.347492565225" calcext:value-type="float">
            <text:p>0,34749256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72583" calcext:value-type="float">
            <text:p>0,472583</text:p>
          </table:table-cell>
          <table:table-cell table:formula="of:=([.B15]*[.$B$298])-([.B15]*[.$B$297])+[.$B$297]" office:value-type="float" office:value="26.799995" calcext:value-type="float">
            <text:p>26,799995</text:p>
          </table:table-cell>
          <table:table-cell table:formula="of:=([.C15]*[.$B$298])-([.C15]*[.$B$297])+[.$B$297]" office:value-type="float" office:value="26.643579" calcext:value-type="float">
            <text:p>26,643579</text:p>
          </table:table-cell>
          <table:table-cell table:formula="of:=([.D15]-[.E15])^2" office:value-type="float" office:value="0.0244659650559989" calcext:value-type="float">
            <text:p>0,02446596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,5</text:p>
          </table:table-cell>
          <table:table-cell office:value-type="float" office:value="0.482489" calcext:value-type="float">
            <text:p>0,482489</text:p>
          </table:table-cell>
          <table:table-cell table:formula="of:=([.B16]*[.$B$298])-([.B16]*[.$B$297])+[.$B$297]" office:value-type="float" office:value="27" calcext:value-type="float">
            <text:p>27</text:p>
          </table:table-cell>
          <table:table-cell table:formula="of:=([.C16]*[.$B$298])-([.C16]*[.$B$297])+[.$B$297]" office:value-type="float" office:value="26.772357" calcext:value-type="float">
            <text:p>26,772357</text:p>
          </table:table-cell>
          <table:table-cell table:formula="of:=([.D16]-[.E16])^2" office:value-type="float" office:value="0.0518213354490002" calcext:value-type="float">
            <text:p>0,05182133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93295" calcext:value-type="float">
            <text:p>0,493295</text:p>
          </table:table-cell>
          <table:table-cell table:formula="of:=([.B17]*[.$B$298])-([.B17]*[.$B$297])+[.$B$297]" office:value-type="float" office:value="26.300002" calcext:value-type="float">
            <text:p>26,300002</text:p>
          </table:table-cell>
          <table:table-cell table:formula="of:=([.C17]*[.$B$298])-([.C17]*[.$B$297])+[.$B$297]" office:value-type="float" office:value="26.912835" calcext:value-type="float">
            <text:p>26,912835</text:p>
          </table:table-cell>
          <table:table-cell table:formula="of:=([.D17]-[.E17])^2" office:value-type="float" office:value="0.375564285889002" calcext:value-type="float">
            <text:p>0,37556428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72028" calcext:value-type="float">
            <text:p>0,472028</text:p>
          </table:table-cell>
          <table:table-cell table:formula="of:=([.B18]*[.$B$298])-([.B18]*[.$B$297])+[.$B$297]" office:value-type="float" office:value="25.600004" calcext:value-type="float">
            <text:p>25,600004</text:p>
          </table:table-cell>
          <table:table-cell table:formula="of:=([.C18]*[.$B$298])-([.C18]*[.$B$297])+[.$B$297]" office:value-type="float" office:value="26.636364" calcext:value-type="float">
            <text:p>26,636364</text:p>
          </table:table-cell>
          <table:table-cell table:formula="of:=([.D18]-[.E18])^2" office:value-type="float" office:value="1.0740420496" calcext:value-type="float">
            <text:p>1,07404204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3126" calcext:value-type="float">
            <text:p>0,443126</text:p>
          </table:table-cell>
          <table:table-cell table:formula="of:=([.B19]*[.$B$298])-([.B19]*[.$B$297])+[.$B$297]" office:value-type="float" office:value="26.399998" calcext:value-type="float">
            <text:p>26,399998</text:p>
          </table:table-cell>
          <table:table-cell table:formula="of:=([.C19]*[.$B$298])-([.C19]*[.$B$297])+[.$B$297]" office:value-type="float" office:value="26.260638" calcext:value-type="float">
            <text:p>26,260638</text:p>
          </table:table-cell>
          <table:table-cell table:formula="of:=([.D19]-[.E19])^2" office:value-type="float" office:value="0.0194212096" calcext:value-type="float">
            <text:p>0,01942120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73492" calcext:value-type="float">
            <text:p>0,473492</text:p>
          </table:table-cell>
          <table:table-cell table:formula="of:=([.B20]*[.$B$298])-([.B20]*[.$B$297])+[.$B$297]" office:value-type="float" office:value="24.600005" calcext:value-type="float">
            <text:p>24,600005</text:p>
          </table:table-cell>
          <table:table-cell table:formula="of:=([.C20]*[.$B$298])-([.C20]*[.$B$297])+[.$B$297]" office:value-type="float" office:value="26.655396" calcext:value-type="float">
            <text:p>26,655396</text:p>
          </table:table-cell>
          <table:table-cell table:formula="of:=([.D20]-[.E20])^2" office:value-type="float" office:value="4.224632162881" calcext:value-type="float">
            <text:p>4,22463216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,3</text:p>
          </table:table-cell>
          <table:table-cell office:value-type="float" office:value="0.396536" calcext:value-type="float">
            <text:p>0,396536</text:p>
          </table:table-cell>
          <table:table-cell table:formula="of:=([.B21]*[.$B$298])-([.B21]*[.$B$297])+[.$B$297]" office:value-type="float" office:value="24.4" calcext:value-type="float">
            <text:p>24,4</text:p>
          </table:table-cell>
          <table:table-cell table:formula="of:=([.C21]*[.$B$298])-([.C21]*[.$B$297])+[.$B$297]" office:value-type="float" office:value="25.654968" calcext:value-type="float">
            <text:p>25,654968</text:p>
          </table:table-cell>
          <table:table-cell table:formula="of:=([.D21]-[.E21])^2" office:value-type="float" office:value="1.574944681024" calcext:value-type="float">
            <text:p>1,5749446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84615" calcext:value-type="float">
            <text:p>0,184615</text:p>
          </table:table-cell>
          <table:table-cell office:value-type="float" office:value="0.370539" calcext:value-type="float">
            <text:p>0,370539</text:p>
          </table:table-cell>
          <table:table-cell table:formula="of:=([.B22]*[.$B$298])-([.B22]*[.$B$297])+[.$B$297]" office:value-type="float" office:value="22.899995" calcext:value-type="float">
            <text:p>22,899995</text:p>
          </table:table-cell>
          <table:table-cell table:formula="of:=([.C22]*[.$B$298])-([.C22]*[.$B$297])+[.$B$297]" office:value-type="float" office:value="25.317007" calcext:value-type="float">
            <text:p>25,317007</text:p>
          </table:table-cell>
          <table:table-cell table:formula="of:=([.D22]-[.E22])^2" office:value-type="float" office:value="5.841947008144" calcext:value-type="float">
            <text:p>5,841947008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07692" calcext:value-type="float">
            <text:p>0,207692</text:p>
          </table:table-cell>
          <table:table-cell office:value-type="float" office:value="0.335465" calcext:value-type="float">
            <text:p>0,335465</text:p>
          </table:table-cell>
          <table:table-cell table:formula="of:=([.B23]*[.$B$298])-([.B23]*[.$B$297])+[.$B$297]" office:value-type="float" office:value="23.199996" calcext:value-type="float">
            <text:p>23,199996</text:p>
          </table:table-cell>
          <table:table-cell table:formula="of:=([.C23]*[.$B$298])-([.C23]*[.$B$297])+[.$B$297]" office:value-type="float" office:value="24.861045" calcext:value-type="float">
            <text:p>24,861045</text:p>
          </table:table-cell>
          <table:table-cell table:formula="of:=([.D23]-[.E23])^2" office:value-type="float" office:value="2.75908378040101" calcext:value-type="float">
            <text:p>2,75908378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46154" calcext:value-type="float">
            <text:p>0,246154</text:p>
          </table:table-cell>
          <table:table-cell office:value-type="float" office:value="0.309173" calcext:value-type="float">
            <text:p>0,309173</text:p>
          </table:table-cell>
          <table:table-cell table:formula="of:=([.B24]*[.$B$298])-([.B24]*[.$B$297])+[.$B$297]" office:value-type="float" office:value="23.700002" calcext:value-type="float">
            <text:p>23,700002</text:p>
          </table:table-cell>
          <table:table-cell table:formula="of:=([.C24]*[.$B$298])-([.C24]*[.$B$297])+[.$B$297]" office:value-type="float" office:value="24.519249" calcext:value-type="float">
            <text:p>24,519249</text:p>
          </table:table-cell>
          <table:table-cell table:formula="of:=([.D24]-[.E24])^2" office:value-type="float" office:value="0.671165647009001" calcext:value-type="float">
            <text:p>0,671165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8462" calcext:value-type="float">
            <text:p>0,238462</text:p>
          </table:table-cell>
          <table:table-cell office:value-type="float" office:value="0.346599" calcext:value-type="float">
            <text:p>0,346599</text:p>
          </table:table-cell>
          <table:table-cell table:formula="of:=([.B25]*[.$B$298])-([.B25]*[.$B$297])+[.$B$297]" office:value-type="float" office:value="23.600006" calcext:value-type="float">
            <text:p>23,600006</text:p>
          </table:table-cell>
          <table:table-cell table:formula="of:=([.C25]*[.$B$298])-([.C25]*[.$B$297])+[.$B$297]" office:value-type="float" office:value="25.005787" calcext:value-type="float">
            <text:p>25,005787</text:p>
          </table:table-cell>
          <table:table-cell table:formula="of:=([.D25]-[.E25])^2" office:value-type="float" office:value="1.97622021996099" calcext:value-type="float">
            <text:p>1,976220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327242" calcext:value-type="float">
            <text:p>0,327242</text:p>
          </table:table-cell>
          <table:table-cell table:formula="of:=([.B26]*[.$B$298])-([.B26]*[.$B$297])+[.$B$297]" office:value-type="float" office:value="24.099999" calcext:value-type="float">
            <text:p>24,099999</text:p>
          </table:table-cell>
          <table:table-cell table:formula="of:=([.C26]*[.$B$298])-([.C26]*[.$B$297])+[.$B$297]" office:value-type="float" office:value="24.754146" calcext:value-type="float">
            <text:p>24,754146</text:p>
          </table:table-cell>
          <table:table-cell table:formula="of:=([.D26]-[.E26])^2" office:value-type="float" office:value="0.427908297608998" calcext:value-type="float">
            <text:p>0,42790829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,4</text:p>
          </table:table-cell>
          <table:table-cell office:value-type="float" office:value="0.372183" calcext:value-type="float">
            <text:p>0,372183</text:p>
          </table:table-cell>
          <table:table-cell table:formula="of:=([.B27]*[.$B$298])-([.B27]*[.$B$297])+[.$B$297]" office:value-type="float" office:value="25.7" calcext:value-type="float">
            <text:p>25,7</text:p>
          </table:table-cell>
          <table:table-cell table:formula="of:=([.C27]*[.$B$298])-([.C27]*[.$B$297])+[.$B$297]" office:value-type="float" office:value="25.338379" calcext:value-type="float">
            <text:p>25,338379</text:p>
          </table:table-cell>
          <table:table-cell table:formula="of:=([.D27]-[.E27])^2" office:value-type="float" office:value="0.130769747641" calcext:value-type="float">
            <text:p>0,13076974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55061" calcext:value-type="float">
            <text:p>0,455061</text:p>
          </table:table-cell>
          <table:table-cell table:formula="of:=([.B28]*[.$B$298])-([.B28]*[.$B$297])+[.$B$297]" office:value-type="float" office:value="26.600003" calcext:value-type="float">
            <text:p>26,600003</text:p>
          </table:table-cell>
          <table:table-cell table:formula="of:=([.C28]*[.$B$298])-([.C28]*[.$B$297])+[.$B$297]" office:value-type="float" office:value="26.415793" calcext:value-type="float">
            <text:p>26,415793</text:p>
          </table:table-cell>
          <table:table-cell table:formula="of:=([.D28]-[.E28])^2" office:value-type="float" office:value="0.0339333241000001" calcext:value-type="float">
            <text:p>0,03393332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511543" calcext:value-type="float">
            <text:p>0,511543</text:p>
          </table:table-cell>
          <table:table-cell table:formula="of:=([.B29]*[.$B$298])-([.B29]*[.$B$297])+[.$B$297]" office:value-type="float" office:value="27.999999" calcext:value-type="float">
            <text:p>27,999999</text:p>
          </table:table-cell>
          <table:table-cell table:formula="of:=([.C29]*[.$B$298])-([.C29]*[.$B$297])+[.$B$297]" office:value-type="float" office:value="27.150059" calcext:value-type="float">
            <text:p>27,150059</text:p>
          </table:table-cell>
          <table:table-cell table:formula="of:=([.D29]-[.E29])^2" office:value-type="float" office:value="0.722398003600006" calcext:value-type="float">
            <text:p>0,72239800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09396" calcext:value-type="float">
            <text:p>0,609396</text:p>
          </table:table-cell>
          <table:table-cell table:formula="of:=([.B30]*[.$B$298])-([.B30]*[.$B$297])+[.$B$297]" office:value-type="float" office:value="28.099995" calcext:value-type="float">
            <text:p>28,099995</text:p>
          </table:table-cell>
          <table:table-cell table:formula="of:=([.C30]*[.$B$298])-([.C30]*[.$B$297])+[.$B$297]" office:value-type="float" office:value="28.422148" calcext:value-type="float">
            <text:p>28,422148</text:p>
          </table:table-cell>
          <table:table-cell table:formula="of:=([.D30]-[.E30])^2" office:value-type="float" office:value="0.103782555409" calcext:value-type="float">
            <text:p>0,10378255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36542" calcext:value-type="float">
            <text:p>0,636542</text:p>
          </table:table-cell>
          <table:table-cell table:formula="of:=([.B31]*[.$B$298])-([.B31]*[.$B$297])+[.$B$297]" office:value-type="float" office:value="27.999999" calcext:value-type="float">
            <text:p>27,999999</text:p>
          </table:table-cell>
          <table:table-cell table:formula="of:=([.C31]*[.$B$298])-([.C31]*[.$B$297])+[.$B$297]" office:value-type="float" office:value="28.775046" calcext:value-type="float">
            <text:p>28,775046</text:p>
          </table:table-cell>
          <table:table-cell table:formula="of:=([.D31]-[.E31])^2" office:value-type="float" office:value="0.600697852209001" calcext:value-type="float">
            <text:p>0,60069785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2465" calcext:value-type="float">
            <text:p>0,602465</text:p>
          </table:table-cell>
          <table:table-cell table:formula="of:=([.B32]*[.$B$298])-([.B32]*[.$B$297])+[.$B$297]" office:value-type="float" office:value="28.999998" calcext:value-type="float">
            <text:p>28,999998</text:p>
          </table:table-cell>
          <table:table-cell table:formula="of:=([.C32]*[.$B$298])-([.C32]*[.$B$297])+[.$B$297]" office:value-type="float" office:value="28.332045" calcext:value-type="float">
            <text:p>28,332045</text:p>
          </table:table-cell>
          <table:table-cell table:formula="of:=([.D32]-[.E32])^2" office:value-type="float" office:value="0.446161210208996" calcext:value-type="float">
            <text:p>0,44616121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641326" calcext:value-type="float">
            <text:p>0,641326</text:p>
          </table:table-cell>
          <table:table-cell table:formula="of:=([.B33]*[.$B$298])-([.B33]*[.$B$297])+[.$B$297]" office:value-type="float" office:value="29.699996" calcext:value-type="float">
            <text:p>29,699996</text:p>
          </table:table-cell>
          <table:table-cell table:formula="of:=([.C33]*[.$B$298])-([.C33]*[.$B$297])+[.$B$297]" office:value-type="float" office:value="28.837238" calcext:value-type="float">
            <text:p>28,837238</text:p>
          </table:table-cell>
          <table:table-cell table:formula="of:=([.D33]-[.E33])^2" office:value-type="float" office:value="0.744351366563999" calcext:value-type="float">
            <text:p>0,74435136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67389" calcext:value-type="float">
            <text:p>0,67389</text:p>
          </table:table-cell>
          <table:table-cell table:formula="of:=([.B34]*[.$B$298])-([.B34]*[.$B$297])+[.$B$297]" office:value-type="float" office:value="31.500002" calcext:value-type="float">
            <text:p>31,500002</text:p>
          </table:table-cell>
          <table:table-cell table:formula="of:=([.C34]*[.$B$298])-([.C34]*[.$B$297])+[.$B$297]" office:value-type="float" office:value="29.26057" calcext:value-type="float">
            <text:p>29,26057</text:p>
          </table:table-cell>
          <table:table-cell table:formula="of:=([.D34]-[.E34])^2" office:value-type="float" office:value="5.015055682624" calcext:value-type="float">
            <text:p>5,015055682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82125" calcext:value-type="float">
            <text:p>0,782125</text:p>
          </table:table-cell>
          <table:table-cell table:formula="of:=([.B35]*[.$B$298])-([.B35]*[.$B$297])+[.$B$297]" office:value-type="float" office:value="29.800005" calcext:value-type="float">
            <text:p>29,800005</text:p>
          </table:table-cell>
          <table:table-cell table:formula="of:=([.C35]*[.$B$298])-([.C35]*[.$B$297])+[.$B$297]" office:value-type="float" office:value="30.667625" calcext:value-type="float">
            <text:p>30,667625</text:p>
          </table:table-cell>
          <table:table-cell table:formula="of:=([.D35]-[.E35])^2" office:value-type="float" office:value="0.752764464400004" calcext:value-type="float">
            <text:p>0,75276446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722166" calcext:value-type="float">
            <text:p>0,722166</text:p>
          </table:table-cell>
          <table:table-cell table:formula="of:=([.B36]*[.$B$298])-([.B36]*[.$B$297])+[.$B$297]" office:value-type="float" office:value="28.399996" calcext:value-type="float">
            <text:p>28,399996</text:p>
          </table:table-cell>
          <table:table-cell table:formula="of:=([.C36]*[.$B$298])-([.C36]*[.$B$297])+[.$B$297]" office:value-type="float" office:value="29.888158" calcext:value-type="float">
            <text:p>29,888158</text:p>
          </table:table-cell>
          <table:table-cell table:formula="of:=([.D36]-[.E36])^2" office:value-type="float" office:value="2.21462613824399" calcext:value-type="float">
            <text:p>2,21462613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87884" calcext:value-type="float">
            <text:p>0,587884</text:p>
          </table:table-cell>
          <table:table-cell table:formula="of:=([.B37]*[.$B$298])-([.B37]*[.$B$297])+[.$B$297]" office:value-type="float" office:value="27.900003" calcext:value-type="float">
            <text:p>27,900003</text:p>
          </table:table-cell>
          <table:table-cell table:formula="of:=([.C37]*[.$B$298])-([.C37]*[.$B$297])+[.$B$297]" office:value-type="float" office:value="28.142492" calcext:value-type="float">
            <text:p>28,142492</text:p>
          </table:table-cell>
          <table:table-cell table:formula="of:=([.D37]-[.E37])^2" office:value-type="float" office:value="0.0588009151209995" calcext:value-type="float">
            <text:p>0,05880091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42778" calcext:value-type="float">
            <text:p>0,542778</text:p>
          </table:table-cell>
          <table:table-cell table:formula="of:=([.B38]*[.$B$298])-([.B38]*[.$B$297])+[.$B$297]" office:value-type="float" office:value="26.600003" calcext:value-type="float">
            <text:p>26,600003</text:p>
          </table:table-cell>
          <table:table-cell table:formula="of:=([.C38]*[.$B$298])-([.C38]*[.$B$297])+[.$B$297]" office:value-type="float" office:value="27.556114" calcext:value-type="float">
            <text:p>27,556114</text:p>
          </table:table-cell>
          <table:table-cell table:formula="of:=([.D38]-[.E38])^2" office:value-type="float" office:value="0.914148244321" calcext:value-type="float">
            <text:p>0,91414824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4065" calcext:value-type="float">
            <text:p>0,474065</text:p>
          </table:table-cell>
          <table:table-cell table:formula="of:=([.B39]*[.$B$298])-([.B39]*[.$B$297])+[.$B$297]" office:value-type="float" office:value="26.399998" calcext:value-type="float">
            <text:p>26,399998</text:p>
          </table:table-cell>
          <table:table-cell table:formula="of:=([.C39]*[.$B$298])-([.C39]*[.$B$297])+[.$B$297]" office:value-type="float" office:value="26.662845" calcext:value-type="float">
            <text:p>26,662845</text:p>
          </table:table-cell>
          <table:table-cell table:formula="of:=([.D39]-[.E39])^2" office:value-type="float" office:value="0.0690885454089985" calcext:value-type="float">
            <text:p>0,06908854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56499" calcext:value-type="float">
            <text:p>0,456499</text:p>
          </table:table-cell>
          <table:table-cell table:formula="of:=([.B40]*[.$B$298])-([.B40]*[.$B$297])+[.$B$297]" office:value-type="float" office:value="26.300002" calcext:value-type="float">
            <text:p>26,300002</text:p>
          </table:table-cell>
          <table:table-cell table:formula="of:=([.C40]*[.$B$298])-([.C40]*[.$B$297])+[.$B$297]" office:value-type="float" office:value="26.434487" calcext:value-type="float">
            <text:p>26,434487</text:p>
          </table:table-cell>
          <table:table-cell table:formula="of:=([.D40]-[.E40])^2" office:value-type="float" office:value="0.0180862152249995" calcext:value-type="float">
            <text:p>0,0180862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5417" calcext:value-type="float">
            <text:p>0,465417</text:p>
          </table:table-cell>
          <table:table-cell table:formula="of:=([.B41]*[.$B$298])-([.B41]*[.$B$297])+[.$B$297]" office:value-type="float" office:value="26.399998" calcext:value-type="float">
            <text:p>26,399998</text:p>
          </table:table-cell>
          <table:table-cell table:formula="of:=([.C41]*[.$B$298])-([.C41]*[.$B$297])+[.$B$297]" office:value-type="float" office:value="26.550421" calcext:value-type="float">
            <text:p>26,550421</text:p>
          </table:table-cell>
          <table:table-cell table:formula="of:=([.D41]-[.E41])^2" office:value-type="float" office:value="0.022627078929" calcext:value-type="float">
            <text:p>0,02262707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246" calcext:value-type="float">
            <text:p>0,463246</text:p>
          </table:table-cell>
          <table:table-cell table:formula="of:=([.B42]*[.$B$298])-([.B42]*[.$B$297])+[.$B$297]" office:value-type="float" office:value="26.000001" calcext:value-type="float">
            <text:p>26,000001</text:p>
          </table:table-cell>
          <table:table-cell table:formula="of:=([.C42]*[.$B$298])-([.C42]*[.$B$297])+[.$B$297]" office:value-type="float" office:value="26.522198" calcext:value-type="float">
            <text:p>26,522198</text:p>
          </table:table-cell>
          <table:table-cell table:formula="of:=([.D42]-[.E42])^2" office:value-type="float" office:value="0.272689706809002" calcext:value-type="float">
            <text:p>0,27268970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3904" calcext:value-type="float">
            <text:p>0,463904</text:p>
          </table:table-cell>
          <table:table-cell table:formula="of:=([.B43]*[.$B$298])-([.B43]*[.$B$297])+[.$B$297]" office:value-type="float" office:value="26.200006" calcext:value-type="float">
            <text:p>26,200006</text:p>
          </table:table-cell>
          <table:table-cell table:formula="of:=([.C43]*[.$B$298])-([.C43]*[.$B$297])+[.$B$297]" office:value-type="float" office:value="26.530752" calcext:value-type="float">
            <text:p>26,530752</text:p>
          </table:table-cell>
          <table:table-cell table:formula="of:=([.D43]-[.E43])^2" office:value-type="float" office:value="0.109392916515999" calcext:value-type="float">
            <text:p>0,10939291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70285" calcext:value-type="float">
            <text:p>0,470285</text:p>
          </table:table-cell>
          <table:table-cell table:formula="of:=([.B44]*[.$B$298])-([.B44]*[.$B$297])+[.$B$297]" office:value-type="float" office:value="26.200006" calcext:value-type="float">
            <text:p>26,200006</text:p>
          </table:table-cell>
          <table:table-cell table:formula="of:=([.C44]*[.$B$298])-([.C44]*[.$B$297])+[.$B$297]" office:value-type="float" office:value="26.613705" calcext:value-type="float">
            <text:p>26,613705</text:p>
          </table:table-cell>
          <table:table-cell table:formula="of:=([.D44]-[.E44])^2" office:value-type="float" office:value="0.171146862600998" calcext:value-type="float">
            <text:p>0,17114686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6224" calcext:value-type="float">
            <text:p>0,476224</text:p>
          </table:table-cell>
          <table:table-cell table:formula="of:=([.B45]*[.$B$298])-([.B45]*[.$B$297])+[.$B$297]" office:value-type="float" office:value="26.000001" calcext:value-type="float">
            <text:p>26,000001</text:p>
          </table:table-cell>
          <table:table-cell table:formula="of:=([.C45]*[.$B$298])-([.C45]*[.$B$297])+[.$B$297]" office:value-type="float" office:value="26.690912" calcext:value-type="float">
            <text:p>26,690912</text:p>
          </table:table-cell>
          <table:table-cell table:formula="of:=([.D45]-[.E45])^2" office:value-type="float" office:value="0.477358009920995" calcext:value-type="float">
            <text:p>0,47735800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60884" calcext:value-type="float">
            <text:p>0,460884</text:p>
          </table:table-cell>
          <table:table-cell table:formula="of:=([.B46]*[.$B$298])-([.B46]*[.$B$297])+[.$B$297]" office:value-type="float" office:value="25.900005" calcext:value-type="float">
            <text:p>25,900005</text:p>
          </table:table-cell>
          <table:table-cell table:formula="of:=([.C46]*[.$B$298])-([.C46]*[.$B$297])+[.$B$297]" office:value-type="float" office:value="26.491492" calcext:value-type="float">
            <text:p>26,491492</text:p>
          </table:table-cell>
          <table:table-cell table:formula="of:=([.D46]-[.E46])^2" office:value-type="float" office:value="0.349856871169001" calcext:value-type="float">
            <text:p>0,34985687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61964" calcext:value-type="float">
            <text:p>0,461964</text:p>
          </table:table-cell>
          <table:table-cell table:formula="of:=([.B47]*[.$B$298])-([.B47]*[.$B$297])+[.$B$297]" office:value-type="float" office:value="24.799997" calcext:value-type="float">
            <text:p>24,799997</text:p>
          </table:table-cell>
          <table:table-cell table:formula="of:=([.C47]*[.$B$298])-([.C47]*[.$B$297])+[.$B$297]" office:value-type="float" office:value="26.505532" calcext:value-type="float">
            <text:p>26,505532</text:p>
          </table:table-cell>
          <table:table-cell table:formula="of:=([.D47]-[.E47])^2" office:value-type="float" office:value="2.90884963622499" calcext:value-type="float">
            <text:p>2,90884963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08692" calcext:value-type="float">
            <text:p>0,408692</text:p>
          </table:table-cell>
          <table:table-cell table:formula="of:=([.B48]*[.$B$298])-([.B48]*[.$B$297])+[.$B$297]" office:value-type="float" office:value="25.399999" calcext:value-type="float">
            <text:p>25,399999</text:p>
          </table:table-cell>
          <table:table-cell table:formula="of:=([.C48]*[.$B$298])-([.C48]*[.$B$297])+[.$B$297]" office:value-type="float" office:value="25.812996" calcext:value-type="float">
            <text:p>25,812996</text:p>
          </table:table-cell>
          <table:table-cell table:formula="of:=([.D48]-[.E48])^2" office:value-type="float" office:value="0.170566522008998" calcext:value-type="float">
            <text:p>0,1705665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1215" calcext:value-type="float">
            <text:p>0,421215</text:p>
          </table:table-cell>
          <table:table-cell table:formula="of:=([.B49]*[.$B$298])-([.B49]*[.$B$297])+[.$B$297]" office:value-type="float" office:value="25.099998" calcext:value-type="float">
            <text:p>25,099998</text:p>
          </table:table-cell>
          <table:table-cell table:formula="of:=([.C49]*[.$B$298])-([.C49]*[.$B$297])+[.$B$297]" office:value-type="float" office:value="25.975795" calcext:value-type="float">
            <text:p>25,975795</text:p>
          </table:table-cell>
          <table:table-cell table:formula="of:=([.D49]-[.E49])^2" office:value-type="float" office:value="0.767020385208997" calcext:value-type="float">
            <text:p>0,76702038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9669" calcext:value-type="float">
            <text:p>0,419669</text:p>
          </table:table-cell>
          <table:table-cell table:formula="of:=([.B50]*[.$B$298])-([.B50]*[.$B$297])+[.$B$297]" office:value-type="float" office:value="25.000002" calcext:value-type="float">
            <text:p>25,000002</text:p>
          </table:table-cell>
          <table:table-cell table:formula="of:=([.C50]*[.$B$298])-([.C50]*[.$B$297])+[.$B$297]" office:value-type="float" office:value="25.955697" calcext:value-type="float">
            <text:p>25,955697</text:p>
          </table:table-cell>
          <table:table-cell table:formula="of:=([.D50]-[.E50])^2" office:value-type="float" office:value="0.913352933025004" calcext:value-type="float">
            <text:p>0,9133529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99058" calcext:value-type="float">
            <text:p>0,399058</text:p>
          </table:table-cell>
          <table:table-cell table:formula="of:=([.B51]*[.$B$298])-([.B51]*[.$B$297])+[.$B$297]" office:value-type="float" office:value="24.700001" calcext:value-type="float">
            <text:p>24,700001</text:p>
          </table:table-cell>
          <table:table-cell table:formula="of:=([.C51]*[.$B$298])-([.C51]*[.$B$297])+[.$B$297]" office:value-type="float" office:value="25.687754" calcext:value-type="float">
            <text:p>25,687754</text:p>
          </table:table-cell>
          <table:table-cell table:formula="of:=([.D51]-[.E51])^2" office:value-type="float" office:value="0.975655989008996" calcext:value-type="float">
            <text:p>0,9756559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8116" calcext:value-type="float">
            <text:p>0,408116</text:p>
          </table:table-cell>
          <table:table-cell table:formula="of:=([.B52]*[.$B$298])-([.B52]*[.$B$297])+[.$B$297]" office:value-type="float" office:value="25.000002" calcext:value-type="float">
            <text:p>25,000002</text:p>
          </table:table-cell>
          <table:table-cell table:formula="of:=([.C52]*[.$B$298])-([.C52]*[.$B$297])+[.$B$297]" office:value-type="float" office:value="25.805508" calcext:value-type="float">
            <text:p>25,805508</text:p>
          </table:table-cell>
          <table:table-cell table:formula="of:=([.D52]-[.E52])^2" office:value-type="float" office:value="0.648839916036002" calcext:value-type="float">
            <text:p>0,6488399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7191" calcext:value-type="float">
            <text:p>0,407191</text:p>
          </table:table-cell>
          <table:table-cell table:formula="of:=([.B53]*[.$B$298])-([.B53]*[.$B$297])+[.$B$297]" office:value-type="float" office:value="24.900006" calcext:value-type="float">
            <text:p>24,900006</text:p>
          </table:table-cell>
          <table:table-cell table:formula="of:=([.C53]*[.$B$298])-([.C53]*[.$B$297])+[.$B$297]" office:value-type="float" office:value="25.793483" calcext:value-type="float">
            <text:p>25,793483</text:p>
          </table:table-cell>
          <table:table-cell table:formula="of:=([.D53]-[.E53])^2" office:value-type="float" office:value="0.798301149529008" calcext:value-type="float">
            <text:p>0,798301149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9745" calcext:value-type="float">
            <text:p>0,409745</text:p>
          </table:table-cell>
          <table:table-cell table:formula="of:=([.B54]*[.$B$298])-([.B54]*[.$B$297])+[.$B$297]" office:value-type="float" office:value="26.600003" calcext:value-type="float">
            <text:p>26,600003</text:p>
          </table:table-cell>
          <table:table-cell table:formula="of:=([.C54]*[.$B$298])-([.C54]*[.$B$297])+[.$B$297]" office:value-type="float" office:value="25.826685" calcext:value-type="float">
            <text:p>25,826685</text:p>
          </table:table-cell>
          <table:table-cell table:formula="of:=([.D54]-[.E54])^2" office:value-type="float" office:value="0.598020729124005" calcext:value-type="float">
            <text:p>0,59802072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23077" calcext:value-type="float">
            <text:p>0,623077</text:p>
          </table:table-cell>
          <table:table-cell office:value-type="float" office:value="0.485676" calcext:value-type="float">
            <text:p>0,485676</text:p>
          </table:table-cell>
          <table:table-cell table:formula="of:=([.B55]*[.$B$298])-([.B55]*[.$B$297])+[.$B$297]" office:value-type="float" office:value="28.600001" calcext:value-type="float">
            <text:p>28,600001</text:p>
          </table:table-cell>
          <table:table-cell table:formula="of:=([.C55]*[.$B$298])-([.C55]*[.$B$297])+[.$B$297]" office:value-type="float" office:value="26.813788" calcext:value-type="float">
            <text:p>26,813788</text:p>
          </table:table-cell>
          <table:table-cell table:formula="of:=([.D55]-[.E55])^2" office:value-type="float" office:value="3.19055688136899" calcext:value-type="float">
            <text:p>3,19055688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624492" calcext:value-type="float">
            <text:p>0,624492</text:p>
          </table:table-cell>
          <table:table-cell table:formula="of:=([.B56]*[.$B$298])-([.B56]*[.$B$297])+[.$B$297]" office:value-type="float" office:value="29.399995" calcext:value-type="float">
            <text:p>29,399995</text:p>
          </table:table-cell>
          <table:table-cell table:formula="of:=([.C56]*[.$B$298])-([.C56]*[.$B$297])+[.$B$297]" office:value-type="float" office:value="28.618396" calcext:value-type="float">
            <text:p>28,618396</text:p>
          </table:table-cell>
          <table:table-cell table:formula="of:=([.D56]-[.E56])^2" office:value-type="float" office:value="0.610896996801005" calcext:value-type="float">
            <text:p>0,61089699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69946" calcext:value-type="float">
            <text:p>0,69946</text:p>
          </table:table-cell>
          <table:table-cell table:formula="of:=([.B57]*[.$B$298])-([.B57]*[.$B$297])+[.$B$297]" office:value-type="float" office:value="29.800005" calcext:value-type="float">
            <text:p>29,800005</text:p>
          </table:table-cell>
          <table:table-cell table:formula="of:=([.C57]*[.$B$298])-([.C57]*[.$B$297])+[.$B$297]" office:value-type="float" office:value="29.59298" calcext:value-type="float">
            <text:p>29,59298</text:p>
          </table:table-cell>
          <table:table-cell table:formula="of:=([.D57]-[.E57])^2" office:value-type="float" office:value="0.0428593506249992" calcext:value-type="float">
            <text:p>0,042859350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,8</text:p>
          </table:table-cell>
          <table:table-cell office:value-type="float" office:value="0.737555" calcext:value-type="float">
            <text:p>0,737555</text:p>
          </table:table-cell>
          <table:table-cell table:formula="of:=([.B58]*[.$B$298])-([.B58]*[.$B$297])+[.$B$297]" office:value-type="float" office:value="30.9" calcext:value-type="float">
            <text:p>30,9</text:p>
          </table:table-cell>
          <table:table-cell table:formula="of:=([.C58]*[.$B$298])-([.C58]*[.$B$297])+[.$B$297]" office:value-type="float" office:value="30.088215" calcext:value-type="float">
            <text:p>30,088215</text:p>
          </table:table-cell>
          <table:table-cell table:formula="of:=([.D58]-[.E58])^2" office:value-type="float" office:value="0.658994886225001" calcext:value-type="float">
            <text:p>0,65899488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769924" calcext:value-type="float">
            <text:p>0,769924</text:p>
          </table:table-cell>
          <table:table-cell table:formula="of:=([.B59]*[.$B$298])-([.B59]*[.$B$297])+[.$B$297]" office:value-type="float" office:value="29.900001" calcext:value-type="float">
            <text:p>29,900001</text:p>
          </table:table-cell>
          <table:table-cell table:formula="of:=([.C59]*[.$B$298])-([.C59]*[.$B$297])+[.$B$297]" office:value-type="float" office:value="30.509012" calcext:value-type="float">
            <text:p>30,509012</text:p>
          </table:table-cell>
          <table:table-cell table:formula="of:=([.D59]-[.E59])^2" office:value-type="float" office:value="0.370894398121003" calcext:value-type="float">
            <text:p>0,37089439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06038" calcext:value-type="float">
            <text:p>0,706038</text:p>
          </table:table-cell>
          <table:table-cell table:formula="of:=([.B60]*[.$B$298])-([.B60]*[.$B$297])+[.$B$297]" office:value-type="float" office:value="30.500003" calcext:value-type="float">
            <text:p>30,500003</text:p>
          </table:table-cell>
          <table:table-cell table:formula="of:=([.C60]*[.$B$298])-([.C60]*[.$B$297])+[.$B$297]" office:value-type="float" office:value="29.678494" calcext:value-type="float">
            <text:p>29,678494</text:p>
          </table:table-cell>
          <table:table-cell table:formula="of:=([.D60]-[.E60])^2" office:value-type="float" office:value="0.674877037080998" calcext:value-type="float">
            <text:p>0,67487703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7529" calcext:value-type="float">
            <text:p>0,697529</text:p>
          </table:table-cell>
          <table:table-cell table:formula="of:=([.B61]*[.$B$298])-([.B61]*[.$B$297])+[.$B$297]" office:value-type="float" office:value="30.200002" calcext:value-type="float">
            <text:p>30,200002</text:p>
          </table:table-cell>
          <table:table-cell table:formula="of:=([.C61]*[.$B$298])-([.C61]*[.$B$297])+[.$B$297]" office:value-type="float" office:value="29.567877" calcext:value-type="float">
            <text:p>29,567877</text:p>
          </table:table-cell>
          <table:table-cell table:formula="of:=([.D61]-[.E61])^2" office:value-type="float" office:value="0.399582015624994" calcext:value-type="float">
            <text:p>0,39958201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691541" calcext:value-type="float">
            <text:p>0,691541</text:p>
          </table:table-cell>
          <table:table-cell table:formula="of:=([.B62]*[.$B$298])-([.B62]*[.$B$297])+[.$B$297]" office:value-type="float" office:value="30.200002" calcext:value-type="float">
            <text:p>30,200002</text:p>
          </table:table-cell>
          <table:table-cell table:formula="of:=([.C62]*[.$B$298])-([.C62]*[.$B$297])+[.$B$297]" office:value-type="float" office:value="29.490033" calcext:value-type="float">
            <text:p>29,490033</text:p>
          </table:table-cell>
          <table:table-cell table:formula="of:=([.D62]-[.E62])^2" office:value-type="float" office:value="0.504055980960996" calcext:value-type="float">
            <text:p>0,5040559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67087" calcext:value-type="float">
            <text:p>0,667087</text:p>
          </table:table-cell>
          <table:table-cell table:formula="of:=([.B63]*[.$B$298])-([.B63]*[.$B$297])+[.$B$297]" office:value-type="float" office:value="29.500004" calcext:value-type="float">
            <text:p>29,500004</text:p>
          </table:table-cell>
          <table:table-cell table:formula="of:=([.C63]*[.$B$298])-([.C63]*[.$B$297])+[.$B$297]" office:value-type="float" office:value="29.172131" calcext:value-type="float">
            <text:p>29,172131</text:p>
          </table:table-cell>
          <table:table-cell table:formula="of:=([.D63]-[.E63])^2" office:value-type="float" office:value="0.107500704128998" calcext:value-type="float">
            <text:p>0,10750070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648904" calcext:value-type="float">
            <text:p>0,648904</text:p>
          </table:table-cell>
          <table:table-cell table:formula="of:=([.B64]*[.$B$298])-([.B64]*[.$B$297])+[.$B$297]" office:value-type="float" office:value="27.399997" calcext:value-type="float">
            <text:p>27,399997</text:p>
          </table:table-cell>
          <table:table-cell table:formula="of:=([.C64]*[.$B$298])-([.C64]*[.$B$297])+[.$B$297]" office:value-type="float" office:value="28.935752" calcext:value-type="float">
            <text:p>28,935752</text:p>
          </table:table-cell>
          <table:table-cell table:formula="of:=([.D64]-[.E64])^2" office:value-type="float" office:value="2.35854342002499" calcext:value-type="float">
            <text:p>2,358543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8151" calcext:value-type="float">
            <text:p>0,528151</text:p>
          </table:table-cell>
          <table:table-cell table:formula="of:=([.B65]*[.$B$298])-([.B65]*[.$B$297])+[.$B$297]" office:value-type="float" office:value="25.600004" calcext:value-type="float">
            <text:p>25,600004</text:p>
          </table:table-cell>
          <table:table-cell table:formula="of:=([.C65]*[.$B$298])-([.C65]*[.$B$297])+[.$B$297]" office:value-type="float" office:value="27.365963" calcext:value-type="float">
            <text:p>27,365963</text:p>
          </table:table-cell>
          <table:table-cell table:formula="of:=([.D65]-[.E65])^2" office:value-type="float" office:value="3.118611189681" calcext:value-type="float">
            <text:p>3,11861118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3642" calcext:value-type="float">
            <text:p>0,43642</text:p>
          </table:table-cell>
          <table:table-cell table:formula="of:=([.B66]*[.$B$298])-([.B66]*[.$B$297])+[.$B$297]" office:value-type="float" office:value="25.300003" calcext:value-type="float">
            <text:p>25,300003</text:p>
          </table:table-cell>
          <table:table-cell table:formula="of:=([.C66]*[.$B$298])-([.C66]*[.$B$297])+[.$B$297]" office:value-type="float" office:value="26.17346" calcext:value-type="float">
            <text:p>26,17346</text:p>
          </table:table-cell>
          <table:table-cell table:formula="of:=([.D66]-[.E66])^2" office:value-type="float" office:value="0.762927130849003" calcext:value-type="float">
            <text:p>0,762927130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1415" calcext:value-type="float">
            <text:p>0,41415</text:p>
          </table:table-cell>
          <table:table-cell table:formula="of:=([.B67]*[.$B$298])-([.B67]*[.$B$297])+[.$B$297]" office:value-type="float" office:value="26.300002" calcext:value-type="float">
            <text:p>26,300002</text:p>
          </table:table-cell>
          <table:table-cell table:formula="of:=([.C67]*[.$B$298])-([.C67]*[.$B$297])+[.$B$297]" office:value-type="float" office:value="25.88395" calcext:value-type="float">
            <text:p>25,88395</text:p>
          </table:table-cell>
          <table:table-cell table:formula="of:=([.D67]-[.E67])^2" office:value-type="float" office:value="0.173099266704" calcext:value-type="float">
            <text:p>0,173099266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9158" calcext:value-type="float">
            <text:p>0,439158</text:p>
          </table:table-cell>
          <table:table-cell table:formula="of:=([.B68]*[.$B$298])-([.B68]*[.$B$297])+[.$B$297]" office:value-type="float" office:value="25.900005" calcext:value-type="float">
            <text:p>25,900005</text:p>
          </table:table-cell>
          <table:table-cell table:formula="of:=([.C68]*[.$B$298])-([.C68]*[.$B$297])+[.$B$297]" office:value-type="float" office:value="26.209054" calcext:value-type="float">
            <text:p>26,209054</text:p>
          </table:table-cell>
          <table:table-cell table:formula="of:=([.D68]-[.E68])^2" office:value-type="float" office:value="0.095511284401001" calcext:value-type="float">
            <text:p>0,09551128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3803" calcext:value-type="float">
            <text:p>0,43803</text:p>
          </table:table-cell>
          <table:table-cell table:formula="of:=([.B69]*[.$B$298])-([.B69]*[.$B$297])+[.$B$297]" office:value-type="float" office:value="25.900005" calcext:value-type="float">
            <text:p>25,900005</text:p>
          </table:table-cell>
          <table:table-cell table:formula="of:=([.C69]*[.$B$298])-([.C69]*[.$B$297])+[.$B$297]" office:value-type="float" office:value="26.19439" calcext:value-type="float">
            <text:p>26,19439</text:p>
          </table:table-cell>
          <table:table-cell table:formula="of:=([.D69]-[.E69])^2" office:value-type="float" office:value="0.086662528224999" calcext:value-type="float">
            <text:p>0,08666252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7897" calcext:value-type="float">
            <text:p>0,457897</text:p>
          </table:table-cell>
          <table:table-cell table:formula="of:=([.B70]*[.$B$298])-([.B70]*[.$B$297])+[.$B$297]" office:value-type="float" office:value="25.499995" calcext:value-type="float">
            <text:p>25,499995</text:p>
          </table:table-cell>
          <table:table-cell table:formula="of:=([.C70]*[.$B$298])-([.C70]*[.$B$297])+[.$B$297]" office:value-type="float" office:value="26.452661" calcext:value-type="float">
            <text:p>26,452661</text:p>
          </table:table-cell>
          <table:table-cell table:formula="of:=([.D70]-[.E70])^2" office:value-type="float" office:value="0.907572507556001" calcext:value-type="float">
            <text:p>0,90757250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53752" calcext:value-type="float">
            <text:p>0,453752</text:p>
          </table:table-cell>
          <table:table-cell table:formula="of:=([.B71]*[.$B$298])-([.B71]*[.$B$297])+[.$B$297]" office:value-type="float" office:value="25.099998" calcext:value-type="float">
            <text:p>25,099998</text:p>
          </table:table-cell>
          <table:table-cell table:formula="of:=([.C71]*[.$B$298])-([.C71]*[.$B$297])+[.$B$297]" office:value-type="float" office:value="26.398776" calcext:value-type="float">
            <text:p>26,398776</text:p>
          </table:table-cell>
          <table:table-cell table:formula="of:=([.D71]-[.E71])^2" office:value-type="float" office:value="1.686824293284" calcext:value-type="float">
            <text:p>1,68682429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13769" calcext:value-type="float">
            <text:p>0,413769</text:p>
          </table:table-cell>
          <table:table-cell table:formula="of:=([.B72]*[.$B$298])-([.B72]*[.$B$297])+[.$B$297]" office:value-type="float" office:value="24.799997" calcext:value-type="float">
            <text:p>24,799997</text:p>
          </table:table-cell>
          <table:table-cell table:formula="of:=([.C72]*[.$B$298])-([.C72]*[.$B$297])+[.$B$297]" office:value-type="float" office:value="25.878997" calcext:value-type="float">
            <text:p>25,878997</text:p>
          </table:table-cell>
          <table:table-cell table:formula="of:=([.D72]-[.E72])^2" office:value-type="float" office:value="1.16424099999999" calcext:value-type="float">
            <text:p>1,16424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3294" calcext:value-type="float">
            <text:p>0,403294</text:p>
          </table:table-cell>
          <table:table-cell table:formula="of:=([.B73]*[.$B$298])-([.B73]*[.$B$297])+[.$B$297]" office:value-type="float" office:value="24.799997" calcext:value-type="float">
            <text:p>24,799997</text:p>
          </table:table-cell>
          <table:table-cell table:formula="of:=([.C73]*[.$B$298])-([.C73]*[.$B$297])+[.$B$297]" office:value-type="float" office:value="25.742822" calcext:value-type="float">
            <text:p>25,742822</text:p>
          </table:table-cell>
          <table:table-cell table:formula="of:=([.D73]-[.E73])^2" office:value-type="float" office:value="0.888918980624998" calcext:value-type="float">
            <text:p>0,88891898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397204" calcext:value-type="float">
            <text:p>0,397204</text:p>
          </table:table-cell>
          <table:table-cell table:formula="of:=([.B74]*[.$B$298])-([.B74]*[.$B$297])+[.$B$297]" office:value-type="float" office:value="24.499996" calcext:value-type="float">
            <text:p>24,499996</text:p>
          </table:table-cell>
          <table:table-cell table:formula="of:=([.C74]*[.$B$298])-([.C74]*[.$B$297])+[.$B$297]" office:value-type="float" office:value="25.663652" calcext:value-type="float">
            <text:p>25,663652</text:p>
          </table:table-cell>
          <table:table-cell table:formula="of:=([.D74]-[.E74])^2" office:value-type="float" office:value="1.354095286336" calcext:value-type="float">
            <text:p>1,35409528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385874" calcext:value-type="float">
            <text:p>0,385874</text:p>
          </table:table-cell>
          <table:table-cell table:formula="of:=([.B75]*[.$B$298])-([.B75]*[.$B$297])+[.$B$297]" office:value-type="float" office:value="24.900006" calcext:value-type="float">
            <text:p>24,900006</text:p>
          </table:table-cell>
          <table:table-cell table:formula="of:=([.C75]*[.$B$298])-([.C75]*[.$B$297])+[.$B$297]" office:value-type="float" office:value="25.516362" calcext:value-type="float">
            <text:p>25,516362</text:p>
          </table:table-cell>
          <table:table-cell table:formula="of:=([.D75]-[.E75])^2" office:value-type="float" office:value="0.379894718736004" calcext:value-type="float">
            <text:p>0,37989471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02078" calcext:value-type="float">
            <text:p>0,402078</text:p>
          </table:table-cell>
          <table:table-cell table:formula="of:=([.B76]*[.$B$298])-([.B76]*[.$B$297])+[.$B$297]" office:value-type="float" office:value="25.300003" calcext:value-type="float">
            <text:p>25,300003</text:p>
          </table:table-cell>
          <table:table-cell table:formula="of:=([.C76]*[.$B$298])-([.C76]*[.$B$297])+[.$B$297]" office:value-type="float" office:value="25.727014" calcext:value-type="float">
            <text:p>25,727014</text:p>
          </table:table-cell>
          <table:table-cell table:formula="of:=([.D76]-[.E76])^2" office:value-type="float" office:value="0.182338394120997" calcext:value-type="float">
            <text:p>0,18233839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29545" calcext:value-type="float">
            <text:p>0,429545</text:p>
          </table:table-cell>
          <table:table-cell table:formula="of:=([.B77]*[.$B$298])-([.B77]*[.$B$297])+[.$B$297]" office:value-type="float" office:value="26.699999" calcext:value-type="float">
            <text:p>26,699999</text:p>
          </table:table-cell>
          <table:table-cell table:formula="of:=([.C77]*[.$B$298])-([.C77]*[.$B$297])+[.$B$297]" office:value-type="float" office:value="26.084085" calcext:value-type="float">
            <text:p>26,084085</text:p>
          </table:table-cell>
          <table:table-cell table:formula="of:=([.D77]-[.E77])^2" office:value-type="float" office:value="0.379350055395996" calcext:value-type="float">
            <text:p>0,37935005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98316" calcext:value-type="float">
            <text:p>0,498316</text:p>
          </table:table-cell>
          <table:table-cell table:formula="of:=([.B78]*[.$B$298])-([.B78]*[.$B$297])+[.$B$297]" office:value-type="float" office:value="25.600004" calcext:value-type="float">
            <text:p>25,600004</text:p>
          </table:table-cell>
          <table:table-cell table:formula="of:=([.C78]*[.$B$298])-([.C78]*[.$B$297])+[.$B$297]" office:value-type="float" office:value="26.978108" calcext:value-type="float">
            <text:p>26,978108</text:p>
          </table:table-cell>
          <table:table-cell table:formula="of:=([.D78]-[.E78])^2" office:value-type="float" office:value="1.899170634816" calcext:value-type="float">
            <text:p>1,899170634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6849" calcext:value-type="float">
            <text:p>0,46849</text:p>
          </table:table-cell>
          <table:table-cell table:formula="of:=([.B79]*[.$B$298])-([.B79]*[.$B$297])+[.$B$297]" office:value-type="float" office:value="24.600005" calcext:value-type="float">
            <text:p>24,600005</text:p>
          </table:table-cell>
          <table:table-cell table:formula="of:=([.C79]*[.$B$298])-([.C79]*[.$B$297])+[.$B$297]" office:value-type="float" office:value="26.59037" calcext:value-type="float">
            <text:p>26,59037</text:p>
          </table:table-cell>
          <table:table-cell table:formula="of:=([.D79]-[.E79])^2" office:value-type="float" office:value="3.961552833225" calcext:value-type="float">
            <text:p>3,96155283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399462" calcext:value-type="float">
            <text:p>0,399462</text:p>
          </table:table-cell>
          <table:table-cell table:formula="of:=([.B80]*[.$B$298])-([.B80]*[.$B$297])+[.$B$297]" office:value-type="float" office:value="24.799997" calcext:value-type="float">
            <text:p>24,799997</text:p>
          </table:table-cell>
          <table:table-cell table:formula="of:=([.C80]*[.$B$298])-([.C80]*[.$B$297])+[.$B$297]" office:value-type="float" office:value="25.693006" calcext:value-type="float">
            <text:p>25,693006</text:p>
          </table:table-cell>
          <table:table-cell table:formula="of:=([.D80]-[.E80])^2" office:value-type="float" office:value="0.797465074080992" calcext:value-type="float">
            <text:p>0,79746507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9499" calcext:value-type="float">
            <text:p>0,409499</text:p>
          </table:table-cell>
          <table:table-cell table:formula="of:=([.B81]*[.$B$298])-([.B81]*[.$B$297])+[.$B$297]" office:value-type="float" office:value="26.799995" calcext:value-type="float">
            <text:p>26,799995</text:p>
          </table:table-cell>
          <table:table-cell table:formula="of:=([.C81]*[.$B$298])-([.C81]*[.$B$297])+[.$B$297]" office:value-type="float" office:value="25.823487" calcext:value-type="float">
            <text:p>25,823487</text:p>
          </table:table-cell>
          <table:table-cell table:formula="of:=([.D81]-[.E81])^2" office:value-type="float" office:value="0.953567874063998" calcext:value-type="float">
            <text:p>0,953567874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.471809" calcext:value-type="float">
            <text:p>0,471809</text:p>
          </table:table-cell>
          <table:table-cell table:formula="of:=([.B82]*[.$B$298])-([.B82]*[.$B$297])+[.$B$297]" office:value-type="float" office:value="27" calcext:value-type="float">
            <text:p>27</text:p>
          </table:table-cell>
          <table:table-cell table:formula="of:=([.C82]*[.$B$298])-([.C82]*[.$B$297])+[.$B$297]" office:value-type="float" office:value="26.633517" calcext:value-type="float">
            <text:p>26,633517</text:p>
          </table:table-cell>
          <table:table-cell table:formula="of:=([.D82]-[.E82])^2" office:value-type="float" office:value="0.134309789289002" calcext:value-type="float">
            <text:p>0,13430978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17263" calcext:value-type="float">
            <text:p>0,517263</text:p>
          </table:table-cell>
          <table:table-cell table:formula="of:=([.B83]*[.$B$298])-([.B83]*[.$B$297])+[.$B$297]" office:value-type="float" office:value="28.699997" calcext:value-type="float">
            <text:p>28,699997</text:p>
          </table:table-cell>
          <table:table-cell table:formula="of:=([.C83]*[.$B$298])-([.C83]*[.$B$297])+[.$B$297]" office:value-type="float" office:value="27.224419" calcext:value-type="float">
            <text:p>27,224419</text:p>
          </table:table-cell>
          <table:table-cell table:formula="of:=([.D83]-[.E83])^2" office:value-type="float" office:value="2.17733043408402" calcext:value-type="float">
            <text:p>2,17733043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638048" calcext:value-type="float">
            <text:p>0,638048</text:p>
          </table:table-cell>
          <table:table-cell table:formula="of:=([.B84]*[.$B$298])-([.B84]*[.$B$297])+[.$B$297]" office:value-type="float" office:value="28.800006" calcext:value-type="float">
            <text:p>28,800006</text:p>
          </table:table-cell>
          <table:table-cell table:formula="of:=([.C84]*[.$B$298])-([.C84]*[.$B$297])+[.$B$297]" office:value-type="float" office:value="28.794624" calcext:value-type="float">
            <text:p>28,794624</text:p>
          </table:table-cell>
          <table:table-cell table:formula="of:=([.D84]-[.E84])^2" office:value-type="float" office:value="0.0000289659239999713" calcext:value-type="float">
            <text:p>2,89659239999713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61538" calcext:value-type="float">
            <text:p>0,561538</text:p>
          </table:table-cell>
          <table:table-cell office:value-type="float" office:value="0.678573" calcext:value-type="float">
            <text:p>0,678573</text:p>
          </table:table-cell>
          <table:table-cell table:formula="of:=([.B85]*[.$B$298])-([.B85]*[.$B$297])+[.$B$297]" office:value-type="float" office:value="27.799994" calcext:value-type="float">
            <text:p>27,799994</text:p>
          </table:table-cell>
          <table:table-cell table:formula="of:=([.C85]*[.$B$298])-([.C85]*[.$B$297])+[.$B$297]" office:value-type="float" office:value="29.321449" calcext:value-type="float">
            <text:p>29,321449</text:p>
          </table:table-cell>
          <table:table-cell table:formula="of:=([.D85]-[.E85])^2" office:value-type="float" office:value="2.314825317025" calcext:value-type="float">
            <text:p>2,3148253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582616" calcext:value-type="float">
            <text:p>0,582616</text:p>
          </table:table-cell>
          <table:table-cell table:formula="of:=([.B86]*[.$B$298])-([.B86]*[.$B$297])+[.$B$297]" office:value-type="float" office:value="28.099995" calcext:value-type="float">
            <text:p>28,099995</text:p>
          </table:table-cell>
          <table:table-cell table:formula="of:=([.C86]*[.$B$298])-([.C86]*[.$B$297])+[.$B$297]" office:value-type="float" office:value="28.074008" calcext:value-type="float">
            <text:p>28,074008</text:p>
          </table:table-cell>
          <table:table-cell table:formula="of:=([.D86]-[.E86])^2" office:value-type="float" office:value="0.000675324169000034" calcext:value-type="float">
            <text:p>0,000675324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8078" calcext:value-type="float">
            <text:p>0,58078</text:p>
          </table:table-cell>
          <table:table-cell table:formula="of:=([.B87]*[.$B$298])-([.B87]*[.$B$297])+[.$B$297]" office:value-type="float" office:value="26.900004" calcext:value-type="float">
            <text:p>26,900004</text:p>
          </table:table-cell>
          <table:table-cell table:formula="of:=([.C87]*[.$B$298])-([.C87]*[.$B$297])+[.$B$297]" office:value-type="float" office:value="28.05014" calcext:value-type="float">
            <text:p>28,05014</text:p>
          </table:table-cell>
          <table:table-cell table:formula="of:=([.D87]-[.E87])^2" office:value-type="float" office:value="1.32281281849601" calcext:value-type="float">
            <text:p>1,32281281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11828" calcext:value-type="float">
            <text:p>0,511828</text:p>
          </table:table-cell>
          <table:table-cell table:formula="of:=([.B88]*[.$B$298])-([.B88]*[.$B$297])+[.$B$297]" office:value-type="float" office:value="26.200006" calcext:value-type="float">
            <text:p>26,200006</text:p>
          </table:table-cell>
          <table:table-cell table:formula="of:=([.C88]*[.$B$298])-([.C88]*[.$B$297])+[.$B$297]" office:value-type="float" office:value="27.153764" calcext:value-type="float">
            <text:p>27,153764</text:p>
          </table:table-cell>
          <table:table-cell table:formula="of:=([.D88]-[.E88])^2" office:value-type="float" office:value="0.909654322563987" calcext:value-type="float">
            <text:p>0,909654322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6048" calcext:value-type="float">
            <text:p>0,456048</text:p>
          </table:table-cell>
          <table:table-cell table:formula="of:=([.B89]*[.$B$298])-([.B89]*[.$B$297])+[.$B$297]" office:value-type="float" office:value="25.300003" calcext:value-type="float">
            <text:p>25,300003</text:p>
          </table:table-cell>
          <table:table-cell table:formula="of:=([.C89]*[.$B$298])-([.C89]*[.$B$297])+[.$B$297]" office:value-type="float" office:value="26.428624" calcext:value-type="float">
            <text:p>26,428624</text:p>
          </table:table-cell>
          <table:table-cell table:formula="of:=([.D89]-[.E89])^2" office:value-type="float" office:value="1.273785361641" calcext:value-type="float">
            <text:p>1,27378536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9265" calcext:value-type="float">
            <text:p>0,429265</text:p>
          </table:table-cell>
          <table:table-cell table:formula="of:=([.B90]*[.$B$298])-([.B90]*[.$B$297])+[.$B$297]" office:value-type="float" office:value="25.399999" calcext:value-type="float">
            <text:p>25,399999</text:p>
          </table:table-cell>
          <table:table-cell table:formula="of:=([.C90]*[.$B$298])-([.C90]*[.$B$297])+[.$B$297]" office:value-type="float" office:value="26.080445" calcext:value-type="float">
            <text:p>26,080445</text:p>
          </table:table-cell>
          <table:table-cell table:formula="of:=([.D90]-[.E90])^2" office:value-type="float" office:value="0.463006758915995" calcext:value-type="float">
            <text:p>0,46300675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12603" calcext:value-type="float">
            <text:p>0,412603</text:p>
          </table:table-cell>
          <table:table-cell table:formula="of:=([.B91]*[.$B$298])-([.B91]*[.$B$297])+[.$B$297]" office:value-type="float" office:value="25.399999" calcext:value-type="float">
            <text:p>25,399999</text:p>
          </table:table-cell>
          <table:table-cell table:formula="of:=([.C91]*[.$B$298])-([.C91]*[.$B$297])+[.$B$297]" office:value-type="float" office:value="25.863839" calcext:value-type="float">
            <text:p>25,863839</text:p>
          </table:table-cell>
          <table:table-cell table:formula="of:=([.D91]-[.E91])^2" office:value-type="float" office:value="0.215147545599998" calcext:value-type="float">
            <text:p>0,215147545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422576" calcext:value-type="float">
            <text:p>0,422576</text:p>
          </table:table-cell>
          <table:table-cell table:formula="of:=([.B92]*[.$B$298])-([.B92]*[.$B$297])+[.$B$297]" office:value-type="float" office:value="25.399999" calcext:value-type="float">
            <text:p>25,399999</text:p>
          </table:table-cell>
          <table:table-cell table:formula="of:=([.C92]*[.$B$298])-([.C92]*[.$B$297])+[.$B$297]" office:value-type="float" office:value="25.993488" calcext:value-type="float">
            <text:p>25,993488</text:p>
          </table:table-cell>
          <table:table-cell table:formula="of:=([.D92]-[.E92])^2" office:value-type="float" office:value="0.352229193120998" calcext:value-type="float">
            <text:p>0,35222919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1691" calcext:value-type="float">
            <text:p>0,421691</text:p>
          </table:table-cell>
          <table:table-cell table:formula="of:=([.B93]*[.$B$298])-([.B93]*[.$B$297])+[.$B$297]" office:value-type="float" office:value="25.099998" calcext:value-type="float">
            <text:p>25,099998</text:p>
          </table:table-cell>
          <table:table-cell table:formula="of:=([.C93]*[.$B$298])-([.C93]*[.$B$297])+[.$B$297]" office:value-type="float" office:value="25.981983" calcext:value-type="float">
            <text:p>25,981983</text:p>
          </table:table-cell>
          <table:table-cell table:formula="of:=([.D93]-[.E93])^2" office:value-type="float" office:value="0.777897540225" calcext:value-type="float">
            <text:p>0,77789754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2266" calcext:value-type="float">
            <text:p>0,42266</text:p>
          </table:table-cell>
          <table:table-cell table:formula="of:=([.B94]*[.$B$298])-([.B94]*[.$B$297])+[.$B$297]" office:value-type="float" office:value="24.799997" calcext:value-type="float">
            <text:p>24,799997</text:p>
          </table:table-cell>
          <table:table-cell table:formula="of:=([.C94]*[.$B$298])-([.C94]*[.$B$297])+[.$B$297]" office:value-type="float" office:value="25.99458" calcext:value-type="float">
            <text:p>25,99458</text:p>
          </table:table-cell>
          <table:table-cell table:formula="of:=([.D94]-[.E94])^2" office:value-type="float" office:value="1.427028543889" calcext:value-type="float">
            <text:p>1,42702854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04668" calcext:value-type="float">
            <text:p>0,404668</text:p>
          </table:table-cell>
          <table:table-cell table:formula="of:=([.B95]*[.$B$298])-([.B95]*[.$B$297])+[.$B$297]" office:value-type="float" office:value="24.799997" calcext:value-type="float">
            <text:p>24,799997</text:p>
          </table:table-cell>
          <table:table-cell table:formula="of:=([.C95]*[.$B$298])-([.C95]*[.$B$297])+[.$B$297]" office:value-type="float" office:value="25.760684" calcext:value-type="float">
            <text:p>25,760684</text:p>
          </table:table-cell>
          <table:table-cell table:formula="of:=([.D95]-[.E95])^2" office:value-type="float" office:value="0.922919511968993" calcext:value-type="float">
            <text:p>0,92291951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" calcext:value-type="float">
            <text:p>0,3</text:p>
          </table:table-cell>
          <table:table-cell office:value-type="float" office:value="0.402561" calcext:value-type="float">
            <text:p>0,402561</text:p>
          </table:table-cell>
          <table:table-cell table:formula="of:=([.B96]*[.$B$298])-([.B96]*[.$B$297])+[.$B$297]" office:value-type="float" office:value="24.4" calcext:value-type="float">
            <text:p>24,4</text:p>
          </table:table-cell>
          <table:table-cell table:formula="of:=([.C96]*[.$B$298])-([.C96]*[.$B$297])+[.$B$297]" office:value-type="float" office:value="25.733293" calcext:value-type="float">
            <text:p>25,733293</text:p>
          </table:table-cell>
          <table:table-cell table:formula="of:=([.D96]-[.E96])^2" office:value-type="float" office:value="1.777670223849" calcext:value-type="float">
            <text:p>1,77767022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" calcext:value-type="float">
            <text:p>0,4</text:p>
          </table:table-cell>
          <table:table-cell office:value-type="float" office:value="0.382928" calcext:value-type="float">
            <text:p>0,382928</text:p>
          </table:table-cell>
          <table:table-cell table:formula="of:=([.B97]*[.$B$298])-([.B97]*[.$B$297])+[.$B$297]" office:value-type="float" office:value="25.7" calcext:value-type="float">
            <text:p>25,7</text:p>
          </table:table-cell>
          <table:table-cell table:formula="of:=([.C97]*[.$B$298])-([.C97]*[.$B$297])+[.$B$297]" office:value-type="float" office:value="25.478064" calcext:value-type="float">
            <text:p>25,478064</text:p>
          </table:table-cell>
          <table:table-cell table:formula="of:=([.D97]-[.E97])^2" office:value-type="float" office:value="0.0492555880959998" calcext:value-type="float">
            <text:p>0,04925558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07692" calcext:value-type="float">
            <text:p>0,307692</text:p>
          </table:table-cell>
          <table:table-cell office:value-type="float" office:value="0.436352" calcext:value-type="float">
            <text:p>0,436352</text:p>
          </table:table-cell>
          <table:table-cell table:formula="of:=([.B98]*[.$B$298])-([.B98]*[.$B$297])+[.$B$297]" office:value-type="float" office:value="24.499996" calcext:value-type="float">
            <text:p>24,499996</text:p>
          </table:table-cell>
          <table:table-cell table:formula="of:=([.C98]*[.$B$298])-([.C98]*[.$B$297])+[.$B$297]" office:value-type="float" office:value="26.172576" calcext:value-type="float">
            <text:p>26,172576</text:p>
          </table:table-cell>
          <table:table-cell table:formula="of:=([.D98]-[.E98])^2" office:value-type="float" office:value="2.7975238564" calcext:value-type="float">
            <text:p>2,79752385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276923" calcext:value-type="float">
            <text:p>0,276923</text:p>
          </table:table-cell>
          <table:table-cell office:value-type="float" office:value="0.400226" calcext:value-type="float">
            <text:p>0,400226</text:p>
          </table:table-cell>
          <table:table-cell table:formula="of:=([.B99]*[.$B$298])-([.B99]*[.$B$297])+[.$B$297]" office:value-type="float" office:value="24.099999" calcext:value-type="float">
            <text:p>24,099999</text:p>
          </table:table-cell>
          <table:table-cell table:formula="of:=([.C99]*[.$B$298])-([.C99]*[.$B$297])+[.$B$297]" office:value-type="float" office:value="25.702938" calcext:value-type="float">
            <text:p>25,702938</text:p>
          </table:table-cell>
          <table:table-cell table:formula="of:=([.D99]-[.E99])^2" office:value-type="float" office:value="2.569413437721" calcext:value-type="float">
            <text:p>2,569413437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92308" calcext:value-type="float">
            <text:p>0,292308</text:p>
          </table:table-cell>
          <table:table-cell office:value-type="float" office:value="0.362294" calcext:value-type="float">
            <text:p>0,362294</text:p>
          </table:table-cell>
          <table:table-cell table:formula="of:=([.B100]*[.$B$298])-([.B100]*[.$B$297])+[.$B$297]" office:value-type="float" office:value="24.300004" calcext:value-type="float">
            <text:p>24,300004</text:p>
          </table:table-cell>
          <table:table-cell table:formula="of:=([.C100]*[.$B$298])-([.C100]*[.$B$297])+[.$B$297]" office:value-type="float" office:value="25.209822" calcext:value-type="float">
            <text:p>25,209822</text:p>
          </table:table-cell>
          <table:table-cell table:formula="of:=([.D100]-[.E100])^2" office:value-type="float" office:value="0.827768793123996" calcext:value-type="float">
            <text:p>0,82776879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389941" calcext:value-type="float">
            <text:p>0,389941</text:p>
          </table:table-cell>
          <table:table-cell table:formula="of:=([.B101]*[.$B$298])-([.B101]*[.$B$297])+[.$B$297]" office:value-type="float" office:value="26.600003" calcext:value-type="float">
            <text:p>26,600003</text:p>
          </table:table-cell>
          <table:table-cell table:formula="of:=([.C101]*[.$B$298])-([.C101]*[.$B$297])+[.$B$297]" office:value-type="float" office:value="25.569233" calcext:value-type="float">
            <text:p>25,569233</text:p>
          </table:table-cell>
          <table:table-cell table:formula="of:=([.D101]-[.E101])^2" office:value-type="float" office:value="1.0624867929" calcext:value-type="float">
            <text:p>1,06248679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2123" calcext:value-type="float">
            <text:p>0,462123</text:p>
          </table:table-cell>
          <table:table-cell table:formula="of:=([.B102]*[.$B$298])-([.B102]*[.$B$297])+[.$B$297]" office:value-type="float" office:value="25.799996" calcext:value-type="float">
            <text:p>25,799996</text:p>
          </table:table-cell>
          <table:table-cell table:formula="of:=([.C102]*[.$B$298])-([.C102]*[.$B$297])+[.$B$297]" office:value-type="float" office:value="26.507599" calcext:value-type="float">
            <text:p>26,507599</text:p>
          </table:table-cell>
          <table:table-cell table:formula="of:=([.D102]-[.E102])^2" office:value-type="float" office:value="0.500702005608998" calcext:value-type="float">
            <text:p>0,50070200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0769" calcext:value-type="float">
            <text:p>0,330769</text:p>
          </table:table-cell>
          <table:table-cell office:value-type="float" office:value="0.468274" calcext:value-type="float">
            <text:p>0,468274</text:p>
          </table:table-cell>
          <table:table-cell table:formula="of:=([.B103]*[.$B$298])-([.B103]*[.$B$297])+[.$B$297]" office:value-type="float" office:value="24.799997" calcext:value-type="float">
            <text:p>24,799997</text:p>
          </table:table-cell>
          <table:table-cell table:formula="of:=([.C103]*[.$B$298])-([.C103]*[.$B$297])+[.$B$297]" office:value-type="float" office:value="26.587562" calcext:value-type="float">
            <text:p>26,587562</text:p>
          </table:table-cell>
          <table:table-cell table:formula="of:=([.D103]-[.E103])^2" office:value-type="float" office:value="3.19538862922499" calcext:value-type="float">
            <text:p>3,19538862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10779" calcext:value-type="float">
            <text:p>0,410779</text:p>
          </table:table-cell>
          <table:table-cell table:formula="of:=([.B104]*[.$B$298])-([.B104]*[.$B$297])+[.$B$297]" office:value-type="float" office:value="27.300001" calcext:value-type="float">
            <text:p>27,300001</text:p>
          </table:table-cell>
          <table:table-cell table:formula="of:=([.C104]*[.$B$298])-([.C104]*[.$B$297])+[.$B$297]" office:value-type="float" office:value="25.840127" calcext:value-type="float">
            <text:p>25,840127</text:p>
          </table:table-cell>
          <table:table-cell table:formula="of:=([.D104]-[.E104])^2" office:value-type="float" office:value="2.131232095876" calcext:value-type="float">
            <text:p>2,13123209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531169" calcext:value-type="float">
            <text:p>0,531169</text:p>
          </table:table-cell>
          <table:table-cell table:formula="of:=([.B105]*[.$B$298])-([.B105]*[.$B$297])+[.$B$297]" office:value-type="float" office:value="27.900003" calcext:value-type="float">
            <text:p>27,900003</text:p>
          </table:table-cell>
          <table:table-cell table:formula="of:=([.C105]*[.$B$298])-([.C105]*[.$B$297])+[.$B$297]" office:value-type="float" office:value="27.405197" calcext:value-type="float">
            <text:p>27,405197</text:p>
          </table:table-cell>
          <table:table-cell table:formula="of:=([.D105]-[.E105])^2" office:value-type="float" office:value="0.244832977635997" calcext:value-type="float">
            <text:p>0,24483297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562867" calcext:value-type="float">
            <text:p>0,562867</text:p>
          </table:table-cell>
          <table:table-cell table:formula="of:=([.B106]*[.$B$298])-([.B106]*[.$B$297])+[.$B$297]" office:value-type="float" office:value="28.399996" calcext:value-type="float">
            <text:p>28,399996</text:p>
          </table:table-cell>
          <table:table-cell table:formula="of:=([.C106]*[.$B$298])-([.C106]*[.$B$297])+[.$B$297]" office:value-type="float" office:value="27.817271" calcext:value-type="float">
            <text:p>27,817271</text:p>
          </table:table-cell>
          <table:table-cell table:formula="of:=([.D106]-[.E106])^2" office:value-type="float" office:value="0.339568425625004" calcext:value-type="float">
            <text:p>0,33956842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608556" calcext:value-type="float">
            <text:p>0,608556</text:p>
          </table:table-cell>
          <table:table-cell table:formula="of:=([.B107]*[.$B$298])-([.B107]*[.$B$297])+[.$B$297]" office:value-type="float" office:value="28.999998" calcext:value-type="float">
            <text:p>28,999998</text:p>
          </table:table-cell>
          <table:table-cell table:formula="of:=([.C107]*[.$B$298])-([.C107]*[.$B$297])+[.$B$297]" office:value-type="float" office:value="28.411228" calcext:value-type="float">
            <text:p>28,411228</text:p>
          </table:table-cell>
          <table:table-cell table:formula="of:=([.D107]-[.E107])^2" office:value-type="float" office:value="0.346650112899996" calcext:value-type="float">
            <text:p>0,34665011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675255" calcext:value-type="float">
            <text:p>0,675255</text:p>
          </table:table-cell>
          <table:table-cell table:formula="of:=([.B108]*[.$B$298])-([.B108]*[.$B$297])+[.$B$297]" office:value-type="float" office:value="26.799995" calcext:value-type="float">
            <text:p>26,799995</text:p>
          </table:table-cell>
          <table:table-cell table:formula="of:=([.C108]*[.$B$298])-([.C108]*[.$B$297])+[.$B$297]" office:value-type="float" office:value="29.278315" calcext:value-type="float">
            <text:p>29,278315</text:p>
          </table:table-cell>
          <table:table-cell table:formula="of:=([.D108]-[.E108])^2" office:value-type="float" office:value="6.1420700224" calcext:value-type="float">
            <text:p>6,14207002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30017" calcext:value-type="float">
            <text:p>0,530017</text:p>
          </table:table-cell>
          <table:table-cell table:formula="of:=([.B109]*[.$B$298])-([.B109]*[.$B$297])+[.$B$297]" office:value-type="float" office:value="27.099996" calcext:value-type="float">
            <text:p>27,099996</text:p>
          </table:table-cell>
          <table:table-cell table:formula="of:=([.C109]*[.$B$298])-([.C109]*[.$B$297])+[.$B$297]" office:value-type="float" office:value="27.390221" calcext:value-type="float">
            <text:p>27,390221</text:p>
          </table:table-cell>
          <table:table-cell table:formula="of:=([.D109]-[.E109])^2" office:value-type="float" office:value="0.0842305506249977" calcext:value-type="float">
            <text:p>0,08423055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4097" calcext:value-type="float">
            <text:p>0,504097</text:p>
          </table:table-cell>
          <table:table-cell table:formula="of:=([.B110]*[.$B$298])-([.B110]*[.$B$297])+[.$B$297]" office:value-type="float" office:value="26.600003" calcext:value-type="float">
            <text:p>26,600003</text:p>
          </table:table-cell>
          <table:table-cell table:formula="of:=([.C110]*[.$B$298])-([.C110]*[.$B$297])+[.$B$297]" office:value-type="float" office:value="27.053261" calcext:value-type="float">
            <text:p>27,053261</text:p>
          </table:table-cell>
          <table:table-cell table:formula="of:=([.D110]-[.E110])^2" office:value-type="float" office:value="0.205442814563998" calcext:value-type="float">
            <text:p>0,20544281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9361" calcext:value-type="float">
            <text:p>0,49361</text:p>
          </table:table-cell>
          <table:table-cell table:formula="of:=([.B111]*[.$B$298])-([.B111]*[.$B$297])+[.$B$297]" office:value-type="float" office:value="25.499995" calcext:value-type="float">
            <text:p>25,499995</text:p>
          </table:table-cell>
          <table:table-cell table:formula="of:=([.C111]*[.$B$298])-([.C111]*[.$B$297])+[.$B$297]" office:value-type="float" office:value="26.91693" calcext:value-type="float">
            <text:p>26,91693</text:p>
          </table:table-cell>
          <table:table-cell table:formula="of:=([.D111]-[.E111])^2" office:value-type="float" office:value="2.00770479422501" calcext:value-type="float">
            <text:p>2,00770479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3591" calcext:value-type="float">
            <text:p>0,413591</text:p>
          </table:table-cell>
          <table:table-cell table:formula="of:=([.B112]*[.$B$298])-([.B112]*[.$B$297])+[.$B$297]" office:value-type="float" office:value="24.900006" calcext:value-type="float">
            <text:p>24,900006</text:p>
          </table:table-cell>
          <table:table-cell table:formula="of:=([.C112]*[.$B$298])-([.C112]*[.$B$297])+[.$B$297]" office:value-type="float" office:value="25.876683" calcext:value-type="float">
            <text:p>25,876683</text:p>
          </table:table-cell>
          <table:table-cell table:formula="of:=([.D112]-[.E112])^2" office:value-type="float" office:value="0.953897962329004" calcext:value-type="float">
            <text:p>0,95389796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08549" calcext:value-type="float">
            <text:p>0,408549</text:p>
          </table:table-cell>
          <table:table-cell table:formula="of:=([.B113]*[.$B$298])-([.B113]*[.$B$297])+[.$B$297]" office:value-type="float" office:value="26.799995" calcext:value-type="float">
            <text:p>26,799995</text:p>
          </table:table-cell>
          <table:table-cell table:formula="of:=([.C113]*[.$B$298])-([.C113]*[.$B$297])+[.$B$297]" office:value-type="float" office:value="25.811137" calcext:value-type="float">
            <text:p>25,811137</text:p>
          </table:table-cell>
          <table:table-cell table:formula="of:=([.D113]-[.E113])^2" office:value-type="float" office:value="0.977840144164001" calcext:value-type="float">
            <text:p>0,97784014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4593" calcext:value-type="float">
            <text:p>0,474593</text:p>
          </table:table-cell>
          <table:table-cell table:formula="of:=([.B114]*[.$B$298])-([.B114]*[.$B$297])+[.$B$297]" office:value-type="float" office:value="26.300002" calcext:value-type="float">
            <text:p>26,300002</text:p>
          </table:table-cell>
          <table:table-cell table:formula="of:=([.C114]*[.$B$298])-([.C114]*[.$B$297])+[.$B$297]" office:value-type="float" office:value="26.669709" calcext:value-type="float">
            <text:p>26,669709</text:p>
          </table:table-cell>
          <table:table-cell table:formula="of:=([.D114]-[.E114])^2" office:value-type="float" office:value="0.136683265848999" calcext:value-type="float">
            <text:p>0,13668326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3694" calcext:value-type="float">
            <text:p>0,473694</text:p>
          </table:table-cell>
          <table:table-cell table:formula="of:=([.B115]*[.$B$298])-([.B115]*[.$B$297])+[.$B$297]" office:value-type="float" office:value="26.000001" calcext:value-type="float">
            <text:p>26,000001</text:p>
          </table:table-cell>
          <table:table-cell table:formula="of:=([.C115]*[.$B$298])-([.C115]*[.$B$297])+[.$B$297]" office:value-type="float" office:value="26.658022" calcext:value-type="float">
            <text:p>26,658022</text:p>
          </table:table-cell>
          <table:table-cell table:formula="of:=([.D115]-[.E115])^2" office:value-type="float" office:value="0.432991636440997" calcext:value-type="float">
            <text:p>0,43299163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315" calcext:value-type="float">
            <text:p>0,46315</text:p>
          </table:table-cell>
          <table:table-cell table:formula="of:=([.B116]*[.$B$298])-([.B116]*[.$B$297])+[.$B$297]" office:value-type="float" office:value="26.200006" calcext:value-type="float">
            <text:p>26,200006</text:p>
          </table:table-cell>
          <table:table-cell table:formula="of:=([.C116]*[.$B$298])-([.C116]*[.$B$297])+[.$B$297]" office:value-type="float" office:value="26.52095" calcext:value-type="float">
            <text:p>26,52095</text:p>
          </table:table-cell>
          <table:table-cell table:formula="of:=([.D116]-[.E116])^2" office:value-type="float" office:value="0.103005051135998" calcext:value-type="float">
            <text:p>0,10300505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94312" calcext:value-type="float">
            <text:p>0,494312</text:p>
          </table:table-cell>
          <table:table-cell table:formula="of:=([.B117]*[.$B$298])-([.B117]*[.$B$297])+[.$B$297]" office:value-type="float" office:value="26.799995" calcext:value-type="float">
            <text:p>26,799995</text:p>
          </table:table-cell>
          <table:table-cell table:formula="of:=([.C117]*[.$B$298])-([.C117]*[.$B$297])+[.$B$297]" office:value-type="float" office:value="26.926056" calcext:value-type="float">
            <text:p>26,926056</text:p>
          </table:table-cell>
          <table:table-cell table:formula="of:=([.D117]-[.E117])^2" office:value-type="float" office:value="0.0158913757210009" calcext:value-type="float">
            <text:p>0,01589137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95366" calcext:value-type="float">
            <text:p>0,495366</text:p>
          </table:table-cell>
          <table:table-cell table:formula="of:=([.B118]*[.$B$298])-([.B118]*[.$B$297])+[.$B$297]" office:value-type="float" office:value="26.000001" calcext:value-type="float">
            <text:p>26,000001</text:p>
          </table:table-cell>
          <table:table-cell table:formula="of:=([.C118]*[.$B$298])-([.C118]*[.$B$297])+[.$B$297]" office:value-type="float" office:value="26.939758" calcext:value-type="float">
            <text:p>26,939758</text:p>
          </table:table-cell>
          <table:table-cell table:formula="of:=([.D118]-[.E118])^2" office:value-type="float" office:value="0.883143219048994" calcext:value-type="float">
            <text:p>0,8831432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69046" calcext:value-type="float">
            <text:p>0,469046</text:p>
          </table:table-cell>
          <table:table-cell table:formula="of:=([.B119]*[.$B$298])-([.B119]*[.$B$297])+[.$B$297]" office:value-type="float" office:value="26.200006" calcext:value-type="float">
            <text:p>26,200006</text:p>
          </table:table-cell>
          <table:table-cell table:formula="of:=([.C119]*[.$B$298])-([.C119]*[.$B$297])+[.$B$297]" office:value-type="float" office:value="26.597598" calcext:value-type="float">
            <text:p>26,597598</text:p>
          </table:table-cell>
          <table:table-cell table:formula="of:=([.D119]-[.E119])^2" office:value-type="float" office:value="0.158079398463997" calcext:value-type="float">
            <text:p>0,15807939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7421" calcext:value-type="float">
            <text:p>0,47421</text:p>
          </table:table-cell>
          <table:table-cell table:formula="of:=([.B120]*[.$B$298])-([.B120]*[.$B$297])+[.$B$297]" office:value-type="float" office:value="25.499995" calcext:value-type="float">
            <text:p>25,499995</text:p>
          </table:table-cell>
          <table:table-cell table:formula="of:=([.C120]*[.$B$298])-([.C120]*[.$B$297])+[.$B$297]" office:value-type="float" office:value="26.66473" calcext:value-type="float">
            <text:p>26,66473</text:p>
          </table:table-cell>
          <table:table-cell table:formula="of:=([.D120]-[.E120])^2" office:value-type="float" office:value="1.356607620225" calcext:value-type="float">
            <text:p>1,35660762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892" calcext:value-type="float">
            <text:p>0,44892</text:p>
          </table:table-cell>
          <table:table-cell table:formula="of:=([.B121]*[.$B$298])-([.B121]*[.$B$297])+[.$B$297]" office:value-type="float" office:value="25.300003" calcext:value-type="float">
            <text:p>25,300003</text:p>
          </table:table-cell>
          <table:table-cell table:formula="of:=([.C121]*[.$B$298])-([.C121]*[.$B$297])+[.$B$297]" office:value-type="float" office:value="26.33596" calcext:value-type="float">
            <text:p>26,33596</text:p>
          </table:table-cell>
          <table:table-cell table:formula="of:=([.D121]-[.E121])^2" office:value-type="float" office:value="1.073206905849" calcext:value-type="float">
            <text:p>1,07320690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16007" calcext:value-type="float">
            <text:p>0,416007</text:p>
          </table:table-cell>
          <table:table-cell table:formula="of:=([.B122]*[.$B$298])-([.B122]*[.$B$297])+[.$B$297]" office:value-type="float" office:value="25.000002" calcext:value-type="float">
            <text:p>25,000002</text:p>
          </table:table-cell>
          <table:table-cell table:formula="of:=([.C122]*[.$B$298])-([.C122]*[.$B$297])+[.$B$297]" office:value-type="float" office:value="25.908091" calcext:value-type="float">
            <text:p>25,908091</text:p>
          </table:table-cell>
          <table:table-cell table:formula="of:=([.D122]-[.E122])^2" office:value-type="float" office:value="0.824625631921001" calcext:value-type="float">
            <text:p>0,82462563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5624" calcext:value-type="float">
            <text:p>0,415624</text:p>
          </table:table-cell>
          <table:table-cell table:formula="of:=([.B123]*[.$B$298])-([.B123]*[.$B$297])+[.$B$297]" office:value-type="float" office:value="25.199994" calcext:value-type="float">
            <text:p>25,199994</text:p>
          </table:table-cell>
          <table:table-cell table:formula="of:=([.C123]*[.$B$298])-([.C123]*[.$B$297])+[.$B$297]" office:value-type="float" office:value="25.903112" calcext:value-type="float">
            <text:p>25,903112</text:p>
          </table:table-cell>
          <table:table-cell table:formula="of:=([.D123]-[.E123])^2" office:value-type="float" office:value="0.494374921924005" calcext:value-type="float">
            <text:p>0,49437492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15385" calcext:value-type="float">
            <text:p>0,315385</text:p>
          </table:table-cell>
          <table:table-cell office:value-type="float" office:value="0.411593" calcext:value-type="float">
            <text:p>0,411593</text:p>
          </table:table-cell>
          <table:table-cell table:formula="of:=([.B124]*[.$B$298])-([.B124]*[.$B$297])+[.$B$297]" office:value-type="float" office:value="24.600005" calcext:value-type="float">
            <text:p>24,600005</text:p>
          </table:table-cell>
          <table:table-cell table:formula="of:=([.C124]*[.$B$298])-([.C124]*[.$B$297])+[.$B$297]" office:value-type="float" office:value="25.850709" calcext:value-type="float">
            <text:p>25,850709</text:p>
          </table:table-cell>
          <table:table-cell table:formula="of:=([.D124]-[.E124])^2" office:value-type="float" office:value="1.56426049561601" calcext:value-type="float">
            <text:p>1,56426049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395546" calcext:value-type="float">
            <text:p>0,395546</text:p>
          </table:table-cell>
          <table:table-cell table:formula="of:=([.B125]*[.$B$298])-([.B125]*[.$B$297])+[.$B$297]" office:value-type="float" office:value="26.699999" calcext:value-type="float">
            <text:p>26,699999</text:p>
          </table:table-cell>
          <table:table-cell table:formula="of:=([.C125]*[.$B$298])-([.C125]*[.$B$297])+[.$B$297]" office:value-type="float" office:value="25.642098" calcext:value-type="float">
            <text:p>25,642098</text:p>
          </table:table-cell>
          <table:table-cell table:formula="of:=([.D125]-[.E125])^2" office:value-type="float" office:value="1.119154525801" calcext:value-type="float">
            <text:p>1,119154525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82849" calcext:value-type="float">
            <text:p>0,482849</text:p>
          </table:table-cell>
          <table:table-cell table:formula="of:=([.B126]*[.$B$298])-([.B126]*[.$B$297])+[.$B$297]" office:value-type="float" office:value="28.800006" calcext:value-type="float">
            <text:p>28,800006</text:p>
          </table:table-cell>
          <table:table-cell table:formula="of:=([.C126]*[.$B$298])-([.C126]*[.$B$297])+[.$B$297]" office:value-type="float" office:value="26.777037" calcext:value-type="float">
            <text:p>26,777037</text:p>
          </table:table-cell>
          <table:table-cell table:formula="of:=([.D126]-[.E126])^2" office:value-type="float" office:value="4.09240357496098" calcext:value-type="float">
            <text:p>4,09240357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69231" calcext:value-type="float">
            <text:p>0,669231</text:p>
          </table:table-cell>
          <table:table-cell office:value-type="float" office:value="0.630577" calcext:value-type="float">
            <text:p>0,630577</text:p>
          </table:table-cell>
          <table:table-cell table:formula="of:=([.B127]*[.$B$298])-([.B127]*[.$B$297])+[.$B$297]" office:value-type="float" office:value="29.200003" calcext:value-type="float">
            <text:p>29,200003</text:p>
          </table:table-cell>
          <table:table-cell table:formula="of:=([.C127]*[.$B$298])-([.C127]*[.$B$297])+[.$B$297]" office:value-type="float" office:value="28.697501" calcext:value-type="float">
            <text:p>28,697501</text:p>
          </table:table-cell>
          <table:table-cell table:formula="of:=([.D127]-[.E127])^2" office:value-type="float" office:value="0.252508260004003" calcext:value-type="float">
            <text:p>0,252508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82778" calcext:value-type="float">
            <text:p>0,682778</text:p>
          </table:table-cell>
          <table:table-cell table:formula="of:=([.B128]*[.$B$298])-([.B128]*[.$B$297])+[.$B$297]" office:value-type="float" office:value="30.399994" calcext:value-type="float">
            <text:p>30,399994</text:p>
          </table:table-cell>
          <table:table-cell table:formula="of:=([.C128]*[.$B$298])-([.C128]*[.$B$297])+[.$B$297]" office:value-type="float" office:value="29.376114" calcext:value-type="float">
            <text:p>29,376114</text:p>
          </table:table-cell>
          <table:table-cell table:formula="of:=([.D128]-[.E128])^2" office:value-type="float" office:value="1.0483302544" calcext:value-type="float">
            <text:p>1,04833025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65199" calcext:value-type="float">
            <text:p>0,765199</text:p>
          </table:table-cell>
          <table:table-cell table:formula="of:=([.B129]*[.$B$298])-([.B129]*[.$B$297])+[.$B$297]" office:value-type="float" office:value="30.999996" calcext:value-type="float">
            <text:p>30,999996</text:p>
          </table:table-cell>
          <table:table-cell table:formula="of:=([.C129]*[.$B$298])-([.C129]*[.$B$297])+[.$B$297]" office:value-type="float" office:value="30.447587" calcext:value-type="float">
            <text:p>30,447587</text:p>
          </table:table-cell>
          <table:table-cell table:formula="of:=([.D129]-[.E129])^2" office:value-type="float" office:value="0.305155703281001" calcext:value-type="float">
            <text:p>0,30515570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89557" calcext:value-type="float">
            <text:p>0,789557</text:p>
          </table:table-cell>
          <table:table-cell table:formula="of:=([.B130]*[.$B$298])-([.B130]*[.$B$297])+[.$B$297]" office:value-type="float" office:value="30.500003" calcext:value-type="float">
            <text:p>30,500003</text:p>
          </table:table-cell>
          <table:table-cell table:formula="of:=([.C130]*[.$B$298])-([.C130]*[.$B$297])+[.$B$297]" office:value-type="float" office:value="30.764241" calcext:value-type="float">
            <text:p>30,764241</text:p>
          </table:table-cell>
          <table:table-cell table:formula="of:=([.D130]-[.E130])^2" office:value-type="float" office:value="0.0698217206439994" calcext:value-type="float">
            <text:p>0,06982172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0.73492" calcext:value-type="float">
            <text:p>0,73492</text:p>
          </table:table-cell>
          <table:table-cell table:formula="of:=([.B131]*[.$B$298])-([.B131]*[.$B$297])+[.$B$297]" office:value-type="float" office:value="30.9" calcext:value-type="float">
            <text:p>30,9</text:p>
          </table:table-cell>
          <table:table-cell table:formula="of:=([.C131]*[.$B$298])-([.C131]*[.$B$297])+[.$B$297]" office:value-type="float" office:value="30.05396" calcext:value-type="float">
            <text:p>30,05396</text:p>
          </table:table-cell>
          <table:table-cell table:formula="of:=([.D131]-[.E131])^2" office:value-type="float" office:value="0.715783681599998" calcext:value-type="float">
            <text:p>0,71578368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728496" calcext:value-type="float">
            <text:p>0,728496</text:p>
          </table:table-cell>
          <table:table-cell table:formula="of:=([.B132]*[.$B$298])-([.B132]*[.$B$297])+[.$B$297]" office:value-type="float" office:value="31.500002" calcext:value-type="float">
            <text:p>31,500002</text:p>
          </table:table-cell>
          <table:table-cell table:formula="of:=([.C132]*[.$B$298])-([.C132]*[.$B$297])+[.$B$297]" office:value-type="float" office:value="29.970448" calcext:value-type="float">
            <text:p>29,970448</text:p>
          </table:table-cell>
          <table:table-cell table:formula="of:=([.D132]-[.E132])^2" office:value-type="float" office:value="2.33953543891601" calcext:value-type="float">
            <text:p>2,33953543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52331" calcext:value-type="float">
            <text:p>0,752331</text:p>
          </table:table-cell>
          <table:table-cell table:formula="of:=([.B133]*[.$B$298])-([.B133]*[.$B$297])+[.$B$297]" office:value-type="float" office:value="30.500003" calcext:value-type="float">
            <text:p>30,500003</text:p>
          </table:table-cell>
          <table:table-cell table:formula="of:=([.C133]*[.$B$298])-([.C133]*[.$B$297])+[.$B$297]" office:value-type="float" office:value="30.280303" calcext:value-type="float">
            <text:p>30,280303</text:p>
          </table:table-cell>
          <table:table-cell table:formula="of:=([.D133]-[.E133])^2" office:value-type="float" office:value="0.0482680899999998" calcext:value-type="float">
            <text:p>0,048268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15385" calcext:value-type="float">
            <text:p>0,715385</text:p>
          </table:table-cell>
          <table:table-cell office:value-type="float" office:value="0.703437" calcext:value-type="float">
            <text:p>0,703437</text:p>
          </table:table-cell>
          <table:table-cell table:formula="of:=([.B134]*[.$B$298])-([.B134]*[.$B$297])+[.$B$297]" office:value-type="float" office:value="29.800005" calcext:value-type="float">
            <text:p>29,800005</text:p>
          </table:table-cell>
          <table:table-cell table:formula="of:=([.C134]*[.$B$298])-([.C134]*[.$B$297])+[.$B$297]" office:value-type="float" office:value="29.644681" calcext:value-type="float">
            <text:p>29,644681</text:p>
          </table:table-cell>
          <table:table-cell table:formula="of:=([.D134]-[.E134])^2" office:value-type="float" office:value="0.024125544975999" calcext:value-type="float">
            <text:p>0,02412554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5201" calcext:value-type="float">
            <text:p>0,65201</text:p>
          </table:table-cell>
          <table:table-cell table:formula="of:=([.B135]*[.$B$298])-([.B135]*[.$B$297])+[.$B$297]" office:value-type="float" office:value="28.099995" calcext:value-type="float">
            <text:p>28,099995</text:p>
          </table:table-cell>
          <table:table-cell table:formula="of:=([.C135]*[.$B$298])-([.C135]*[.$B$297])+[.$B$297]" office:value-type="float" office:value="28.97613" calcext:value-type="float">
            <text:p>28,97613</text:p>
          </table:table-cell>
          <table:table-cell table:formula="of:=([.D135]-[.E135])^2" office:value-type="float" office:value="0.767612538224996" calcext:value-type="float">
            <text:p>0,76761253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,5</text:p>
          </table:table-cell>
          <table:table-cell office:value-type="float" office:value="0.561809" calcext:value-type="float">
            <text:p>0,561809</text:p>
          </table:table-cell>
          <table:table-cell table:formula="of:=([.B136]*[.$B$298])-([.B136]*[.$B$297])+[.$B$297]" office:value-type="float" office:value="27" calcext:value-type="float">
            <text:p>27</text:p>
          </table:table-cell>
          <table:table-cell table:formula="of:=([.C136]*[.$B$298])-([.C136]*[.$B$297])+[.$B$297]" office:value-type="float" office:value="27.803517" calcext:value-type="float">
            <text:p>27,803517</text:p>
          </table:table-cell>
          <table:table-cell table:formula="of:=([.D136]-[.E136])^2" office:value-type="float" office:value="0.645639569288999" calcext:value-type="float">
            <text:p>0,645639569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88909" calcext:value-type="float">
            <text:p>0,488909</text:p>
          </table:table-cell>
          <table:table-cell table:formula="of:=([.B137]*[.$B$298])-([.B137]*[.$B$297])+[.$B$297]" office:value-type="float" office:value="29.099994" calcext:value-type="float">
            <text:p>29,099994</text:p>
          </table:table-cell>
          <table:table-cell table:formula="of:=([.C137]*[.$B$298])-([.C137]*[.$B$297])+[.$B$297]" office:value-type="float" office:value="26.855817" calcext:value-type="float">
            <text:p>26,855817</text:p>
          </table:table-cell>
          <table:table-cell table:formula="of:=([.D137]-[.E137])^2" office:value-type="float" office:value="5.036330407329" calcext:value-type="float">
            <text:p>5,036330407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57009" calcext:value-type="float">
            <text:p>0,57009</text:p>
          </table:table-cell>
          <table:table-cell table:formula="of:=([.B138]*[.$B$298])-([.B138]*[.$B$297])+[.$B$297]" office:value-type="float" office:value="26.499994" calcext:value-type="float">
            <text:p>26,499994</text:p>
          </table:table-cell>
          <table:table-cell table:formula="of:=([.C138]*[.$B$298])-([.C138]*[.$B$297])+[.$B$297]" office:value-type="float" office:value="27.91117" calcext:value-type="float">
            <text:p>27,91117</text:p>
          </table:table-cell>
          <table:table-cell table:formula="of:=([.D138]-[.E138])^2" office:value-type="float" office:value="1.991417702976" calcext:value-type="float">
            <text:p>1,9914177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8283" calcext:value-type="float">
            <text:p>0,48283</text:p>
          </table:table-cell>
          <table:table-cell table:formula="of:=([.B139]*[.$B$298])-([.B139]*[.$B$297])+[.$B$297]" office:value-type="float" office:value="26.300002" calcext:value-type="float">
            <text:p>26,300002</text:p>
          </table:table-cell>
          <table:table-cell table:formula="of:=([.C139]*[.$B$298])-([.C139]*[.$B$297])+[.$B$297]" office:value-type="float" office:value="26.77679" calcext:value-type="float">
            <text:p>26,77679</text:p>
          </table:table-cell>
          <table:table-cell table:formula="of:=([.D139]-[.E139])^2" office:value-type="float" office:value="0.227326796944003" calcext:value-type="float">
            <text:p>0,227326796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45273" calcext:value-type="float">
            <text:p>0,45273</text:p>
          </table:table-cell>
          <table:table-cell table:formula="of:=([.B140]*[.$B$298])-([.B140]*[.$B$297])+[.$B$297]" office:value-type="float" office:value="30.100006" calcext:value-type="float">
            <text:p>30,100006</text:p>
          </table:table-cell>
          <table:table-cell table:formula="of:=([.C140]*[.$B$298])-([.C140]*[.$B$297])+[.$B$297]" office:value-type="float" office:value="26.38549" calcext:value-type="float">
            <text:p>26,38549</text:p>
          </table:table-cell>
          <table:table-cell table:formula="of:=([.D140]-[.E140])^2" office:value-type="float" office:value="13.797629114256" calcext:value-type="float">
            <text:p>13,7976291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64555" calcext:value-type="float">
            <text:p>0,64555</text:p>
          </table:table-cell>
          <table:table-cell table:formula="of:=([.B141]*[.$B$298])-([.B141]*[.$B$297])+[.$B$297]" office:value-type="float" office:value="26.300002" calcext:value-type="float">
            <text:p>26,300002</text:p>
          </table:table-cell>
          <table:table-cell table:formula="of:=([.C141]*[.$B$298])-([.C141]*[.$B$297])+[.$B$297]" office:value-type="float" office:value="28.89215" calcext:value-type="float">
            <text:p>28,89215</text:p>
          </table:table-cell>
          <table:table-cell table:formula="of:=([.D141]-[.E141])^2" office:value-type="float" office:value="6.71923125390401" calcext:value-type="float">
            <text:p>6,71923125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64758" calcext:value-type="float">
            <text:p>0,464758</text:p>
          </table:table-cell>
          <table:table-cell table:formula="of:=([.B142]*[.$B$298])-([.B142]*[.$B$297])+[.$B$297]" office:value-type="float" office:value="26.300002" calcext:value-type="float">
            <text:p>26,300002</text:p>
          </table:table-cell>
          <table:table-cell table:formula="of:=([.C142]*[.$B$298])-([.C142]*[.$B$297])+[.$B$297]" office:value-type="float" office:value="26.541854" calcext:value-type="float">
            <text:p>26,541854</text:p>
          </table:table-cell>
          <table:table-cell table:formula="of:=([.D142]-[.E142])^2" office:value-type="float" office:value="0.0584923899040007" calcext:value-type="float">
            <text:p>0,05849238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2811" calcext:value-type="float">
            <text:p>0,452811</text:p>
          </table:table-cell>
          <table:table-cell table:formula="of:=([.B143]*[.$B$298])-([.B143]*[.$B$297])+[.$B$297]" office:value-type="float" office:value="25.900005" calcext:value-type="float">
            <text:p>25,900005</text:p>
          </table:table-cell>
          <table:table-cell table:formula="of:=([.C143]*[.$B$298])-([.C143]*[.$B$297])+[.$B$297]" office:value-type="float" office:value="26.386543" calcext:value-type="float">
            <text:p>26,386543</text:p>
          </table:table-cell>
          <table:table-cell table:formula="of:=([.D143]-[.E143])^2" office:value-type="float" office:value="0.236719225443999" calcext:value-type="float">
            <text:p>0,236719225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472239" calcext:value-type="float">
            <text:p>0,472239</text:p>
          </table:table-cell>
          <table:table-cell table:formula="of:=([.B144]*[.$B$298])-([.B144]*[.$B$297])+[.$B$297]" office:value-type="float" office:value="31.100005" calcext:value-type="float">
            <text:p>31,100005</text:p>
          </table:table-cell>
          <table:table-cell table:formula="of:=([.C144]*[.$B$298])-([.C144]*[.$B$297])+[.$B$297]" office:value-type="float" office:value="26.639107" calcext:value-type="float">
            <text:p>26,639107</text:p>
          </table:table-cell>
          <table:table-cell table:formula="of:=([.D144]-[.E144])^2" office:value-type="float" office:value="19.899610966404" calcext:value-type="float">
            <text:p>19,899610966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626187" calcext:value-type="float">
            <text:p>0,626187</text:p>
          </table:table-cell>
          <table:table-cell table:formula="of:=([.B145]*[.$B$298])-([.B145]*[.$B$297])+[.$B$297]" office:value-type="float" office:value="25.600004" calcext:value-type="float">
            <text:p>25,600004</text:p>
          </table:table-cell>
          <table:table-cell table:formula="of:=([.C145]*[.$B$298])-([.C145]*[.$B$297])+[.$B$297]" office:value-type="float" office:value="28.640431" calcext:value-type="float">
            <text:p>28,640431</text:p>
          </table:table-cell>
          <table:table-cell table:formula="of:=([.D145]-[.E145])^2" office:value-type="float" office:value="9.24419634232901" calcext:value-type="float">
            <text:p>9,244196342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15385" calcext:value-type="float">
            <text:p>0,615385</text:p>
          </table:table-cell>
          <table:table-cell office:value-type="float" office:value="0.482664" calcext:value-type="float">
            <text:p>0,482664</text:p>
          </table:table-cell>
          <table:table-cell table:formula="of:=([.B146]*[.$B$298])-([.B146]*[.$B$297])+[.$B$297]" office:value-type="float" office:value="28.500005" calcext:value-type="float">
            <text:p>28,500005</text:p>
          </table:table-cell>
          <table:table-cell table:formula="of:=([.C146]*[.$B$298])-([.C146]*[.$B$297])+[.$B$297]" office:value-type="float" office:value="26.774632" calcext:value-type="float">
            <text:p>26,774632</text:p>
          </table:table-cell>
          <table:table-cell table:formula="of:=([.D146]-[.E146])^2" office:value-type="float" office:value="2.97691198912902" calcext:value-type="float">
            <text:p>2,976911989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29468" calcext:value-type="float">
            <text:p>0,529468</text:p>
          </table:table-cell>
          <table:table-cell table:formula="of:=([.B147]*[.$B$298])-([.B147]*[.$B$297])+[.$B$297]" office:value-type="float" office:value="25.600004" calcext:value-type="float">
            <text:p>25,600004</text:p>
          </table:table-cell>
          <table:table-cell table:formula="of:=([.C147]*[.$B$298])-([.C147]*[.$B$297])+[.$B$297]" office:value-type="float" office:value="27.383084" calcext:value-type="float">
            <text:p>27,383084</text:p>
          </table:table-cell>
          <table:table-cell table:formula="of:=([.D147]-[.E147])^2" office:value-type="float" office:value="3.17937428639999" calcext:value-type="float">
            <text:p>3,17937428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505472" calcext:value-type="float">
            <text:p>0,505472</text:p>
          </table:table-cell>
          <table:table-cell table:formula="of:=([.B148]*[.$B$298])-([.B148]*[.$B$297])+[.$B$297]" office:value-type="float" office:value="25.300003" calcext:value-type="float">
            <text:p>25,300003</text:p>
          </table:table-cell>
          <table:table-cell table:formula="of:=([.C148]*[.$B$298])-([.C148]*[.$B$297])+[.$B$297]" office:value-type="float" office:value="27.071136" calcext:value-type="float">
            <text:p>27,071136</text:p>
          </table:table-cell>
          <table:table-cell table:formula="of:=([.D148]-[.E148])^2" office:value-type="float" office:value="3.13691210368901" calcext:value-type="float">
            <text:p>3,13691210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35348" calcext:value-type="float">
            <text:p>0,35348</text:p>
          </table:table-cell>
          <table:table-cell table:formula="of:=([.B149]*[.$B$298])-([.B149]*[.$B$297])+[.$B$297]" office:value-type="float" office:value="30.800004" calcext:value-type="float">
            <text:p>30,800004</text:p>
          </table:table-cell>
          <table:table-cell table:formula="of:=([.C149]*[.$B$298])-([.C149]*[.$B$297])+[.$B$297]" office:value-type="float" office:value="25.09524" calcext:value-type="float">
            <text:p>25,09524</text:p>
          </table:table-cell>
          <table:table-cell table:formula="of:=([.D149]-[.E149])^2" office:value-type="float" office:value="32.544332295696" calcext:value-type="float">
            <text:p>32,54433229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6923" calcext:value-type="float">
            <text:p>0,376923</text:p>
          </table:table-cell>
          <table:table-cell office:value-type="float" office:value="0.668287" calcext:value-type="float">
            <text:p>0,668287</text:p>
          </table:table-cell>
          <table:table-cell table:formula="of:=([.B150]*[.$B$298])-([.B150]*[.$B$297])+[.$B$297]" office:value-type="float" office:value="25.399999" calcext:value-type="float">
            <text:p>25,399999</text:p>
          </table:table-cell>
          <table:table-cell table:formula="of:=([.C150]*[.$B$298])-([.C150]*[.$B$297])+[.$B$297]" office:value-type="float" office:value="29.187731" calcext:value-type="float">
            <text:p>29,187731</text:p>
          </table:table-cell>
          <table:table-cell table:formula="of:=([.D150]-[.E150])^2" office:value-type="float" office:value="14.346913703824" calcext:value-type="float">
            <text:p>14,3469137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414182" calcext:value-type="float">
            <text:p>0,414182</text:p>
          </table:table-cell>
          <table:table-cell table:formula="of:=([.B151]*[.$B$298])-([.B151]*[.$B$297])+[.$B$297]" office:value-type="float" office:value="30.999996" calcext:value-type="float">
            <text:p>30,999996</text:p>
          </table:table-cell>
          <table:table-cell table:formula="of:=([.C151]*[.$B$298])-([.C151]*[.$B$297])+[.$B$297]" office:value-type="float" office:value="25.884366" calcext:value-type="float">
            <text:p>25,884366</text:p>
          </table:table-cell>
          <table:table-cell table:formula="of:=([.D151]-[.E151])^2" office:value-type="float" office:value="26.1696702969" calcext:value-type="float">
            <text:p>26,16967029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657772" calcext:value-type="float">
            <text:p>0,657772</text:p>
          </table:table-cell>
          <table:table-cell table:formula="of:=([.B152]*[.$B$298])-([.B152]*[.$B$297])+[.$B$297]" office:value-type="float" office:value="25.499995" calcext:value-type="float">
            <text:p>25,499995</text:p>
          </table:table-cell>
          <table:table-cell table:formula="of:=([.C152]*[.$B$298])-([.C152]*[.$B$297])+[.$B$297]" office:value-type="float" office:value="29.051036" calcext:value-type="float">
            <text:p>29,051036</text:p>
          </table:table-cell>
          <table:table-cell table:formula="of:=([.D152]-[.E152])^2" office:value-type="float" office:value="12.609892183681" calcext:value-type="float">
            <text:p>12,60989218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838462" calcext:value-type="float">
            <text:p>0,838462</text:p>
          </table:table-cell>
          <table:table-cell office:value-type="float" office:value="0.546102" calcext:value-type="float">
            <text:p>0,546102</text:p>
          </table:table-cell>
          <table:table-cell table:formula="of:=([.B153]*[.$B$298])-([.B153]*[.$B$297])+[.$B$297]" office:value-type="float" office:value="31.400006" calcext:value-type="float">
            <text:p>31,400006</text:p>
          </table:table-cell>
          <table:table-cell table:formula="of:=([.C153]*[.$B$298])-([.C153]*[.$B$297])+[.$B$297]" office:value-type="float" office:value="27.599326" calcext:value-type="float">
            <text:p>27,599326</text:p>
          </table:table-cell>
          <table:table-cell table:formula="of:=([.D153]-[.E153])^2" office:value-type="float" office:value="14.4451684624" calcext:value-type="float">
            <text:p>14,44516846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546154" calcext:value-type="float">
            <text:p>0,546154</text:p>
          </table:table-cell>
          <table:table-cell office:value-type="float" office:value="0.606455" calcext:value-type="float">
            <text:p>0,606455</text:p>
          </table:table-cell>
          <table:table-cell table:formula="of:=([.B154]*[.$B$298])-([.B154]*[.$B$297])+[.$B$297]" office:value-type="float" office:value="27.600002" calcext:value-type="float">
            <text:p>27,600002</text:p>
          </table:table-cell>
          <table:table-cell table:formula="of:=([.C154]*[.$B$298])-([.C154]*[.$B$297])+[.$B$297]" office:value-type="float" office:value="28.383915" calcext:value-type="float">
            <text:p>28,383915</text:p>
          </table:table-cell>
          <table:table-cell table:formula="of:=([.D154]-[.E154])^2" office:value-type="float" office:value="0.614519591569003" calcext:value-type="float">
            <text:p>0,61451959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657869" calcext:value-type="float">
            <text:p>0,657869</text:p>
          </table:table-cell>
          <table:table-cell table:formula="of:=([.B155]*[.$B$298])-([.B155]*[.$B$297])+[.$B$297]" office:value-type="float" office:value="26.699999" calcext:value-type="float">
            <text:p>26,699999</text:p>
          </table:table-cell>
          <table:table-cell table:formula="of:=([.C155]*[.$B$298])-([.C155]*[.$B$297])+[.$B$297]" office:value-type="float" office:value="29.052297" calcext:value-type="float">
            <text:p>29,052297</text:p>
          </table:table-cell>
          <table:table-cell table:formula="of:=([.D155]-[.E155])^2" office:value-type="float" office:value="5.53330588080401" calcext:value-type="float">
            <text:p>5,5333058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405527" calcext:value-type="float">
            <text:p>0,405527</text:p>
          </table:table-cell>
          <table:table-cell table:formula="of:=([.B156]*[.$B$298])-([.B156]*[.$B$297])+[.$B$297]" office:value-type="float" office:value="26.600003" calcext:value-type="float">
            <text:p>26,600003</text:p>
          </table:table-cell>
          <table:table-cell table:formula="of:=([.C156]*[.$B$298])-([.C156]*[.$B$297])+[.$B$297]" office:value-type="float" office:value="25.771851" calcext:value-type="float">
            <text:p>25,771851</text:p>
          </table:table-cell>
          <table:table-cell table:formula="of:=([.D156]-[.E156])^2" office:value-type="float" office:value="0.685835735104005" calcext:value-type="float">
            <text:p>0,68583573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478697" calcext:value-type="float">
            <text:p>0,478697</text:p>
          </table:table-cell>
          <table:table-cell table:formula="of:=([.B157]*[.$B$298])-([.B157]*[.$B$297])+[.$B$297]" office:value-type="float" office:value="30.800004" calcext:value-type="float">
            <text:p>30,800004</text:p>
          </table:table-cell>
          <table:table-cell table:formula="of:=([.C157]*[.$B$298])-([.C157]*[.$B$297])+[.$B$297]" office:value-type="float" office:value="26.723061" calcext:value-type="float">
            <text:p>26,723061</text:p>
          </table:table-cell>
          <table:table-cell table:formula="of:=([.D157]-[.E157])^2" office:value-type="float" office:value="16.621464225249" calcext:value-type="float">
            <text:p>16,62146422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7" calcext:value-type="float">
            <text:p>0,7</text:p>
          </table:table-cell>
          <table:table-cell office:value-type="float" office:value="0.613248" calcext:value-type="float">
            <text:p>0,613248</text:p>
          </table:table-cell>
          <table:table-cell table:formula="of:=([.B158]*[.$B$298])-([.B158]*[.$B$297])+[.$B$297]" office:value-type="float" office:value="29.6" calcext:value-type="float">
            <text:p>29,6</text:p>
          </table:table-cell>
          <table:table-cell table:formula="of:=([.C158]*[.$B$298])-([.C158]*[.$B$297])+[.$B$297]" office:value-type="float" office:value="28.472224" calcext:value-type="float">
            <text:p>28,472224</text:p>
          </table:table-cell>
          <table:table-cell table:formula="of:=([.D158]-[.E158])^2" office:value-type="float" office:value="1.27187870617599" calcext:value-type="float">
            <text:p>1,27187870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93995" calcext:value-type="float">
            <text:p>0,693995</text:p>
          </table:table-cell>
          <table:table-cell table:formula="of:=([.B159]*[.$B$298])-([.B159]*[.$B$297])+[.$B$297]" office:value-type="float" office:value="27.900003" calcext:value-type="float">
            <text:p>27,900003</text:p>
          </table:table-cell>
          <table:table-cell table:formula="of:=([.C159]*[.$B$298])-([.C159]*[.$B$297])+[.$B$297]" office:value-type="float" office:value="29.521935" calcext:value-type="float">
            <text:p>29,521935</text:p>
          </table:table-cell>
          <table:table-cell table:formula="of:=([.D159]-[.E159])^2" office:value-type="float" office:value="2.630663412624" calcext:value-type="float">
            <text:p>2,630663412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" calcext:value-type="float">
            <text:p>0,5</text:p>
          </table:table-cell>
          <table:table-cell office:value-type="float" office:value="0.585612" calcext:value-type="float">
            <text:p>0,585612</text:p>
          </table:table-cell>
          <table:table-cell table:formula="of:=([.B160]*[.$B$298])-([.B160]*[.$B$297])+[.$B$297]" office:value-type="float" office:value="27" calcext:value-type="float">
            <text:p>27</text:p>
          </table:table-cell>
          <table:table-cell table:formula="of:=([.C160]*[.$B$298])-([.C160]*[.$B$297])+[.$B$297]" office:value-type="float" office:value="28.112956" calcext:value-type="float">
            <text:p>28,112956</text:p>
          </table:table-cell>
          <table:table-cell table:formula="of:=([.D160]-[.E160])^2" office:value-type="float" office:value="1.238671057936" calcext:value-type="float">
            <text:p>1,23867105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3557" calcext:value-type="float">
            <text:p>0,503557</text:p>
          </table:table-cell>
          <table:table-cell table:formula="of:=([.B161]*[.$B$298])-([.B161]*[.$B$297])+[.$B$297]" office:value-type="float" office:value="26.600003" calcext:value-type="float">
            <text:p>26,600003</text:p>
          </table:table-cell>
          <table:table-cell table:formula="of:=([.C161]*[.$B$298])-([.C161]*[.$B$297])+[.$B$297]" office:value-type="float" office:value="27.046241" calcext:value-type="float">
            <text:p>27,046241</text:p>
          </table:table-cell>
          <table:table-cell table:formula="of:=([.D161]-[.E161])^2" office:value-type="float" office:value="0.199128352644001" calcext:value-type="float">
            <text:p>0,19912835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69975" calcext:value-type="float">
            <text:p>0,469975</text:p>
          </table:table-cell>
          <table:table-cell table:formula="of:=([.B162]*[.$B$298])-([.B162]*[.$B$297])+[.$B$297]" office:value-type="float" office:value="26.699999" calcext:value-type="float">
            <text:p>26,699999</text:p>
          </table:table-cell>
          <table:table-cell table:formula="of:=([.C162]*[.$B$298])-([.C162]*[.$B$297])+[.$B$297]" office:value-type="float" office:value="26.609675" calcext:value-type="float">
            <text:p>26,609675</text:p>
          </table:table-cell>
          <table:table-cell table:formula="of:=([.D162]-[.E162])^2" office:value-type="float" office:value="0.00815842497599917" calcext:value-type="float">
            <text:p>0,0081584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69268" calcext:value-type="float">
            <text:p>0,469268</text:p>
          </table:table-cell>
          <table:table-cell table:formula="of:=([.B163]*[.$B$298])-([.B163]*[.$B$297])+[.$B$297]" office:value-type="float" office:value="26.399998" calcext:value-type="float">
            <text:p>26,399998</text:p>
          </table:table-cell>
          <table:table-cell table:formula="of:=([.C163]*[.$B$298])-([.C163]*[.$B$297])+[.$B$297]" office:value-type="float" office:value="26.600484" calcext:value-type="float">
            <text:p>26,600484</text:p>
          </table:table-cell>
          <table:table-cell table:formula="of:=([.D163]-[.E163])^2" office:value-type="float" office:value="0.0401946361960006" calcext:value-type="float">
            <text:p>0,04019463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1499" calcext:value-type="float">
            <text:p>0,471499</text:p>
          </table:table-cell>
          <table:table-cell table:formula="of:=([.B164]*[.$B$298])-([.B164]*[.$B$297])+[.$B$297]" office:value-type="float" office:value="26.300002" calcext:value-type="float">
            <text:p>26,300002</text:p>
          </table:table-cell>
          <table:table-cell table:formula="of:=([.C164]*[.$B$298])-([.C164]*[.$B$297])+[.$B$297]" office:value-type="float" office:value="26.629487" calcext:value-type="float">
            <text:p>26,629487</text:p>
          </table:table-cell>
          <table:table-cell table:formula="of:=([.D164]-[.E164])^2" office:value-type="float" office:value="0.108560365225001" calcext:value-type="float">
            <text:p>0,108560365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7271" calcext:value-type="float">
            <text:p>0,47271</text:p>
          </table:table-cell>
          <table:table-cell table:formula="of:=([.B165]*[.$B$298])-([.B165]*[.$B$297])+[.$B$297]" office:value-type="float" office:value="26.699999" calcext:value-type="float">
            <text:p>26,699999</text:p>
          </table:table-cell>
          <table:table-cell table:formula="of:=([.C165]*[.$B$298])-([.C165]*[.$B$297])+[.$B$297]" office:value-type="float" office:value="26.64523" calcext:value-type="float">
            <text:p>26,64523</text:p>
          </table:table-cell>
          <table:table-cell table:formula="of:=([.D165]-[.E165])^2" office:value-type="float" office:value="0.00299964336099964" calcext:value-type="float">
            <text:p>0,002999643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97937" calcext:value-type="float">
            <text:p>0,497937</text:p>
          </table:table-cell>
          <table:table-cell table:formula="of:=([.B166]*[.$B$298])-([.B166]*[.$B$297])+[.$B$297]" office:value-type="float" office:value="26.399998" calcext:value-type="float">
            <text:p>26,399998</text:p>
          </table:table-cell>
          <table:table-cell table:formula="of:=([.C166]*[.$B$298])-([.C166]*[.$B$297])+[.$B$297]" office:value-type="float" office:value="26.973181" calcext:value-type="float">
            <text:p>26,973181</text:p>
          </table:table-cell>
          <table:table-cell table:formula="of:=([.D166]-[.E166])^2" office:value-type="float" office:value="0.328538751489" calcext:value-type="float">
            <text:p>0,328538751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84781" calcext:value-type="float">
            <text:p>0,484781</text:p>
          </table:table-cell>
          <table:table-cell table:formula="of:=([.B167]*[.$B$298])-([.B167]*[.$B$297])+[.$B$297]" office:value-type="float" office:value="26.000001" calcext:value-type="float">
            <text:p>26,000001</text:p>
          </table:table-cell>
          <table:table-cell table:formula="of:=([.C167]*[.$B$298])-([.C167]*[.$B$297])+[.$B$297]" office:value-type="float" office:value="26.802153" calcext:value-type="float">
            <text:p>26,802153</text:p>
          </table:table-cell>
          <table:table-cell table:formula="of:=([.D167]-[.E167])^2" office:value-type="float" office:value="0.643447831103993" calcext:value-type="float">
            <text:p>0,64344783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4897" calcext:value-type="float">
            <text:p>0,464897</text:p>
          </table:table-cell>
          <table:table-cell table:formula="of:=([.B168]*[.$B$298])-([.B168]*[.$B$297])+[.$B$297]" office:value-type="float" office:value="25.799996" calcext:value-type="float">
            <text:p>25,799996</text:p>
          </table:table-cell>
          <table:table-cell table:formula="of:=([.C168]*[.$B$298])-([.C168]*[.$B$297])+[.$B$297]" office:value-type="float" office:value="26.543661" calcext:value-type="float">
            <text:p>26,543661</text:p>
          </table:table-cell>
          <table:table-cell table:formula="of:=([.D168]-[.E168])^2" office:value-type="float" office:value="0.553037632225" calcext:value-type="float">
            <text:p>0,55303763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56625" calcext:value-type="float">
            <text:p>0,456625</text:p>
          </table:table-cell>
          <table:table-cell table:formula="of:=([.B169]*[.$B$298])-([.B169]*[.$B$297])+[.$B$297]" office:value-type="float" office:value="25.300003" calcext:value-type="float">
            <text:p>25,300003</text:p>
          </table:table-cell>
          <table:table-cell table:formula="of:=([.C169]*[.$B$298])-([.C169]*[.$B$297])+[.$B$297]" office:value-type="float" office:value="26.436125" calcext:value-type="float">
            <text:p>26,436125</text:p>
          </table:table-cell>
          <table:table-cell table:formula="of:=([.D169]-[.E169])^2" office:value-type="float" office:value="1.290773198884" calcext:value-type="float">
            <text:p>1,29077319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25313" calcext:value-type="float">
            <text:p>0,425313</text:p>
          </table:table-cell>
          <table:table-cell table:formula="of:=([.B170]*[.$B$298])-([.B170]*[.$B$297])+[.$B$297]" office:value-type="float" office:value="25.300003" calcext:value-type="float">
            <text:p>25,300003</text:p>
          </table:table-cell>
          <table:table-cell table:formula="of:=([.C170]*[.$B$298])-([.C170]*[.$B$297])+[.$B$297]" office:value-type="float" office:value="26.029069" calcext:value-type="float">
            <text:p>26,029069</text:p>
          </table:table-cell>
          <table:table-cell table:formula="of:=([.D170]-[.E170])^2" office:value-type="float" office:value="0.531537232355999" calcext:value-type="float">
            <text:p>0,53153723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0441" calcext:value-type="float">
            <text:p>0,420441</text:p>
          </table:table-cell>
          <table:table-cell table:formula="of:=([.B171]*[.$B$298])-([.B171]*[.$B$297])+[.$B$297]" office:value-type="float" office:value="25.099998" calcext:value-type="float">
            <text:p>25,099998</text:p>
          </table:table-cell>
          <table:table-cell table:formula="of:=([.C171]*[.$B$298])-([.C171]*[.$B$297])+[.$B$297]" office:value-type="float" office:value="25.965733" calcext:value-type="float">
            <text:p>25,965733</text:p>
          </table:table-cell>
          <table:table-cell table:formula="of:=([.D171]-[.E171])^2" office:value-type="float" office:value="0.749497090225001" calcext:value-type="float">
            <text:p>0,74949709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" calcext:value-type="float">
            <text:p>0,4</text:p>
          </table:table-cell>
          <table:table-cell office:value-type="float" office:value="0.416416" calcext:value-type="float">
            <text:p>0,416416</text:p>
          </table:table-cell>
          <table:table-cell table:formula="of:=([.B172]*[.$B$298])-([.B172]*[.$B$297])+[.$B$297]" office:value-type="float" office:value="25.7" calcext:value-type="float">
            <text:p>25,7</text:p>
          </table:table-cell>
          <table:table-cell table:formula="of:=([.C172]*[.$B$298])-([.C172]*[.$B$297])+[.$B$297]" office:value-type="float" office:value="25.913408" calcext:value-type="float">
            <text:p>25,913408</text:p>
          </table:table-cell>
          <table:table-cell table:formula="of:=([.D172]-[.E172])^2" office:value-type="float" office:value="0.0455429744640005" calcext:value-type="float">
            <text:p>0,045542974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438284" calcext:value-type="float">
            <text:p>0,438284</text:p>
          </table:table-cell>
          <table:table-cell table:formula="of:=([.B173]*[.$B$298])-([.B173]*[.$B$297])+[.$B$297]" office:value-type="float" office:value="27.300001" calcext:value-type="float">
            <text:p>27,300001</text:p>
          </table:table-cell>
          <table:table-cell table:formula="of:=([.C173]*[.$B$298])-([.C173]*[.$B$297])+[.$B$297]" office:value-type="float" office:value="26.197692" calcext:value-type="float">
            <text:p>26,197692</text:p>
          </table:table-cell>
          <table:table-cell table:formula="of:=([.D173]-[.E173])^2" office:value-type="float" office:value="1.215085131481" calcext:value-type="float">
            <text:p>1,215085131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30769" calcext:value-type="float">
            <text:p>0,630769</text:p>
          </table:table-cell>
          <table:table-cell office:value-type="float" office:value="0.531555" calcext:value-type="float">
            <text:p>0,531555</text:p>
          </table:table-cell>
          <table:table-cell table:formula="of:=([.B174]*[.$B$298])-([.B174]*[.$B$297])+[.$B$297]" office:value-type="float" office:value="28.699997" calcext:value-type="float">
            <text:p>28,699997</text:p>
          </table:table-cell>
          <table:table-cell table:formula="of:=([.C174]*[.$B$298])-([.C174]*[.$B$297])+[.$B$297]" office:value-type="float" office:value="27.410215" calcext:value-type="float">
            <text:p>27,410215</text:p>
          </table:table-cell>
          <table:table-cell table:formula="of:=([.D174]-[.E174])^2" office:value-type="float" office:value="1.66353760752401" calcext:value-type="float">
            <text:p>1,663537607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23077" calcext:value-type="float">
            <text:p>0,723077</text:p>
          </table:table-cell>
          <table:table-cell office:value-type="float" office:value="0.63031" calcext:value-type="float">
            <text:p>0,63031</text:p>
          </table:table-cell>
          <table:table-cell table:formula="of:=([.B175]*[.$B$298])-([.B175]*[.$B$297])+[.$B$297]" office:value-type="float" office:value="29.900001" calcext:value-type="float">
            <text:p>29,900001</text:p>
          </table:table-cell>
          <table:table-cell table:formula="of:=([.C175]*[.$B$298])-([.C175]*[.$B$297])+[.$B$297]" office:value-type="float" office:value="28.69403" calcext:value-type="float">
            <text:p>28,69403</text:p>
          </table:table-cell>
          <table:table-cell table:formula="of:=([.D175]-[.E175])^2" office:value-type="float" office:value="1.454366052841" calcext:value-type="float">
            <text:p>1,45436605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732949" calcext:value-type="float">
            <text:p>0,732949</text:p>
          </table:table-cell>
          <table:table-cell table:formula="of:=([.B176]*[.$B$298])-([.B176]*[.$B$297])+[.$B$297]" office:value-type="float" office:value="31.699994" calcext:value-type="float">
            <text:p>31,699994</text:p>
          </table:table-cell>
          <table:table-cell table:formula="of:=([.C176]*[.$B$298])-([.C176]*[.$B$297])+[.$B$297]" office:value-type="float" office:value="30.028337" calcext:value-type="float">
            <text:p>30,028337</text:p>
          </table:table-cell>
          <table:table-cell table:formula="of:=([.D176]-[.E176])^2" office:value-type="float" office:value="2.794437125649" calcext:value-type="float">
            <text:p>2,794437125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61538" calcext:value-type="float">
            <text:p>0,861538</text:p>
          </table:table-cell>
          <table:table-cell office:value-type="float" office:value="0.843401" calcext:value-type="float">
            <text:p>0,843401</text:p>
          </table:table-cell>
          <table:table-cell table:formula="of:=([.B177]*[.$B$298])-([.B177]*[.$B$297])+[.$B$297]" office:value-type="float" office:value="31.699994" calcext:value-type="float">
            <text:p>31,699994</text:p>
          </table:table-cell>
          <table:table-cell table:formula="of:=([.C177]*[.$B$298])-([.C177]*[.$B$297])+[.$B$297]" office:value-type="float" office:value="31.464213" calcext:value-type="float">
            <text:p>31,464213</text:p>
          </table:table-cell>
          <table:table-cell table:formula="of:=([.D177]-[.E177])^2" office:value-type="float" office:value="0.0555926799609997" calcext:value-type="float">
            <text:p>0,0555926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46446" calcext:value-type="float">
            <text:p>0,846446</text:p>
          </table:table-cell>
          <table:table-cell table:formula="of:=([.B178]*[.$B$298])-([.B178]*[.$B$297])+[.$B$297]" office:value-type="float" office:value="31.800003" calcext:value-type="float">
            <text:p>31,800003</text:p>
          </table:table-cell>
          <table:table-cell table:formula="of:=([.C178]*[.$B$298])-([.C178]*[.$B$297])+[.$B$297]" office:value-type="float" office:value="31.503798" calcext:value-type="float">
            <text:p>31,503798</text:p>
          </table:table-cell>
          <table:table-cell table:formula="of:=([.D178]-[.E178])^2" office:value-type="float" office:value="0.0877374020250003" calcext:value-type="float">
            <text:p>0,0877374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05543" calcext:value-type="float">
            <text:p>0,805543</text:p>
          </table:table-cell>
          <table:table-cell table:formula="of:=([.B179]*[.$B$298])-([.B179]*[.$B$297])+[.$B$297]" office:value-type="float" office:value="31.500002" calcext:value-type="float">
            <text:p>31,500002</text:p>
          </table:table-cell>
          <table:table-cell table:formula="of:=([.C179]*[.$B$298])-([.C179]*[.$B$297])+[.$B$297]" office:value-type="float" office:value="30.972059" calcext:value-type="float">
            <text:p>30,972059</text:p>
          </table:table-cell>
          <table:table-cell table:formula="of:=([.D179]-[.E179])^2" office:value-type="float" office:value="0.278723811249001" calcext:value-type="float">
            <text:p>0,27872381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59154" calcext:value-type="float">
            <text:p>0,759154</text:p>
          </table:table-cell>
          <table:table-cell table:formula="of:=([.B180]*[.$B$298])-([.B180]*[.$B$297])+[.$B$297]" office:value-type="float" office:value="31.800003" calcext:value-type="float">
            <text:p>31,800003</text:p>
          </table:table-cell>
          <table:table-cell table:formula="of:=([.C180]*[.$B$298])-([.C180]*[.$B$297])+[.$B$297]" office:value-type="float" office:value="30.369002" calcext:value-type="float">
            <text:p>30,369002</text:p>
          </table:table-cell>
          <table:table-cell table:formula="of:=([.D180]-[.E180])^2" office:value-type="float" office:value="2.047763862001" calcext:value-type="float">
            <text:p>2,0477638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74918" calcext:value-type="float">
            <text:p>0,74918</text:p>
          </table:table-cell>
          <table:table-cell table:formula="of:=([.B181]*[.$B$298])-([.B181]*[.$B$297])+[.$B$297]" office:value-type="float" office:value="30.699995" calcext:value-type="float">
            <text:p>30,699995</text:p>
          </table:table-cell>
          <table:table-cell table:formula="of:=([.C181]*[.$B$298])-([.C181]*[.$B$297])+[.$B$297]" office:value-type="float" office:value="30.23934" calcext:value-type="float">
            <text:p>30,23934</text:p>
          </table:table-cell>
          <table:table-cell table:formula="of:=([.D181]-[.E181])^2" office:value-type="float" office:value="0.212203029024999" calcext:value-type="float">
            <text:p>0,2122030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03307" calcext:value-type="float">
            <text:p>0,703307</text:p>
          </table:table-cell>
          <table:table-cell table:formula="of:=([.B182]*[.$B$298])-([.B182]*[.$B$297])+[.$B$297]" office:value-type="float" office:value="30.100006" calcext:value-type="float">
            <text:p>30,100006</text:p>
          </table:table-cell>
          <table:table-cell table:formula="of:=([.C182]*[.$B$298])-([.C182]*[.$B$297])+[.$B$297]" office:value-type="float" office:value="29.642991" calcext:value-type="float">
            <text:p>29,642991</text:p>
          </table:table-cell>
          <table:table-cell table:formula="of:=([.D182]-[.E182])^2" office:value-type="float" office:value="0.208862710224999" calcext:value-type="float">
            <text:p>0,20886271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50852" calcext:value-type="float">
            <text:p>0,650852</text:p>
          </table:table-cell>
          <table:table-cell table:formula="of:=([.B183]*[.$B$298])-([.B183]*[.$B$297])+[.$B$297]" office:value-type="float" office:value="28.099995" calcext:value-type="float">
            <text:p>28,099995</text:p>
          </table:table-cell>
          <table:table-cell table:formula="of:=([.C183]*[.$B$298])-([.C183]*[.$B$297])+[.$B$297]" office:value-type="float" office:value="28.961076" calcext:value-type="float">
            <text:p>28,961076</text:p>
          </table:table-cell>
          <table:table-cell table:formula="of:=([.D183]-[.E183])^2" office:value-type="float" office:value="0.741460488560998" calcext:value-type="float">
            <text:p>0,74146048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559754" calcext:value-type="float">
            <text:p>0,559754</text:p>
          </table:table-cell>
          <table:table-cell table:formula="of:=([.B184]*[.$B$298])-([.B184]*[.$B$297])+[.$B$297]" office:value-type="float" office:value="27.099996" calcext:value-type="float">
            <text:p>27,099996</text:p>
          </table:table-cell>
          <table:table-cell table:formula="of:=([.C184]*[.$B$298])-([.C184]*[.$B$297])+[.$B$297]" office:value-type="float" office:value="27.776802" calcext:value-type="float">
            <text:p>27,776802</text:p>
          </table:table-cell>
          <table:table-cell table:formula="of:=([.D184]-[.E184])^2" office:value-type="float" office:value="0.458066361635994" calcext:value-type="float">
            <text:p>0,45806636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84615" calcext:value-type="float">
            <text:p>0,484615</text:p>
          </table:table-cell>
          <table:table-cell office:value-type="float" office:value="0.489993" calcext:value-type="float">
            <text:p>0,489993</text:p>
          </table:table-cell>
          <table:table-cell table:formula="of:=([.B185]*[.$B$298])-([.B185]*[.$B$297])+[.$B$297]" office:value-type="float" office:value="26.799995" calcext:value-type="float">
            <text:p>26,799995</text:p>
          </table:table-cell>
          <table:table-cell table:formula="of:=([.C185]*[.$B$298])-([.C185]*[.$B$297])+[.$B$297]" office:value-type="float" office:value="26.869909" calcext:value-type="float">
            <text:p>26,869909</text:p>
          </table:table-cell>
          <table:table-cell table:formula="of:=([.D185]-[.E185])^2" office:value-type="float" office:value="0.0048879673960001" calcext:value-type="float">
            <text:p>0,004887967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1161" calcext:value-type="float">
            <text:p>0,481161</text:p>
          </table:table-cell>
          <table:table-cell table:formula="of:=([.B186]*[.$B$298])-([.B186]*[.$B$297])+[.$B$297]" office:value-type="float" office:value="26.099997" calcext:value-type="float">
            <text:p>26,099997</text:p>
          </table:table-cell>
          <table:table-cell table:formula="of:=([.C186]*[.$B$298])-([.C186]*[.$B$297])+[.$B$297]" office:value-type="float" office:value="26.755093" calcext:value-type="float">
            <text:p>26,755093</text:p>
          </table:table-cell>
          <table:table-cell table:formula="of:=([.D186]-[.E186])^2" office:value-type="float" office:value="0.429150769215996" calcext:value-type="float">
            <text:p>0,429150769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44514" calcext:value-type="float">
            <text:p>0,444514</text:p>
          </table:table-cell>
          <table:table-cell table:formula="of:=([.B187]*[.$B$298])-([.B187]*[.$B$297])+[.$B$297]" office:value-type="float" office:value="26.399998" calcext:value-type="float">
            <text:p>26,399998</text:p>
          </table:table-cell>
          <table:table-cell table:formula="of:=([.C187]*[.$B$298])-([.C187]*[.$B$297])+[.$B$297]" office:value-type="float" office:value="26.278682" calcext:value-type="float">
            <text:p>26,278682</text:p>
          </table:table-cell>
          <table:table-cell table:formula="of:=([.D187]-[.E187])^2" office:value-type="float" office:value="0.0147175718560001" calcext:value-type="float">
            <text:p>0,01471757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62215" calcext:value-type="float">
            <text:p>0,462215</text:p>
          </table:table-cell>
          <table:table-cell table:formula="of:=([.B188]*[.$B$298])-([.B188]*[.$B$297])+[.$B$297]" office:value-type="float" office:value="26.499994" calcext:value-type="float">
            <text:p>26,499994</text:p>
          </table:table-cell>
          <table:table-cell table:formula="of:=([.C188]*[.$B$298])-([.C188]*[.$B$297])+[.$B$297]" office:value-type="float" office:value="26.508795" calcext:value-type="float">
            <text:p>26,508795</text:p>
          </table:table-cell>
          <table:table-cell table:formula="of:=([.D188]-[.E188])^2" office:value-type="float" office:value="0.0000774576009999698" calcext:value-type="float">
            <text:p>7,74576009999698E-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3573" calcext:value-type="float">
            <text:p>0,483573</text:p>
          </table:table-cell>
          <table:table-cell table:formula="of:=([.B189]*[.$B$298])-([.B189]*[.$B$297])+[.$B$297]" office:value-type="float" office:value="26.099997" calcext:value-type="float">
            <text:p>26,099997</text:p>
          </table:table-cell>
          <table:table-cell table:formula="of:=([.C189]*[.$B$298])-([.C189]*[.$B$297])+[.$B$297]" office:value-type="float" office:value="26.786449" calcext:value-type="float">
            <text:p>26,786449</text:p>
          </table:table-cell>
          <table:table-cell table:formula="of:=([.D189]-[.E189])^2" office:value-type="float" office:value="0.471216348303999" calcext:value-type="float">
            <text:p>0,471216348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63105" calcext:value-type="float">
            <text:p>0,463105</text:p>
          </table:table-cell>
          <table:table-cell table:formula="of:=([.B190]*[.$B$298])-([.B190]*[.$B$297])+[.$B$297]" office:value-type="float" office:value="26.000001" calcext:value-type="float">
            <text:p>26,000001</text:p>
          </table:table-cell>
          <table:table-cell table:formula="of:=([.C190]*[.$B$298])-([.C190]*[.$B$297])+[.$B$297]" office:value-type="float" office:value="26.520365" calcext:value-type="float">
            <text:p>26,520365</text:p>
          </table:table-cell>
          <table:table-cell table:formula="of:=([.D190]-[.E190])^2" office:value-type="float" office:value="0.270778692495997" calcext:value-type="float">
            <text:p>0,27077869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67227" calcext:value-type="float">
            <text:p>0,467227</text:p>
          </table:table-cell>
          <table:table-cell table:formula="of:=([.B191]*[.$B$298])-([.B191]*[.$B$297])+[.$B$297]" office:value-type="float" office:value="25.600004" calcext:value-type="float">
            <text:p>25,600004</text:p>
          </table:table-cell>
          <table:table-cell table:formula="of:=([.C191]*[.$B$298])-([.C191]*[.$B$297])+[.$B$297]" office:value-type="float" office:value="26.573951" calcext:value-type="float">
            <text:p>26,573951</text:p>
          </table:table-cell>
          <table:table-cell table:formula="of:=([.D191]-[.E191])^2" office:value-type="float" office:value="0.948572758809005" calcext:value-type="float">
            <text:p>0,94857275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5427" calcext:value-type="float">
            <text:p>0,445427</text:p>
          </table:table-cell>
          <table:table-cell table:formula="of:=([.B192]*[.$B$298])-([.B192]*[.$B$297])+[.$B$297]" office:value-type="float" office:value="25.799996" calcext:value-type="float">
            <text:p>25,799996</text:p>
          </table:table-cell>
          <table:table-cell table:formula="of:=([.C192]*[.$B$298])-([.C192]*[.$B$297])+[.$B$297]" office:value-type="float" office:value="26.290551" calcext:value-type="float">
            <text:p>26,290551</text:p>
          </table:table-cell>
          <table:table-cell table:formula="of:=([.D192]-[.E192])^2" office:value-type="float" office:value="0.240644208025" calcext:value-type="float">
            <text:p>0,24064420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44787" calcext:value-type="float">
            <text:p>0,444787</text:p>
          </table:table-cell>
          <table:table-cell table:formula="of:=([.B193]*[.$B$298])-([.B193]*[.$B$297])+[.$B$297]" office:value-type="float" office:value="25.799996" calcext:value-type="float">
            <text:p>25,799996</text:p>
          </table:table-cell>
          <table:table-cell table:formula="of:=([.C193]*[.$B$298])-([.C193]*[.$B$297])+[.$B$297]" office:value-type="float" office:value="26.282231" calcext:value-type="float">
            <text:p>26,282231</text:p>
          </table:table-cell>
          <table:table-cell table:formula="of:=([.D193]-[.E193])^2" office:value-type="float" office:value="0.232550595225003" calcext:value-type="float">
            <text:p>0,23255059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453004" calcext:value-type="float">
            <text:p>0,453004</text:p>
          </table:table-cell>
          <table:table-cell table:formula="of:=([.B194]*[.$B$298])-([.B194]*[.$B$297])+[.$B$297]" office:value-type="float" office:value="25.499995" calcext:value-type="float">
            <text:p>25,499995</text:p>
          </table:table-cell>
          <table:table-cell table:formula="of:=([.C194]*[.$B$298])-([.C194]*[.$B$297])+[.$B$297]" office:value-type="float" office:value="26.389052" calcext:value-type="float">
            <text:p>26,389052</text:p>
          </table:table-cell>
          <table:table-cell table:formula="of:=([.D194]-[.E194])^2" office:value-type="float" office:value="0.790422349249002" calcext:value-type="float">
            <text:p>0,790422349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3596" calcext:value-type="float">
            <text:p>0,43596</text:p>
          </table:table-cell>
          <table:table-cell table:formula="of:=([.B195]*[.$B$298])-([.B195]*[.$B$297])+[.$B$297]" office:value-type="float" office:value="25.099998" calcext:value-type="float">
            <text:p>25,099998</text:p>
          </table:table-cell>
          <table:table-cell table:formula="of:=([.C195]*[.$B$298])-([.C195]*[.$B$297])+[.$B$297]" office:value-type="float" office:value="26.16748" calcext:value-type="float">
            <text:p>26,16748</text:p>
          </table:table-cell>
          <table:table-cell table:formula="of:=([.D195]-[.E195])^2" office:value-type="float" office:value="1.139517820324" calcext:value-type="float">
            <text:p>1,13951782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22442" calcext:value-type="float">
            <text:p>0,422442</text:p>
          </table:table-cell>
          <table:table-cell table:formula="of:=([.B196]*[.$B$298])-([.B196]*[.$B$297])+[.$B$297]" office:value-type="float" office:value="25.099998" calcext:value-type="float">
            <text:p>25,099998</text:p>
          </table:table-cell>
          <table:table-cell table:formula="of:=([.C196]*[.$B$298])-([.C196]*[.$B$297])+[.$B$297]" office:value-type="float" office:value="25.991746" calcext:value-type="float">
            <text:p>25,991746</text:p>
          </table:table-cell>
          <table:table-cell table:formula="of:=([.D196]-[.E196])^2" office:value-type="float" office:value="0.795214495504" calcext:value-type="float">
            <text:p>0,795214495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164" calcext:value-type="float">
            <text:p>0,4164</text:p>
          </table:table-cell>
          <table:table-cell table:formula="of:=([.B197]*[.$B$298])-([.B197]*[.$B$297])+[.$B$297]" office:value-type="float" office:value="26.499994" calcext:value-type="float">
            <text:p>26,499994</text:p>
          </table:table-cell>
          <table:table-cell table:formula="of:=([.C197]*[.$B$298])-([.C197]*[.$B$297])+[.$B$297]" office:value-type="float" office:value="25.9132" calcext:value-type="float">
            <text:p>25,9132</text:p>
          </table:table-cell>
          <table:table-cell table:formula="of:=([.D197]-[.E197])^2" office:value-type="float" office:value="0.344327198436001" calcext:value-type="float">
            <text:p>0,34432719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507692" calcext:value-type="float">
            <text:p>0,507692</text:p>
          </table:table-cell>
          <table:table-cell office:value-type="float" office:value="0.476845" calcext:value-type="float">
            <text:p>0,476845</text:p>
          </table:table-cell>
          <table:table-cell table:formula="of:=([.B198]*[.$B$298])-([.B198]*[.$B$297])+[.$B$297]" office:value-type="float" office:value="27.099996" calcext:value-type="float">
            <text:p>27,099996</text:p>
          </table:table-cell>
          <table:table-cell table:formula="of:=([.C198]*[.$B$298])-([.C198]*[.$B$297])+[.$B$297]" office:value-type="float" office:value="26.698985" calcext:value-type="float">
            <text:p>26,698985</text:p>
          </table:table-cell>
          <table:table-cell table:formula="of:=([.D198]-[.E198])^2" office:value-type="float" office:value="0.160809822121003" calcext:value-type="float">
            <text:p>0,16080982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84615" calcext:value-type="float">
            <text:p>0,684615</text:p>
          </table:table-cell>
          <table:table-cell office:value-type="float" office:value="0.527192" calcext:value-type="float">
            <text:p>0,527192</text:p>
          </table:table-cell>
          <table:table-cell table:formula="of:=([.B199]*[.$B$298])-([.B199]*[.$B$297])+[.$B$297]" office:value-type="float" office:value="29.399995" calcext:value-type="float">
            <text:p>29,399995</text:p>
          </table:table-cell>
          <table:table-cell table:formula="of:=([.C199]*[.$B$298])-([.C199]*[.$B$297])+[.$B$297]" office:value-type="float" office:value="27.353496" calcext:value-type="float">
            <text:p>27,353496</text:p>
          </table:table-cell>
          <table:table-cell table:formula="of:=([.D199]-[.E199])^2" office:value-type="float" office:value="4.188158157001" calcext:value-type="float">
            <text:p>4,1881581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84615" calcext:value-type="float">
            <text:p>0,784615</text:p>
          </table:table-cell>
          <table:table-cell office:value-type="float" office:value="0.670748" calcext:value-type="float">
            <text:p>0,670748</text:p>
          </table:table-cell>
          <table:table-cell table:formula="of:=([.B200]*[.$B$298])-([.B200]*[.$B$297])+[.$B$297]" office:value-type="float" office:value="30.699995" calcext:value-type="float">
            <text:p>30,699995</text:p>
          </table:table-cell>
          <table:table-cell table:formula="of:=([.C200]*[.$B$298])-([.C200]*[.$B$297])+[.$B$297]" office:value-type="float" office:value="29.219724" calcext:value-type="float">
            <text:p>29,219724</text:p>
          </table:table-cell>
          <table:table-cell table:formula="of:=([.D200]-[.E200])^2" office:value-type="float" office:value="2.19120223344099" calcext:value-type="float">
            <text:p>2,19120223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95702" calcext:value-type="float">
            <text:p>0,795702</text:p>
          </table:table-cell>
          <table:table-cell table:formula="of:=([.B201]*[.$B$298])-([.B201]*[.$B$297])+[.$B$297]" office:value-type="float" office:value="31.100005" calcext:value-type="float">
            <text:p>31,100005</text:p>
          </table:table-cell>
          <table:table-cell table:formula="of:=([.C201]*[.$B$298])-([.C201]*[.$B$297])+[.$B$297]" office:value-type="float" office:value="30.844126" calcext:value-type="float">
            <text:p>30,844126</text:p>
          </table:table-cell>
          <table:table-cell table:formula="of:=([.D201]-[.E201])^2" office:value-type="float" office:value="0.0654740626410001" calcext:value-type="float">
            <text:p>0,065474062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1709" calcext:value-type="float">
            <text:p>0,811709</text:p>
          </table:table-cell>
          <table:table-cell table:formula="of:=([.B202]*[.$B$298])-([.B202]*[.$B$297])+[.$B$297]" office:value-type="float" office:value="31.800003" calcext:value-type="float">
            <text:p>31,800003</text:p>
          </table:table-cell>
          <table:table-cell table:formula="of:=([.C202]*[.$B$298])-([.C202]*[.$B$297])+[.$B$297]" office:value-type="float" office:value="31.052217" calcext:value-type="float">
            <text:p>31,052217</text:p>
          </table:table-cell>
          <table:table-cell table:formula="of:=([.D202]-[.E202])^2" office:value-type="float" office:value="0.559183901795997" calcext:value-type="float">
            <text:p>0,5591839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818799" calcext:value-type="float">
            <text:p>0,818799</text:p>
          </table:table-cell>
          <table:table-cell table:formula="of:=([.B203]*[.$B$298])-([.B203]*[.$B$297])+[.$B$297]" office:value-type="float" office:value="31.800003" calcext:value-type="float">
            <text:p>31,800003</text:p>
          </table:table-cell>
          <table:table-cell table:formula="of:=([.C203]*[.$B$298])-([.C203]*[.$B$297])+[.$B$297]" office:value-type="float" office:value="31.144387" calcext:value-type="float">
            <text:p>31,144387</text:p>
          </table:table-cell>
          <table:table-cell table:formula="of:=([.D203]-[.E203])^2" office:value-type="float" office:value="0.429832339455998" calcext:value-type="float">
            <text:p>0,429832339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799231" calcext:value-type="float">
            <text:p>0,799231</text:p>
          </table:table-cell>
          <table:table-cell table:formula="of:=([.B204]*[.$B$298])-([.B204]*[.$B$297])+[.$B$297]" office:value-type="float" office:value="31.599998" calcext:value-type="float">
            <text:p>31,599998</text:p>
          </table:table-cell>
          <table:table-cell table:formula="of:=([.C204]*[.$B$298])-([.C204]*[.$B$297])+[.$B$297]" office:value-type="float" office:value="30.890003" calcext:value-type="float">
            <text:p>30,890003</text:p>
          </table:table-cell>
          <table:table-cell table:formula="of:=([.D204]-[.E204])^2" office:value-type="float" office:value="0.504092900025004" calcext:value-type="float">
            <text:p>0,50409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3662" calcext:value-type="float">
            <text:p>0,763662</text:p>
          </table:table-cell>
          <table:table-cell table:formula="of:=([.B205]*[.$B$298])-([.B205]*[.$B$297])+[.$B$297]" office:value-type="float" office:value="31.100005" calcext:value-type="float">
            <text:p>31,100005</text:p>
          </table:table-cell>
          <table:table-cell table:formula="of:=([.C205]*[.$B$298])-([.C205]*[.$B$297])+[.$B$297]" office:value-type="float" office:value="30.427606" calcext:value-type="float">
            <text:p>30,427606</text:p>
          </table:table-cell>
          <table:table-cell table:formula="of:=([.D205]-[.E205])^2" office:value-type="float" office:value="0.452120415201003" calcext:value-type="float">
            <text:p>0,45212041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23538" calcext:value-type="float">
            <text:p>0,723538</text:p>
          </table:table-cell>
          <table:table-cell table:formula="of:=([.B206]*[.$B$298])-([.B206]*[.$B$297])+[.$B$297]" office:value-type="float" office:value="30.100006" calcext:value-type="float">
            <text:p>30,100006</text:p>
          </table:table-cell>
          <table:table-cell table:formula="of:=([.C206]*[.$B$298])-([.C206]*[.$B$297])+[.$B$297]" office:value-type="float" office:value="29.905994" calcext:value-type="float">
            <text:p>29,905994</text:p>
          </table:table-cell>
          <table:table-cell table:formula="of:=([.D206]-[.E206])^2" office:value-type="float" office:value="0.0376406561440003" calcext:value-type="float">
            <text:p>0,037640656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576923" calcext:value-type="float">
            <text:p>0,576923</text:p>
          </table:table-cell>
          <table:table-cell office:value-type="float" office:value="0.658876" calcext:value-type="float">
            <text:p>0,658876</text:p>
          </table:table-cell>
          <table:table-cell table:formula="of:=([.B207]*[.$B$298])-([.B207]*[.$B$297])+[.$B$297]" office:value-type="float" office:value="27.999999" calcext:value-type="float">
            <text:p>27,999999</text:p>
          </table:table-cell>
          <table:table-cell table:formula="of:=([.C207]*[.$B$298])-([.C207]*[.$B$297])+[.$B$297]" office:value-type="float" office:value="29.065388" calcext:value-type="float">
            <text:p>29,065388</text:p>
          </table:table-cell>
          <table:table-cell table:formula="of:=([.D207]-[.E207])^2" office:value-type="float" office:value="1.13505372132099" calcext:value-type="float">
            <text:p>1,13505372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" calcext:value-type="float">
            <text:p>0,5</text:p>
          </table:table-cell>
          <table:table-cell office:value-type="float" office:value="0.549741" calcext:value-type="float">
            <text:p>0,549741</text:p>
          </table:table-cell>
          <table:table-cell table:formula="of:=([.B208]*[.$B$298])-([.B208]*[.$B$297])+[.$B$297]" office:value-type="float" office:value="27" calcext:value-type="float">
            <text:p>27</text:p>
          </table:table-cell>
          <table:table-cell table:formula="of:=([.C208]*[.$B$298])-([.C208]*[.$B$297])+[.$B$297]" office:value-type="float" office:value="27.646633" calcext:value-type="float">
            <text:p>27,646633</text:p>
          </table:table-cell>
          <table:table-cell table:formula="of:=([.D208]-[.E208])^2" office:value-type="float" office:value="0.418134236689002" calcext:value-type="float">
            <text:p>0,41813423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87821" calcext:value-type="float">
            <text:p>0,487821</text:p>
          </table:table-cell>
          <table:table-cell table:formula="of:=([.B209]*[.$B$298])-([.B209]*[.$B$297])+[.$B$297]" office:value-type="float" office:value="26.099997" calcext:value-type="float">
            <text:p>26,099997</text:p>
          </table:table-cell>
          <table:table-cell table:formula="of:=([.C209]*[.$B$298])-([.C209]*[.$B$297])+[.$B$297]" office:value-type="float" office:value="26.841673" calcext:value-type="float">
            <text:p>26,841673</text:p>
          </table:table-cell>
          <table:table-cell table:formula="of:=([.D209]-[.E209])^2" office:value-type="float" office:value="0.550083288975997" calcext:value-type="float">
            <text:p>0,55008328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53673" calcext:value-type="float">
            <text:p>0,453673</text:p>
          </table:table-cell>
          <table:table-cell table:formula="of:=([.B210]*[.$B$298])-([.B210]*[.$B$297])+[.$B$297]" office:value-type="float" office:value="26.200006" calcext:value-type="float">
            <text:p>26,200006</text:p>
          </table:table-cell>
          <table:table-cell table:formula="of:=([.C210]*[.$B$298])-([.C210]*[.$B$297])+[.$B$297]" office:value-type="float" office:value="26.397749" calcext:value-type="float">
            <text:p>26,397749</text:p>
          </table:table-cell>
          <table:table-cell table:formula="of:=([.D210]-[.E210])^2" office:value-type="float" office:value="0.0391022940489982" calcext:value-type="float">
            <text:p>0,03910229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40766" calcext:value-type="float">
            <text:p>0,440766</text:p>
          </table:table-cell>
          <table:table-cell table:formula="of:=([.B211]*[.$B$298])-([.B211]*[.$B$297])+[.$B$297]" office:value-type="float" office:value="26.300002" calcext:value-type="float">
            <text:p>26,300002</text:p>
          </table:table-cell>
          <table:table-cell table:formula="of:=([.C211]*[.$B$298])-([.C211]*[.$B$297])+[.$B$297]" office:value-type="float" office:value="26.229958" calcext:value-type="float">
            <text:p>26,229958</text:p>
          </table:table-cell>
          <table:table-cell table:formula="of:=([.D211]-[.E211])^2" office:value-type="float" office:value="0.00490616193599991" calcext:value-type="float">
            <text:p>0,00490616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125" calcext:value-type="float">
            <text:p>0,46125</text:p>
          </table:table-cell>
          <table:table-cell table:formula="of:=([.B212]*[.$B$298])-([.B212]*[.$B$297])+[.$B$297]" office:value-type="float" office:value="26.099997" calcext:value-type="float">
            <text:p>26,099997</text:p>
          </table:table-cell>
          <table:table-cell table:formula="of:=([.C212]*[.$B$298])-([.C212]*[.$B$297])+[.$B$297]" office:value-type="float" office:value="26.49625" calcext:value-type="float">
            <text:p>26,49625</text:p>
          </table:table-cell>
          <table:table-cell table:formula="of:=([.D212]-[.E212])^2" office:value-type="float" office:value="0.157016440008998" calcext:value-type="float">
            <text:p>0,1570164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58191" calcext:value-type="float">
            <text:p>0,458191</text:p>
          </table:table-cell>
          <table:table-cell table:formula="of:=([.B213]*[.$B$298])-([.B213]*[.$B$297])+[.$B$297]" office:value-type="float" office:value="26.099997" calcext:value-type="float">
            <text:p>26,099997</text:p>
          </table:table-cell>
          <table:table-cell table:formula="of:=([.C213]*[.$B$298])-([.C213]*[.$B$297])+[.$B$297]" office:value-type="float" office:value="26.456483" calcext:value-type="float">
            <text:p>26,456483</text:p>
          </table:table-cell>
          <table:table-cell table:formula="of:=([.D213]-[.E213])^2" office:value-type="float" office:value="0.127082268195998" calcext:value-type="float">
            <text:p>0,127082268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" calcext:value-type="float">
            <text:p>0,4</text:p>
          </table:table-cell>
          <table:table-cell office:value-type="float" office:value="0.470857" calcext:value-type="float">
            <text:p>0,470857</text:p>
          </table:table-cell>
          <table:table-cell table:formula="of:=([.B214]*[.$B$298])-([.B214]*[.$B$297])+[.$B$297]" office:value-type="float" office:value="25.7" calcext:value-type="float">
            <text:p>25,7</text:p>
          </table:table-cell>
          <table:table-cell table:formula="of:=([.C214]*[.$B$298])-([.C214]*[.$B$297])+[.$B$297]" office:value-type="float" office:value="26.621141" calcext:value-type="float">
            <text:p>26,621141</text:p>
          </table:table-cell>
          <table:table-cell table:formula="of:=([.D214]-[.E214])^2" office:value-type="float" office:value="0.848500741881004" calcext:value-type="float">
            <text:p>0,84850074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208" calcext:value-type="float">
            <text:p>0,45208</text:p>
          </table:table-cell>
          <table:table-cell table:formula="of:=([.B215]*[.$B$298])-([.B215]*[.$B$297])+[.$B$297]" office:value-type="float" office:value="26.000001" calcext:value-type="float">
            <text:p>26,000001</text:p>
          </table:table-cell>
          <table:table-cell table:formula="of:=([.C215]*[.$B$298])-([.C215]*[.$B$297])+[.$B$297]" office:value-type="float" office:value="26.37704" calcext:value-type="float">
            <text:p>26,37704</text:p>
          </table:table-cell>
          <table:table-cell table:formula="of:=([.D215]-[.E215])^2" office:value-type="float" office:value="0.142158407521" calcext:value-type="float">
            <text:p>0,14215840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" calcext:value-type="float">
            <text:p>0,4</text:p>
          </table:table-cell>
          <table:table-cell office:value-type="float" office:value="0.457731" calcext:value-type="float">
            <text:p>0,457731</text:p>
          </table:table-cell>
          <table:table-cell table:formula="of:=([.B216]*[.$B$298])-([.B216]*[.$B$297])+[.$B$297]" office:value-type="float" office:value="25.7" calcext:value-type="float">
            <text:p>25,7</text:p>
          </table:table-cell>
          <table:table-cell table:formula="of:=([.C216]*[.$B$298])-([.C216]*[.$B$297])+[.$B$297]" office:value-type="float" office:value="26.450503" calcext:value-type="float">
            <text:p>26,450503</text:p>
          </table:table-cell>
          <table:table-cell table:formula="of:=([.D216]-[.E216])^2" office:value-type="float" office:value="0.563254753008998" calcext:value-type="float">
            <text:p>0,56325475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451481" calcext:value-type="float">
            <text:p>0,451481</text:p>
          </table:table-cell>
          <table:table-cell table:formula="of:=([.B217]*[.$B$298])-([.B217]*[.$B$297])+[.$B$297]" office:value-type="float" office:value="25.600004" calcext:value-type="float">
            <text:p>25,600004</text:p>
          </table:table-cell>
          <table:table-cell table:formula="of:=([.C217]*[.$B$298])-([.C217]*[.$B$297])+[.$B$297]" office:value-type="float" office:value="26.369253" calcext:value-type="float">
            <text:p>26,369253</text:p>
          </table:table-cell>
          <table:table-cell table:formula="of:=([.D217]-[.E217])^2" office:value-type="float" office:value="0.591744024001003" calcext:value-type="float">
            <text:p>0,5917440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386" calcext:value-type="float">
            <text:p>0,4386</text:p>
          </table:table-cell>
          <table:table-cell table:formula="of:=([.B218]*[.$B$298])-([.B218]*[.$B$297])+[.$B$297]" office:value-type="float" office:value="25.199994" calcext:value-type="float">
            <text:p>25,199994</text:p>
          </table:table-cell>
          <table:table-cell table:formula="of:=([.C218]*[.$B$298])-([.C218]*[.$B$297])+[.$B$297]" office:value-type="float" office:value="26.2018" calcext:value-type="float">
            <text:p>26,2018</text:p>
          </table:table-cell>
          <table:table-cell table:formula="of:=([.D218]-[.E218])^2" office:value-type="float" office:value="1.003615261636" calcext:value-type="float">
            <text:p>1,00361526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29007" calcext:value-type="float">
            <text:p>0,429007</text:p>
          </table:table-cell>
          <table:table-cell table:formula="of:=([.B219]*[.$B$298])-([.B219]*[.$B$297])+[.$B$297]" office:value-type="float" office:value="24.900006" calcext:value-type="float">
            <text:p>24,900006</text:p>
          </table:table-cell>
          <table:table-cell table:formula="of:=([.C219]*[.$B$298])-([.C219]*[.$B$297])+[.$B$297]" office:value-type="float" office:value="26.077091" calcext:value-type="float">
            <text:p>26,077091</text:p>
          </table:table-cell>
          <table:table-cell table:formula="of:=([.D219]-[.E219])^2" office:value-type="float" office:value="1.385529097225" calcext:value-type="float">
            <text:p>1,385529097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46154" calcext:value-type="float">
            <text:p>0,346154</text:p>
          </table:table-cell>
          <table:table-cell office:value-type="float" office:value="0.40482" calcext:value-type="float">
            <text:p>0,40482</text:p>
          </table:table-cell>
          <table:table-cell table:formula="of:=([.B220]*[.$B$298])-([.B220]*[.$B$297])+[.$B$297]" office:value-type="float" office:value="25.000002" calcext:value-type="float">
            <text:p>25,000002</text:p>
          </table:table-cell>
          <table:table-cell table:formula="of:=([.C220]*[.$B$298])-([.C220]*[.$B$297])+[.$B$297]" office:value-type="float" office:value="25.76266" calcext:value-type="float">
            <text:p>25,76266</text:p>
          </table:table-cell>
          <table:table-cell table:formula="of:=([.D220]-[.E220])^2" office:value-type="float" office:value="0.581647224964003" calcext:value-type="float">
            <text:p>0,5816472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410073" calcext:value-type="float">
            <text:p>0,410073</text:p>
          </table:table-cell>
          <table:table-cell table:formula="of:=([.B221]*[.$B$298])-([.B221]*[.$B$297])+[.$B$297]" office:value-type="float" office:value="26.200006" calcext:value-type="float">
            <text:p>26,200006</text:p>
          </table:table-cell>
          <table:table-cell table:formula="of:=([.C221]*[.$B$298])-([.C221]*[.$B$297])+[.$B$297]" office:value-type="float" office:value="25.830949" calcext:value-type="float">
            <text:p>25,830949</text:p>
          </table:table-cell>
          <table:table-cell table:formula="of:=([.D221]-[.E221])^2" office:value-type="float" office:value="0.136203069249004" calcext:value-type="float">
            <text:p>0,13620306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462526" calcext:value-type="float">
            <text:p>0,462526</text:p>
          </table:table-cell>
          <table:table-cell table:formula="of:=([.B222]*[.$B$298])-([.B222]*[.$B$297])+[.$B$297]" office:value-type="float" office:value="28.099995" calcext:value-type="float">
            <text:p>28,099995</text:p>
          </table:table-cell>
          <table:table-cell table:formula="of:=([.C222]*[.$B$298])-([.C222]*[.$B$297])+[.$B$297]" office:value-type="float" office:value="26.512838" calcext:value-type="float">
            <text:p>26,512838</text:p>
          </table:table-cell>
          <table:table-cell table:formula="of:=([.D222]-[.E222])^2" office:value-type="float" office:value="2.51906734264899" calcext:value-type="float">
            <text:p>2,519067342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579147" calcext:value-type="float">
            <text:p>0,579147</text:p>
          </table:table-cell>
          <table:table-cell table:formula="of:=([.B223]*[.$B$298])-([.B223]*[.$B$297])+[.$B$297]" office:value-type="float" office:value="30.100006" calcext:value-type="float">
            <text:p>30,100006</text:p>
          </table:table-cell>
          <table:table-cell table:formula="of:=([.C223]*[.$B$298])-([.C223]*[.$B$297])+[.$B$297]" office:value-type="float" office:value="28.028911" calcext:value-type="float">
            <text:p>28,028911</text:p>
          </table:table-cell>
          <table:table-cell table:formula="of:=([.D223]-[.E223])^2" office:value-type="float" office:value="4.28943449902501" calcext:value-type="float">
            <text:p>4,28943449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53846" calcext:value-type="float">
            <text:p>0,653846</text:p>
          </table:table-cell>
          <table:table-cell office:value-type="float" office:value="0.734373" calcext:value-type="float">
            <text:p>0,734373</text:p>
          </table:table-cell>
          <table:table-cell table:formula="of:=([.B224]*[.$B$298])-([.B224]*[.$B$297])+[.$B$297]" office:value-type="float" office:value="28.999998" calcext:value-type="float">
            <text:p>28,999998</text:p>
          </table:table-cell>
          <table:table-cell table:formula="of:=([.C224]*[.$B$298])-([.C224]*[.$B$297])+[.$B$297]" office:value-type="float" office:value="30.046849" calcext:value-type="float">
            <text:p>30,046849</text:p>
          </table:table-cell>
          <table:table-cell table:formula="of:=([.D224]-[.E224])^2" office:value-type="float" office:value="1.09589701620101" calcext:value-type="float">
            <text:p>1,095897016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823077" calcext:value-type="float">
            <text:p>0,823077</text:p>
          </table:table-cell>
          <table:table-cell office:value-type="float" office:value="0.706073" calcext:value-type="float">
            <text:p>0,706073</text:p>
          </table:table-cell>
          <table:table-cell table:formula="of:=([.B225]*[.$B$298])-([.B225]*[.$B$297])+[.$B$297]" office:value-type="float" office:value="31.200001" calcext:value-type="float">
            <text:p>31,200001</text:p>
          </table:table-cell>
          <table:table-cell table:formula="of:=([.C225]*[.$B$298])-([.C225]*[.$B$297])+[.$B$297]" office:value-type="float" office:value="29.678949" calcext:value-type="float">
            <text:p>29,678949</text:p>
          </table:table-cell>
          <table:table-cell table:formula="of:=([.D225]-[.E225])^2" office:value-type="float" office:value="2.31359918670401" calcext:value-type="float">
            <text:p>2,313599186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760634" calcext:value-type="float">
            <text:p>0,760634</text:p>
          </table:table-cell>
          <table:table-cell table:formula="of:=([.B226]*[.$B$298])-([.B226]*[.$B$297])+[.$B$297]" office:value-type="float" office:value="31.100005" calcext:value-type="float">
            <text:p>31,100005</text:p>
          </table:table-cell>
          <table:table-cell table:formula="of:=([.C226]*[.$B$298])-([.C226]*[.$B$297])+[.$B$297]" office:value-type="float" office:value="30.388242" calcext:value-type="float">
            <text:p>30,388242</text:p>
          </table:table-cell>
          <table:table-cell table:formula="of:=([.D226]-[.E226])^2" office:value-type="float" office:value="0.506606568169002" calcext:value-type="float">
            <text:p>0,506606568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69231" calcext:value-type="float">
            <text:p>0,869231</text:p>
          </table:table-cell>
          <table:table-cell office:value-type="float" office:value="0.786647" calcext:value-type="float">
            <text:p>0,786647</text:p>
          </table:table-cell>
          <table:table-cell table:formula="of:=([.B227]*[.$B$298])-([.B227]*[.$B$297])+[.$B$297]" office:value-type="float" office:value="31.800003" calcext:value-type="float">
            <text:p>31,800003</text:p>
          </table:table-cell>
          <table:table-cell table:formula="of:=([.C227]*[.$B$298])-([.C227]*[.$B$297])+[.$B$297]" office:value-type="float" office:value="30.726411" calcext:value-type="float">
            <text:p>30,726411</text:p>
          </table:table-cell>
          <table:table-cell table:formula="of:=([.D227]-[.E227])^2" office:value-type="float" office:value="1.152599782464" calcext:value-type="float">
            <text:p>1,152599782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8" calcext:value-type="float">
            <text:p>0,8</text:p>
          </table:table-cell>
          <table:table-cell office:value-type="float" office:value="0.781593" calcext:value-type="float">
            <text:p>0,781593</text:p>
          </table:table-cell>
          <table:table-cell table:formula="of:=([.B228]*[.$B$298])-([.B228]*[.$B$297])+[.$B$297]" office:value-type="float" office:value="30.9" calcext:value-type="float">
            <text:p>30,9</text:p>
          </table:table-cell>
          <table:table-cell table:formula="of:=([.C228]*[.$B$298])-([.C228]*[.$B$297])+[.$B$297]" office:value-type="float" office:value="30.660709" calcext:value-type="float">
            <text:p>30,660709</text:p>
          </table:table-cell>
          <table:table-cell table:formula="of:=([.D228]-[.E228])^2" office:value-type="float" office:value="0.057260182680999" calcext:value-type="float">
            <text:p>0,05726018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0769" calcext:value-type="float">
            <text:p>0,830769</text:p>
          </table:table-cell>
          <table:table-cell office:value-type="float" office:value="0.750883" calcext:value-type="float">
            <text:p>0,750883</text:p>
          </table:table-cell>
          <table:table-cell table:formula="of:=([.B229]*[.$B$298])-([.B229]*[.$B$297])+[.$B$297]" office:value-type="float" office:value="31.299997" calcext:value-type="float">
            <text:p>31,299997</text:p>
          </table:table-cell>
          <table:table-cell table:formula="of:=([.C229]*[.$B$298])-([.C229]*[.$B$297])+[.$B$297]" office:value-type="float" office:value="30.261479" calcext:value-type="float">
            <text:p>30,261479</text:p>
          </table:table-cell>
          <table:table-cell table:formula="of:=([.D229]-[.E229])^2" office:value-type="float" office:value="1.078519636324" calcext:value-type="float">
            <text:p>1,078519636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738462" calcext:value-type="float">
            <text:p>0,738462</text:p>
          </table:table-cell>
          <table:table-cell office:value-type="float" office:value="0.722174" calcext:value-type="float">
            <text:p>0,722174</text:p>
          </table:table-cell>
          <table:table-cell table:formula="of:=([.B230]*[.$B$298])-([.B230]*[.$B$297])+[.$B$297]" office:value-type="float" office:value="30.100006" calcext:value-type="float">
            <text:p>30,100006</text:p>
          </table:table-cell>
          <table:table-cell table:formula="of:=([.C230]*[.$B$298])-([.C230]*[.$B$297])+[.$B$297]" office:value-type="float" office:value="29.888262" calcext:value-type="float">
            <text:p>29,888262</text:p>
          </table:table-cell>
          <table:table-cell table:formula="of:=([.D230]-[.E230])^2" office:value-type="float" office:value="0.0448355215360013" calcext:value-type="float">
            <text:p>0,044835521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69231" calcext:value-type="float">
            <text:p>0,569231</text:p>
          </table:table-cell>
          <table:table-cell office:value-type="float" office:value="0.675859" calcext:value-type="float">
            <text:p>0,675859</text:p>
          </table:table-cell>
          <table:table-cell table:formula="of:=([.B231]*[.$B$298])-([.B231]*[.$B$297])+[.$B$297]" office:value-type="float" office:value="27.900003" calcext:value-type="float">
            <text:p>27,900003</text:p>
          </table:table-cell>
          <table:table-cell table:formula="of:=([.C231]*[.$B$298])-([.C231]*[.$B$297])+[.$B$297]" office:value-type="float" office:value="29.286167" calcext:value-type="float">
            <text:p>29,286167</text:p>
          </table:table-cell>
          <table:table-cell table:formula="of:=([.D231]-[.E231])^2" office:value-type="float" office:value="1.921450634896" calcext:value-type="float">
            <text:p>1,92145063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41439" calcext:value-type="float">
            <text:p>0,541439</text:p>
          </table:table-cell>
          <table:table-cell table:formula="of:=([.B232]*[.$B$298])-([.B232]*[.$B$297])+[.$B$297]" office:value-type="float" office:value="26.699999" calcext:value-type="float">
            <text:p>26,699999</text:p>
          </table:table-cell>
          <table:table-cell table:formula="of:=([.C232]*[.$B$298])-([.C232]*[.$B$297])+[.$B$297]" office:value-type="float" office:value="27.538707" calcext:value-type="float">
            <text:p>27,538707</text:p>
          </table:table-cell>
          <table:table-cell table:formula="of:=([.D232]-[.E232])^2" office:value-type="float" office:value="0.703431109264001" calcext:value-type="float">
            <text:p>0,703431109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79132" calcext:value-type="float">
            <text:p>0,479132</text:p>
          </table:table-cell>
          <table:table-cell table:formula="of:=([.B233]*[.$B$298])-([.B233]*[.$B$297])+[.$B$297]" office:value-type="float" office:value="27.200005" calcext:value-type="float">
            <text:p>27,200005</text:p>
          </table:table-cell>
          <table:table-cell table:formula="of:=([.C233]*[.$B$298])-([.C233]*[.$B$297])+[.$B$297]" office:value-type="float" office:value="26.728716" calcext:value-type="float">
            <text:p>26,728716</text:p>
          </table:table-cell>
          <table:table-cell table:formula="of:=([.D233]-[.E233])^2" office:value-type="float" office:value="0.222113321520999" calcext:value-type="float">
            <text:p>0,22211332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486974" calcext:value-type="float">
            <text:p>0,486974</text:p>
          </table:table-cell>
          <table:table-cell table:formula="of:=([.B234]*[.$B$298])-([.B234]*[.$B$297])+[.$B$297]" office:value-type="float" office:value="26.900004" calcext:value-type="float">
            <text:p>26,900004</text:p>
          </table:table-cell>
          <table:table-cell table:formula="of:=([.C234]*[.$B$298])-([.C234]*[.$B$297])+[.$B$297]" office:value-type="float" office:value="26.830662" calcext:value-type="float">
            <text:p>26,830662</text:p>
          </table:table-cell>
          <table:table-cell table:formula="of:=([.D234]-[.E234])^2" office:value-type="float" office:value="0.00480831296399936" calcext:value-type="float">
            <text:p>0,0048083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79299" calcext:value-type="float">
            <text:p>0,479299</text:p>
          </table:table-cell>
          <table:table-cell table:formula="of:=([.B235]*[.$B$298])-([.B235]*[.$B$297])+[.$B$297]" office:value-type="float" office:value="26.000001" calcext:value-type="float">
            <text:p>26,000001</text:p>
          </table:table-cell>
          <table:table-cell table:formula="of:=([.C235]*[.$B$298])-([.C235]*[.$B$297])+[.$B$297]" office:value-type="float" office:value="26.730887" calcext:value-type="float">
            <text:p>26,730887</text:p>
          </table:table-cell>
          <table:table-cell table:formula="of:=([.D235]-[.E235])^2" office:value-type="float" office:value="0.534194344996002" calcext:value-type="float">
            <text:p>0,5341943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450365" calcext:value-type="float">
            <text:p>0,450365</text:p>
          </table:table-cell>
          <table:table-cell table:formula="of:=([.B236]*[.$B$298])-([.B236]*[.$B$297])+[.$B$297]" office:value-type="float" office:value="26.000001" calcext:value-type="float">
            <text:p>26,000001</text:p>
          </table:table-cell>
          <table:table-cell table:formula="of:=([.C236]*[.$B$298])-([.C236]*[.$B$297])+[.$B$297]" office:value-type="float" office:value="26.354745" calcext:value-type="float">
            <text:p>26,354745</text:p>
          </table:table-cell>
          <table:table-cell table:formula="of:=([.D236]-[.E236])^2" office:value-type="float" office:value="0.125843305536" calcext:value-type="float">
            <text:p>0,125843305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30769" calcext:value-type="float">
            <text:p>0,430769</text:p>
          </table:table-cell>
          <table:table-cell office:value-type="float" office:value="0.462117" calcext:value-type="float">
            <text:p>0,462117</text:p>
          </table:table-cell>
          <table:table-cell table:formula="of:=([.B237]*[.$B$298])-([.B237]*[.$B$297])+[.$B$297]" office:value-type="float" office:value="26.099997" calcext:value-type="float">
            <text:p>26,099997</text:p>
          </table:table-cell>
          <table:table-cell table:formula="of:=([.C237]*[.$B$298])-([.C237]*[.$B$297])+[.$B$297]" office:value-type="float" office:value="26.507521" calcext:value-type="float">
            <text:p>26,507521</text:p>
          </table:table-cell>
          <table:table-cell table:formula="of:=([.D237]-[.E237])^2" office:value-type="float" office:value="0.166075810575999" calcext:value-type="float">
            <text:p>0,16607581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60382" calcext:value-type="float">
            <text:p>0,460382</text:p>
          </table:table-cell>
          <table:table-cell table:formula="of:=([.B238]*[.$B$298])-([.B238]*[.$B$297])+[.$B$297]" office:value-type="float" office:value="25.799996" calcext:value-type="float">
            <text:p>25,799996</text:p>
          </table:table-cell>
          <table:table-cell table:formula="of:=([.C238]*[.$B$298])-([.C238]*[.$B$297])+[.$B$297]" office:value-type="float" office:value="26.484966" calcext:value-type="float">
            <text:p>26,484966</text:p>
          </table:table-cell>
          <table:table-cell table:formula="of:=([.D238]-[.E238])^2" office:value-type="float" office:value="0.4691839009" calcext:value-type="float">
            <text:p>0,46918390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4319" calcext:value-type="float">
            <text:p>0,44319</text:p>
          </table:table-cell>
          <table:table-cell table:formula="of:=([.B239]*[.$B$298])-([.B239]*[.$B$297])+[.$B$297]" office:value-type="float" office:value="26.699999" calcext:value-type="float">
            <text:p>26,699999</text:p>
          </table:table-cell>
          <table:table-cell table:formula="of:=([.C239]*[.$B$298])-([.C239]*[.$B$297])+[.$B$297]" office:value-type="float" office:value="26.26147" calcext:value-type="float">
            <text:p>26,26147</text:p>
          </table:table-cell>
          <table:table-cell table:formula="of:=([.D239]-[.E239])^2" office:value-type="float" office:value="0.192307683840996" calcext:value-type="float">
            <text:p>0,19230768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95755" calcext:value-type="float">
            <text:p>0,495755</text:p>
          </table:table-cell>
          <table:table-cell table:formula="of:=([.B240]*[.$B$298])-([.B240]*[.$B$297])+[.$B$297]" office:value-type="float" office:value="25.300003" calcext:value-type="float">
            <text:p>25,300003</text:p>
          </table:table-cell>
          <table:table-cell table:formula="of:=([.C240]*[.$B$298])-([.C240]*[.$B$297])+[.$B$297]" office:value-type="float" office:value="26.944815" calcext:value-type="float">
            <text:p>26,944815</text:p>
          </table:table-cell>
          <table:table-cell table:formula="of:=([.D240]-[.E240])^2" office:value-type="float" office:value="2.70540651534399" calcext:value-type="float">
            <text:p>2,705406515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9231" calcext:value-type="float">
            <text:p>0,369231</text:p>
          </table:table-cell>
          <table:table-cell office:value-type="float" office:value="0.441089" calcext:value-type="float">
            <text:p>0,441089</text:p>
          </table:table-cell>
          <table:table-cell table:formula="of:=([.B241]*[.$B$298])-([.B241]*[.$B$297])+[.$B$297]" office:value-type="float" office:value="25.300003" calcext:value-type="float">
            <text:p>25,300003</text:p>
          </table:table-cell>
          <table:table-cell table:formula="of:=([.C241]*[.$B$298])-([.C241]*[.$B$297])+[.$B$297]" office:value-type="float" office:value="26.234157" calcext:value-type="float">
            <text:p>26,234157</text:p>
          </table:table-cell>
          <table:table-cell table:formula="of:=([.D241]-[.E241])^2" office:value-type="float" office:value="0.872643695715999" calcext:value-type="float">
            <text:p>0,872643695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1914" calcext:value-type="float">
            <text:p>0,41914</text:p>
          </table:table-cell>
          <table:table-cell table:formula="of:=([.B242]*[.$B$298])-([.B242]*[.$B$297])+[.$B$297]" office:value-type="float" office:value="25.199994" calcext:value-type="float">
            <text:p>25,199994</text:p>
          </table:table-cell>
          <table:table-cell table:formula="of:=([.C242]*[.$B$298])-([.C242]*[.$B$297])+[.$B$297]" office:value-type="float" office:value="25.94882" calcext:value-type="float">
            <text:p>25,94882</text:p>
          </table:table-cell>
          <table:table-cell table:formula="of:=([.D242]-[.E242])^2" office:value-type="float" office:value="0.560740378276002" calcext:value-type="float">
            <text:p>0,560740378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431296" calcext:value-type="float">
            <text:p>0,431296</text:p>
          </table:table-cell>
          <table:table-cell table:formula="of:=([.B243]*[.$B$298])-([.B243]*[.$B$297])+[.$B$297]" office:value-type="float" office:value="24.700001" calcext:value-type="float">
            <text:p>24,700001</text:p>
          </table:table-cell>
          <table:table-cell table:formula="of:=([.C243]*[.$B$298])-([.C243]*[.$B$297])+[.$B$297]" office:value-type="float" office:value="26.106848" calcext:value-type="float">
            <text:p>26,106848</text:p>
          </table:table-cell>
          <table:table-cell table:formula="of:=([.D243]-[.E243])^2" office:value-type="float" office:value="1.979218481409" calcext:value-type="float">
            <text:p>1,97921848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23077" calcext:value-type="float">
            <text:p>0,323077</text:p>
          </table:table-cell>
          <table:table-cell office:value-type="float" office:value="0.383282" calcext:value-type="float">
            <text:p>0,383282</text:p>
          </table:table-cell>
          <table:table-cell table:formula="of:=([.B244]*[.$B$298])-([.B244]*[.$B$297])+[.$B$297]" office:value-type="float" office:value="24.700001" calcext:value-type="float">
            <text:p>24,700001</text:p>
          </table:table-cell>
          <table:table-cell table:formula="of:=([.C244]*[.$B$298])-([.C244]*[.$B$297])+[.$B$297]" office:value-type="float" office:value="25.482666" calcext:value-type="float">
            <text:p>25,482666</text:p>
          </table:table-cell>
          <table:table-cell table:formula="of:=([.D244]-[.E244])^2" office:value-type="float" office:value="0.612564502224997" calcext:value-type="float">
            <text:p>0,61256450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397129" calcext:value-type="float">
            <text:p>0,397129</text:p>
          </table:table-cell>
          <table:table-cell table:formula="of:=([.B245]*[.$B$298])-([.B245]*[.$B$297])+[.$B$297]" office:value-type="float" office:value="25.199994" calcext:value-type="float">
            <text:p>25,199994</text:p>
          </table:table-cell>
          <table:table-cell table:formula="of:=([.C245]*[.$B$298])-([.C245]*[.$B$297])+[.$B$297]" office:value-type="float" office:value="25.662677" calcext:value-type="float">
            <text:p>25,662677</text:p>
          </table:table-cell>
          <table:table-cell table:formula="of:=([.D245]-[.E245])^2" office:value-type="float" office:value="0.214075558489005" calcext:value-type="float">
            <text:p>0,214075558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19084" calcext:value-type="float">
            <text:p>0,419084</text:p>
          </table:table-cell>
          <table:table-cell table:formula="of:=([.B246]*[.$B$298])-([.B246]*[.$B$297])+[.$B$297]" office:value-type="float" office:value="26.699999" calcext:value-type="float">
            <text:p>26,699999</text:p>
          </table:table-cell>
          <table:table-cell table:formula="of:=([.C246]*[.$B$298])-([.C246]*[.$B$297])+[.$B$297]" office:value-type="float" office:value="25.948092" calcext:value-type="float">
            <text:p>25,948092</text:p>
          </table:table-cell>
          <table:table-cell table:formula="of:=([.D246]-[.E246])^2" office:value-type="float" office:value="0.565364136648993" calcext:value-type="float">
            <text:p>0,565364136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38462" calcext:value-type="float">
            <text:p>0,638462</text:p>
          </table:table-cell>
          <table:table-cell office:value-type="float" office:value="0.491154" calcext:value-type="float">
            <text:p>0,491154</text:p>
          </table:table-cell>
          <table:table-cell table:formula="of:=([.B247]*[.$B$298])-([.B247]*[.$B$297])+[.$B$297]" office:value-type="float" office:value="28.800006" calcext:value-type="float">
            <text:p>28,800006</text:p>
          </table:table-cell>
          <table:table-cell table:formula="of:=([.C247]*[.$B$298])-([.C247]*[.$B$297])+[.$B$297]" office:value-type="float" office:value="26.885002" calcext:value-type="float">
            <text:p>26,885002</text:p>
          </table:table-cell>
          <table:table-cell table:formula="of:=([.D247]-[.E247])^2" office:value-type="float" office:value="3.66724032001599" calcext:value-type="float">
            <text:p>3,667240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761538" calcext:value-type="float">
            <text:p>0,761538</text:p>
          </table:table-cell>
          <table:table-cell office:value-type="float" office:value="0.635628" calcext:value-type="float">
            <text:p>0,635628</text:p>
          </table:table-cell>
          <table:table-cell table:formula="of:=([.B248]*[.$B$298])-([.B248]*[.$B$297])+[.$B$297]" office:value-type="float" office:value="30.399994" calcext:value-type="float">
            <text:p>30,399994</text:p>
          </table:table-cell>
          <table:table-cell table:formula="of:=([.C248]*[.$B$298])-([.C248]*[.$B$297])+[.$B$297]" office:value-type="float" office:value="28.763164" calcext:value-type="float">
            <text:p>28,763164</text:p>
          </table:table-cell>
          <table:table-cell table:formula="of:=([.D248]-[.E248])^2" office:value-type="float" office:value="2.67921244890001" calcext:value-type="float">
            <text:p>2,67921244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72089" calcext:value-type="float">
            <text:p>0,772089</text:p>
          </table:table-cell>
          <table:table-cell table:formula="of:=([.B249]*[.$B$298])-([.B249]*[.$B$297])+[.$B$297]" office:value-type="float" office:value="30.800004" calcext:value-type="float">
            <text:p>30,800004</text:p>
          </table:table-cell>
          <table:table-cell table:formula="of:=([.C249]*[.$B$298])-([.C249]*[.$B$297])+[.$B$297]" office:value-type="float" office:value="30.537157" calcext:value-type="float">
            <text:p>30,537157</text:p>
          </table:table-cell>
          <table:table-cell table:formula="of:=([.D249]-[.E249])^2" office:value-type="float" office:value="0.0690885454090023" calcext:value-type="float">
            <text:p>0,069088545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753846" calcext:value-type="float">
            <text:p>0,753846</text:p>
          </table:table-cell>
          <table:table-cell office:value-type="float" office:value="0.812952" calcext:value-type="float">
            <text:p>0,812952</text:p>
          </table:table-cell>
          <table:table-cell table:formula="of:=([.B250]*[.$B$298])-([.B250]*[.$B$297])+[.$B$297]" office:value-type="float" office:value="30.299998" calcext:value-type="float">
            <text:p>30,299998</text:p>
          </table:table-cell>
          <table:table-cell table:formula="of:=([.C250]*[.$B$298])-([.C250]*[.$B$297])+[.$B$297]" office:value-type="float" office:value="31.068376" calcext:value-type="float">
            <text:p>31,068376</text:p>
          </table:table-cell>
          <table:table-cell table:formula="of:=([.D250]-[.E250])^2" office:value-type="float" office:value="0.590404750883998" calcext:value-type="float">
            <text:p>0,59040475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776923" calcext:value-type="float">
            <text:p>0,776923</text:p>
          </table:table-cell>
          <table:table-cell office:value-type="float" office:value="0.746569" calcext:value-type="float">
            <text:p>0,746569</text:p>
          </table:table-cell>
          <table:table-cell table:formula="of:=([.B251]*[.$B$298])-([.B251]*[.$B$297])+[.$B$297]" office:value-type="float" office:value="30.599999" calcext:value-type="float">
            <text:p>30,599999</text:p>
          </table:table-cell>
          <table:table-cell table:formula="of:=([.C251]*[.$B$298])-([.C251]*[.$B$297])+[.$B$297]" office:value-type="float" office:value="30.205397" calcext:value-type="float">
            <text:p>30,205397</text:p>
          </table:table-cell>
          <table:table-cell table:formula="of:=([.D251]-[.E251])^2" office:value-type="float" office:value="0.155710738403996" calcext:value-type="float">
            <text:p>0,15571073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07692" calcext:value-type="float">
            <text:p>0,807692</text:p>
          </table:table-cell>
          <table:table-cell office:value-type="float" office:value="0.714386" calcext:value-type="float">
            <text:p>0,714386</text:p>
          </table:table-cell>
          <table:table-cell table:formula="of:=([.B252]*[.$B$298])-([.B252]*[.$B$297])+[.$B$297]" office:value-type="float" office:value="30.999996" calcext:value-type="float">
            <text:p>30,999996</text:p>
          </table:table-cell>
          <table:table-cell table:formula="of:=([.C252]*[.$B$298])-([.C252]*[.$B$297])+[.$B$297]" office:value-type="float" office:value="29.787018" calcext:value-type="float">
            <text:p>29,787018</text:p>
          </table:table-cell>
          <table:table-cell table:formula="of:=([.D252]-[.E252])^2" office:value-type="float" office:value="1.471315628484" calcext:value-type="float">
            <text:p>1,471315628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792308" calcext:value-type="float">
            <text:p>0,792308</text:p>
          </table:table-cell>
          <table:table-cell office:value-type="float" office:value="0.723208" calcext:value-type="float">
            <text:p>0,723208</text:p>
          </table:table-cell>
          <table:table-cell table:formula="of:=([.B253]*[.$B$298])-([.B253]*[.$B$297])+[.$B$297]" office:value-type="float" office:value="30.800004" calcext:value-type="float">
            <text:p>30,800004</text:p>
          </table:table-cell>
          <table:table-cell table:formula="of:=([.C253]*[.$B$298])-([.C253]*[.$B$297])+[.$B$297]" office:value-type="float" office:value="29.901704" calcext:value-type="float">
            <text:p>29,901704</text:p>
          </table:table-cell>
          <table:table-cell table:formula="of:=([.D253]-[.E253])^2" office:value-type="float" office:value="0.806942890000004" calcext:value-type="float">
            <text:p>0,806942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714626" calcext:value-type="float">
            <text:p>0,714626</text:p>
          </table:table-cell>
          <table:table-cell table:formula="of:=([.B254]*[.$B$298])-([.B254]*[.$B$297])+[.$B$297]" office:value-type="float" office:value="30.500003" calcext:value-type="float">
            <text:p>30,500003</text:p>
          </table:table-cell>
          <table:table-cell table:formula="of:=([.C254]*[.$B$298])-([.C254]*[.$B$297])+[.$B$297]" office:value-type="float" office:value="29.790138" calcext:value-type="float">
            <text:p>29,790138</text:p>
          </table:table-cell>
          <table:table-cell table:formula="of:=([.D254]-[.E254])^2" office:value-type="float" office:value="0.503908318225001" calcext:value-type="float">
            <text:p>0,503908318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730769" calcext:value-type="float">
            <text:p>0,730769</text:p>
          </table:table-cell>
          <table:table-cell office:value-type="float" office:value="0.700473" calcext:value-type="float">
            <text:p>0,700473</text:p>
          </table:table-cell>
          <table:table-cell table:formula="of:=([.B255]*[.$B$298])-([.B255]*[.$B$297])+[.$B$297]" office:value-type="float" office:value="29.999997" calcext:value-type="float">
            <text:p>29,999997</text:p>
          </table:table-cell>
          <table:table-cell table:formula="of:=([.C255]*[.$B$298])-([.C255]*[.$B$297])+[.$B$297]" office:value-type="float" office:value="29.606149" calcext:value-type="float">
            <text:p>29,606149</text:p>
          </table:table-cell>
          <table:table-cell table:formula="of:=([.D255]-[.E255])^2" office:value-type="float" office:value="0.155116247103999" calcext:value-type="float">
            <text:p>0,15511624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584615" calcext:value-type="float">
            <text:p>0,584615</text:p>
          </table:table-cell>
          <table:table-cell office:value-type="float" office:value="0.665314" calcext:value-type="float">
            <text:p>0,665314</text:p>
          </table:table-cell>
          <table:table-cell table:formula="of:=([.B256]*[.$B$298])-([.B256]*[.$B$297])+[.$B$297]" office:value-type="float" office:value="28.099995" calcext:value-type="float">
            <text:p>28,099995</text:p>
          </table:table-cell>
          <table:table-cell table:formula="of:=([.C256]*[.$B$298])-([.C256]*[.$B$297])+[.$B$297]" office:value-type="float" office:value="29.149082" calcext:value-type="float">
            <text:p>29,149082</text:p>
          </table:table-cell>
          <table:table-cell table:formula="of:=([.D256]-[.E256])^2" office:value-type="float" office:value="1.100583533569" calcext:value-type="float">
            <text:p>1,10058353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2308" calcext:value-type="float">
            <text:p>0,392308</text:p>
          </table:table-cell>
          <table:table-cell office:value-type="float" office:value="0.562368" calcext:value-type="float">
            <text:p>0,562368</text:p>
          </table:table-cell>
          <table:table-cell table:formula="of:=([.B257]*[.$B$298])-([.B257]*[.$B$297])+[.$B$297]" office:value-type="float" office:value="25.600004" calcext:value-type="float">
            <text:p>25,600004</text:p>
          </table:table-cell>
          <table:table-cell table:formula="of:=([.C257]*[.$B$298])-([.C257]*[.$B$297])+[.$B$297]" office:value-type="float" office:value="27.810784" calcext:value-type="float">
            <text:p>27,810784</text:p>
          </table:table-cell>
          <table:table-cell table:formula="of:=([.D257]-[.E257])^2" office:value-type="float" office:value="4.8875482084" calcext:value-type="float">
            <text:p>4,88754820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39135" calcext:value-type="float">
            <text:p>0,439135</text:p>
          </table:table-cell>
          <table:table-cell table:formula="of:=([.B258]*[.$B$298])-([.B258]*[.$B$297])+[.$B$297]" office:value-type="float" office:value="25.799996" calcext:value-type="float">
            <text:p>25,799996</text:p>
          </table:table-cell>
          <table:table-cell table:formula="of:=([.C258]*[.$B$298])-([.C258]*[.$B$297])+[.$B$297]" office:value-type="float" office:value="26.208755" calcext:value-type="float">
            <text:p>26,208755</text:p>
          </table:table-cell>
          <table:table-cell table:formula="of:=([.D258]-[.E258])^2" office:value-type="float" office:value="0.167083920081" calcext:value-type="float">
            <text:p>0,16708392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27032" calcext:value-type="float">
            <text:p>0,427032</text:p>
          </table:table-cell>
          <table:table-cell table:formula="of:=([.B259]*[.$B$298])-([.B259]*[.$B$297])+[.$B$297]" office:value-type="float" office:value="27.699998" calcext:value-type="float">
            <text:p>27,699998</text:p>
          </table:table-cell>
          <table:table-cell table:formula="of:=([.C259]*[.$B$298])-([.C259]*[.$B$297])+[.$B$297]" office:value-type="float" office:value="26.051416" calcext:value-type="float">
            <text:p>26,051416</text:p>
          </table:table-cell>
          <table:table-cell table:formula="of:=([.D259]-[.E259])^2" office:value-type="float" office:value="2.717822610724" calcext:value-type="float">
            <text:p>2,717822610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498015" calcext:value-type="float">
            <text:p>0,498015</text:p>
          </table:table-cell>
          <table:table-cell table:formula="of:=([.B260]*[.$B$298])-([.B260]*[.$B$297])+[.$B$297]" office:value-type="float" office:value="29.099994" calcext:value-type="float">
            <text:p>29,099994</text:p>
          </table:table-cell>
          <table:table-cell table:formula="of:=([.C260]*[.$B$298])-([.C260]*[.$B$297])+[.$B$297]" office:value-type="float" office:value="26.974195" calcext:value-type="float">
            <text:p>26,974195</text:p>
          </table:table-cell>
          <table:table-cell table:formula="of:=([.D260]-[.E260])^2" office:value-type="float" office:value="4.519021388401" calcext:value-type="float">
            <text:p>4,519021388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815385" calcext:value-type="float">
            <text:p>0,815385</text:p>
          </table:table-cell>
          <table:table-cell office:value-type="float" office:value="0.596753" calcext:value-type="float">
            <text:p>0,596753</text:p>
          </table:table-cell>
          <table:table-cell table:formula="of:=([.B261]*[.$B$298])-([.B261]*[.$B$297])+[.$B$297]" office:value-type="float" office:value="31.100005" calcext:value-type="float">
            <text:p>31,100005</text:p>
          </table:table-cell>
          <table:table-cell table:formula="of:=([.C261]*[.$B$298])-([.C261]*[.$B$297])+[.$B$297]" office:value-type="float" office:value="28.257789" calcext:value-type="float">
            <text:p>28,257789</text:p>
          </table:table-cell>
          <table:table-cell table:formula="of:=([.D261]-[.E261])^2" office:value-type="float" office:value="8.078191790656" calcext:value-type="float">
            <text:p>8,078191790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1538" calcext:value-type="float">
            <text:p>0,661538</text:p>
          </table:table-cell>
          <table:table-cell office:value-type="float" office:value="0.800281" calcext:value-type="float">
            <text:p>0,800281</text:p>
          </table:table-cell>
          <table:table-cell table:formula="of:=([.B262]*[.$B$298])-([.B262]*[.$B$297])+[.$B$297]" office:value-type="float" office:value="29.099994" calcext:value-type="float">
            <text:p>29,099994</text:p>
          </table:table-cell>
          <table:table-cell table:formula="of:=([.C262]*[.$B$298])-([.C262]*[.$B$297])+[.$B$297]" office:value-type="float" office:value="30.903653" calcext:value-type="float">
            <text:p>30,903653</text:p>
          </table:table-cell>
          <table:table-cell table:formula="of:=([.D262]-[.E262])^2" office:value-type="float" office:value="3.25318578828099" calcext:value-type="float">
            <text:p>3,25318578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76923" calcext:value-type="float">
            <text:p>0,676923</text:p>
          </table:table-cell>
          <table:table-cell office:value-type="float" office:value="0.713323" calcext:value-type="float">
            <text:p>0,713323</text:p>
          </table:table-cell>
          <table:table-cell table:formula="of:=([.B263]*[.$B$298])-([.B263]*[.$B$297])+[.$B$297]" office:value-type="float" office:value="29.299999" calcext:value-type="float">
            <text:p>29,299999</text:p>
          </table:table-cell>
          <table:table-cell table:formula="of:=([.C263]*[.$B$298])-([.C263]*[.$B$297])+[.$B$297]" office:value-type="float" office:value="29.773199" calcext:value-type="float">
            <text:p>29,773199</text:p>
          </table:table-cell>
          <table:table-cell table:formula="of:=([.D263]-[.E263])^2" office:value-type="float" office:value="0.223918239999999" calcext:value-type="float">
            <text:p>0,2239182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92308" calcext:value-type="float">
            <text:p>0,692308</text:p>
          </table:table-cell>
          <table:table-cell office:value-type="float" office:value="0.635229" calcext:value-type="float">
            <text:p>0,635229</text:p>
          </table:table-cell>
          <table:table-cell table:formula="of:=([.B264]*[.$B$298])-([.B264]*[.$B$297])+[.$B$297]" office:value-type="float" office:value="29.500004" calcext:value-type="float">
            <text:p>29,500004</text:p>
          </table:table-cell>
          <table:table-cell table:formula="of:=([.C264]*[.$B$298])-([.C264]*[.$B$297])+[.$B$297]" office:value-type="float" office:value="28.757977" calcext:value-type="float">
            <text:p>28,757977</text:p>
          </table:table-cell>
          <table:table-cell table:formula="of:=([.D264]-[.E264])^2" office:value-type="float" office:value="0.550604068729" calcext:value-type="float">
            <text:p>0,55060406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" calcext:value-type="float">
            <text:p>0,9</text:p>
          </table:table-cell>
          <table:table-cell office:value-type="float" office:value="0.644258" calcext:value-type="float">
            <text:p>0,644258</text:p>
          </table:table-cell>
          <table:table-cell table:formula="of:=([.B265]*[.$B$298])-([.B265]*[.$B$297])+[.$B$297]" office:value-type="float" office:value="32.2" calcext:value-type="float">
            <text:p>32,2</text:p>
          </table:table-cell>
          <table:table-cell table:formula="of:=([.C265]*[.$B$298])-([.C265]*[.$B$297])+[.$B$297]" office:value-type="float" office:value="28.875354" calcext:value-type="float">
            <text:p>28,875354</text:p>
          </table:table-cell>
          <table:table-cell table:formula="of:=([.D265]-[.E265])^2" office:value-type="float" office:value="11.053271025316" calcext:value-type="float">
            <text:p>11,053271025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752061" calcext:value-type="float">
            <text:p>0,752061</text:p>
          </table:table-cell>
          <table:table-cell table:formula="of:=([.B266]*[.$B$298])-([.B266]*[.$B$297])+[.$B$297]" office:value-type="float" office:value="32.400005" calcext:value-type="float">
            <text:p>32,400005</text:p>
          </table:table-cell>
          <table:table-cell table:formula="of:=([.C266]*[.$B$298])-([.C266]*[.$B$297])+[.$B$297]" office:value-type="float" office:value="30.276793" calcext:value-type="float">
            <text:p>30,276793</text:p>
          </table:table-cell>
          <table:table-cell table:formula="of:=([.D266]-[.E266])^2" office:value-type="float" office:value="4.50802919694401" calcext:value-type="float">
            <text:p>4,508029196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846154" calcext:value-type="float">
            <text:p>0,846154</text:p>
          </table:table-cell>
          <table:table-cell office:value-type="float" office:value="0.863369" calcext:value-type="float">
            <text:p>0,863369</text:p>
          </table:table-cell>
          <table:table-cell table:formula="of:=([.B267]*[.$B$298])-([.B267]*[.$B$297])+[.$B$297]" office:value-type="float" office:value="31.500002" calcext:value-type="float">
            <text:p>31,500002</text:p>
          </table:table-cell>
          <table:table-cell table:formula="of:=([.C267]*[.$B$298])-([.C267]*[.$B$297])+[.$B$297]" office:value-type="float" office:value="31.723797" calcext:value-type="float">
            <text:p>31,723797</text:p>
          </table:table-cell>
          <table:table-cell table:formula="of:=([.D267]-[.E267])^2" office:value-type="float" office:value="0.0500842020249996" calcext:value-type="float">
            <text:p>0,05008420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707692" calcext:value-type="float">
            <text:p>0,707692</text:p>
          </table:table-cell>
          <table:table-cell office:value-type="float" office:value="0.797823" calcext:value-type="float">
            <text:p>0,797823</text:p>
          </table:table-cell>
          <table:table-cell table:formula="of:=([.B268]*[.$B$298])-([.B268]*[.$B$297])+[.$B$297]" office:value-type="float" office:value="29.699996" calcext:value-type="float">
            <text:p>29,699996</text:p>
          </table:table-cell>
          <table:table-cell table:formula="of:=([.C268]*[.$B$298])-([.C268]*[.$B$297])+[.$B$297]" office:value-type="float" office:value="30.871699" calcext:value-type="float">
            <text:p>30,871699</text:p>
          </table:table-cell>
          <table:table-cell table:formula="of:=([.D268]-[.E268])^2" office:value-type="float" office:value="1.372887920209" calcext:value-type="float">
            <text:p>1,37288792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7692" calcext:value-type="float">
            <text:p>0,607692</text:p>
          </table:table-cell>
          <table:table-cell office:value-type="float" office:value="0.647028" calcext:value-type="float">
            <text:p>0,647028</text:p>
          </table:table-cell>
          <table:table-cell table:formula="of:=([.B269]*[.$B$298])-([.B269]*[.$B$297])+[.$B$297]" office:value-type="float" office:value="28.399996" calcext:value-type="float">
            <text:p>28,399996</text:p>
          </table:table-cell>
          <table:table-cell table:formula="of:=([.C269]*[.$B$298])-([.C269]*[.$B$297])+[.$B$297]" office:value-type="float" office:value="28.911364" calcext:value-type="float">
            <text:p>28,911364</text:p>
          </table:table-cell>
          <table:table-cell table:formula="of:=([.D269]-[.E269])^2" office:value-type="float" office:value="0.261497231423997" calcext:value-type="float">
            <text:p>0,26149723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554543" calcext:value-type="float">
            <text:p>0,554543</text:p>
          </table:table-cell>
          <table:table-cell table:formula="of:=([.B270]*[.$B$298])-([.B270]*[.$B$297])+[.$B$297]" office:value-type="float" office:value="27.699998" calcext:value-type="float">
            <text:p>27,699998</text:p>
          </table:table-cell>
          <table:table-cell table:formula="of:=([.C270]*[.$B$298])-([.C270]*[.$B$297])+[.$B$297]" office:value-type="float" office:value="27.709059" calcext:value-type="float">
            <text:p>27,709059</text:p>
          </table:table-cell>
          <table:table-cell table:formula="of:=([.D270]-[.E270])^2" office:value-type="float" office:value="0.0000821017209999836" calcext:value-type="float">
            <text:p>8,21017209999836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538462" calcext:value-type="float">
            <text:p>0,538462</text:p>
          </table:table-cell>
          <table:table-cell office:value-type="float" office:value="0.518468" calcext:value-type="float">
            <text:p>0,518468</text:p>
          </table:table-cell>
          <table:table-cell table:formula="of:=([.B271]*[.$B$298])-([.B271]*[.$B$297])+[.$B$297]" office:value-type="float" office:value="27.500006" calcext:value-type="float">
            <text:p>27,500006</text:p>
          </table:table-cell>
          <table:table-cell table:formula="of:=([.C271]*[.$B$298])-([.C271]*[.$B$297])+[.$B$297]" office:value-type="float" office:value="27.240084" calcext:value-type="float">
            <text:p>27,240084</text:p>
          </table:table-cell>
          <table:table-cell table:formula="of:=([.D271]-[.E271])^2" office:value-type="float" office:value="0.0675594460839979" calcext:value-type="float">
            <text:p>0,06755944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505395" calcext:value-type="float">
            <text:p>0,505395</text:p>
          </table:table-cell>
          <table:table-cell table:formula="of:=([.B272]*[.$B$298])-([.B272]*[.$B$297])+[.$B$297]" office:value-type="float" office:value="26.699999" calcext:value-type="float">
            <text:p>26,699999</text:p>
          </table:table-cell>
          <table:table-cell table:formula="of:=([.C272]*[.$B$298])-([.C272]*[.$B$297])+[.$B$297]" office:value-type="float" office:value="27.070135" calcext:value-type="float">
            <text:p>27,070135</text:p>
          </table:table-cell>
          <table:table-cell table:formula="of:=([.D272]-[.E272])^2" office:value-type="float" office:value="0.137000658496002" calcext:value-type="float">
            <text:p>0,137000658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80451" calcext:value-type="float">
            <text:p>0,480451</text:p>
          </table:table-cell>
          <table:table-cell table:formula="of:=([.B273]*[.$B$298])-([.B273]*[.$B$297])+[.$B$297]" office:value-type="float" office:value="27.200005" calcext:value-type="float">
            <text:p>27,200005</text:p>
          </table:table-cell>
          <table:table-cell table:formula="of:=([.C273]*[.$B$298])-([.C273]*[.$B$297])+[.$B$297]" office:value-type="float" office:value="26.745863" calcext:value-type="float">
            <text:p>26,745863</text:p>
          </table:table-cell>
          <table:table-cell table:formula="of:=([.D273]-[.E273])^2" office:value-type="float" office:value="0.206244956163998" calcext:value-type="float">
            <text:p>0,206244956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04096" calcext:value-type="float">
            <text:p>0,504096</text:p>
          </table:table-cell>
          <table:table-cell table:formula="of:=([.B274]*[.$B$298])-([.B274]*[.$B$297])+[.$B$297]" office:value-type="float" office:value="26.600003" calcext:value-type="float">
            <text:p>26,600003</text:p>
          </table:table-cell>
          <table:table-cell table:formula="of:=([.C274]*[.$B$298])-([.C274]*[.$B$297])+[.$B$297]" office:value-type="float" office:value="27.053248" calcext:value-type="float">
            <text:p>27,053248</text:p>
          </table:table-cell>
          <table:table-cell table:formula="of:=([.D274]-[.E274])^2" office:value-type="float" office:value="0.205431030024996" calcext:value-type="float">
            <text:p>0,2054310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93933" calcext:value-type="float">
            <text:p>0,493933</text:p>
          </table:table-cell>
          <table:table-cell table:formula="of:=([.B275]*[.$B$298])-([.B275]*[.$B$297])+[.$B$297]" office:value-type="float" office:value="26.499994" calcext:value-type="float">
            <text:p>26,499994</text:p>
          </table:table-cell>
          <table:table-cell table:formula="of:=([.C275]*[.$B$298])-([.C275]*[.$B$297])+[.$B$297]" office:value-type="float" office:value="26.921129" calcext:value-type="float">
            <text:p>26,921129</text:p>
          </table:table-cell>
          <table:table-cell table:formula="of:=([.D275]-[.E275])^2" office:value-type="float" office:value="0.177354688225" calcext:value-type="float">
            <text:p>0,177354688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53846" calcext:value-type="float">
            <text:p>0,453846</text:p>
          </table:table-cell>
          <table:table-cell office:value-type="float" office:value="0.47638" calcext:value-type="float">
            <text:p>0,47638</text:p>
          </table:table-cell>
          <table:table-cell table:formula="of:=([.B276]*[.$B$298])-([.B276]*[.$B$297])+[.$B$297]" office:value-type="float" office:value="26.399998" calcext:value-type="float">
            <text:p>26,399998</text:p>
          </table:table-cell>
          <table:table-cell table:formula="of:=([.C276]*[.$B$298])-([.C276]*[.$B$297])+[.$B$297]" office:value-type="float" office:value="26.69294" calcext:value-type="float">
            <text:p>26,69294</text:p>
          </table:table-cell>
          <table:table-cell table:formula="of:=([.D276]-[.E276])^2" office:value-type="float" office:value="0.085815015364" calcext:value-type="float">
            <text:p>0,085815015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61538" calcext:value-type="float">
            <text:p>0,461538</text:p>
          </table:table-cell>
          <table:table-cell office:value-type="float" office:value="0.488232" calcext:value-type="float">
            <text:p>0,488232</text:p>
          </table:table-cell>
          <table:table-cell table:formula="of:=([.B277]*[.$B$298])-([.B277]*[.$B$297])+[.$B$297]" office:value-type="float" office:value="26.499994" calcext:value-type="float">
            <text:p>26,499994</text:p>
          </table:table-cell>
          <table:table-cell table:formula="of:=([.C277]*[.$B$298])-([.C277]*[.$B$297])+[.$B$297]" office:value-type="float" office:value="26.847016" calcext:value-type="float">
            <text:p>26,847016</text:p>
          </table:table-cell>
          <table:table-cell table:formula="of:=([.D277]-[.E277])^2" office:value-type="float" office:value="0.120424268484002" calcext:value-type="float">
            <text:p>0,120424268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46154" calcext:value-type="float">
            <text:p>0,446154</text:p>
          </table:table-cell>
          <table:table-cell office:value-type="float" office:value="0.479375" calcext:value-type="float">
            <text:p>0,479375</text:p>
          </table:table-cell>
          <table:table-cell table:formula="of:=([.B278]*[.$B$298])-([.B278]*[.$B$297])+[.$B$297]" office:value-type="float" office:value="26.300002" calcext:value-type="float">
            <text:p>26,300002</text:p>
          </table:table-cell>
          <table:table-cell table:formula="of:=([.C278]*[.$B$298])-([.C278]*[.$B$297])+[.$B$297]" office:value-type="float" office:value="26.731875" calcext:value-type="float">
            <text:p>26,731875</text:p>
          </table:table-cell>
          <table:table-cell table:formula="of:=([.D278]-[.E278])^2" office:value-type="float" office:value="0.186514288129003" calcext:value-type="float">
            <text:p>0,186514288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7997" calcext:value-type="float">
            <text:p>0,47997</text:p>
          </table:table-cell>
          <table:table-cell table:formula="of:=([.B279]*[.$B$298])-([.B279]*[.$B$297])+[.$B$297]" office:value-type="float" office:value="25.900005" calcext:value-type="float">
            <text:p>25,900005</text:p>
          </table:table-cell>
          <table:table-cell table:formula="of:=([.C279]*[.$B$298])-([.C279]*[.$B$297])+[.$B$297]" office:value-type="float" office:value="26.73961" calcext:value-type="float">
            <text:p>26,73961</text:p>
          </table:table-cell>
          <table:table-cell table:formula="of:=([.D279]-[.E279])^2" office:value-type="float" office:value="0.704936556024998" calcext:value-type="float">
            <text:p>0,70493655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15385" calcext:value-type="float">
            <text:p>0,415385</text:p>
          </table:table-cell>
          <table:table-cell office:value-type="float" office:value="0.459059" calcext:value-type="float">
            <text:p>0,459059</text:p>
          </table:table-cell>
          <table:table-cell table:formula="of:=([.B280]*[.$B$298])-([.B280]*[.$B$297])+[.$B$297]" office:value-type="float" office:value="25.900005" calcext:value-type="float">
            <text:p>25,900005</text:p>
          </table:table-cell>
          <table:table-cell table:formula="of:=([.C280]*[.$B$298])-([.C280]*[.$B$297])+[.$B$297]" office:value-type="float" office:value="26.467767" calcext:value-type="float">
            <text:p>26,467767</text:p>
          </table:table-cell>
          <table:table-cell table:formula="of:=([.D280]-[.E280])^2" office:value-type="float" office:value="0.322353688644002" calcext:value-type="float">
            <text:p>0,32235368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15385" calcext:value-type="float">
            <text:p>0,515385</text:p>
          </table:table-cell>
          <table:table-cell office:value-type="float" office:value="0.457209" calcext:value-type="float">
            <text:p>0,457209</text:p>
          </table:table-cell>
          <table:table-cell table:formula="of:=([.B281]*[.$B$298])-([.B281]*[.$B$297])+[.$B$297]" office:value-type="float" office:value="27.200005" calcext:value-type="float">
            <text:p>27,200005</text:p>
          </table:table-cell>
          <table:table-cell table:formula="of:=([.C281]*[.$B$298])-([.C281]*[.$B$297])+[.$B$297]" office:value-type="float" office:value="26.443717" calcext:value-type="float">
            <text:p>26,443717</text:p>
          </table:table-cell>
          <table:table-cell table:formula="of:=([.D281]-[.E281])^2" office:value-type="float" office:value="0.571971538943997" calcext:value-type="float">
            <text:p>0,571971538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92308" calcext:value-type="float">
            <text:p>0,492308</text:p>
          </table:table-cell>
          <table:table-cell office:value-type="float" office:value="0.515063" calcext:value-type="float">
            <text:p>0,515063</text:p>
          </table:table-cell>
          <table:table-cell table:formula="of:=([.B282]*[.$B$298])-([.B282]*[.$B$297])+[.$B$297]" office:value-type="float" office:value="26.900004" calcext:value-type="float">
            <text:p>26,900004</text:p>
          </table:table-cell>
          <table:table-cell table:formula="of:=([.C282]*[.$B$298])-([.C282]*[.$B$297])+[.$B$297]" office:value-type="float" office:value="27.195819" calcext:value-type="float">
            <text:p>27,195819</text:p>
          </table:table-cell>
          <table:table-cell table:formula="of:=([.D282]-[.E282])^2" office:value-type="float" office:value="0.0875065142250027" calcext:value-type="float">
            <text:p>0,08750651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69231" calcext:value-type="float">
            <text:p>0,469231</text:p>
          </table:table-cell>
          <table:table-cell office:value-type="float" office:value="0.518147" calcext:value-type="float">
            <text:p>0,518147</text:p>
          </table:table-cell>
          <table:table-cell table:formula="of:=([.B283]*[.$B$298])-([.B283]*[.$B$297])+[.$B$297]" office:value-type="float" office:value="26.600003" calcext:value-type="float">
            <text:p>26,600003</text:p>
          </table:table-cell>
          <table:table-cell table:formula="of:=([.C283]*[.$B$298])-([.C283]*[.$B$297])+[.$B$297]" office:value-type="float" office:value="27.235911" calcext:value-type="float">
            <text:p>27,235911</text:p>
          </table:table-cell>
          <table:table-cell table:formula="of:=([.D283]-[.E283])^2" office:value-type="float" office:value="0.404378984463996" calcext:value-type="float">
            <text:p>0,40437898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38462" calcext:value-type="float">
            <text:p>0,438462</text:p>
          </table:table-cell>
          <table:table-cell office:value-type="float" office:value="0.503928" calcext:value-type="float">
            <text:p>0,503928</text:p>
          </table:table-cell>
          <table:table-cell table:formula="of:=([.B284]*[.$B$298])-([.B284]*[.$B$297])+[.$B$297]" office:value-type="float" office:value="26.200006" calcext:value-type="float">
            <text:p>26,200006</text:p>
          </table:table-cell>
          <table:table-cell table:formula="of:=([.C284]*[.$B$298])-([.C284]*[.$B$297])+[.$B$297]" office:value-type="float" office:value="27.051064" calcext:value-type="float">
            <text:p>27,051064</text:p>
          </table:table-cell>
          <table:table-cell table:formula="of:=([.D284]-[.E284])^2" office:value-type="float" office:value="0.724299719363991" calcext:value-type="float">
            <text:p>0,724299719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7692" calcext:value-type="float">
            <text:p>0,407692</text:p>
          </table:table-cell>
          <table:table-cell office:value-type="float" office:value="0.490051" calcext:value-type="float">
            <text:p>0,490051</text:p>
          </table:table-cell>
          <table:table-cell table:formula="of:=([.B285]*[.$B$298])-([.B285]*[.$B$297])+[.$B$297]" office:value-type="float" office:value="25.799996" calcext:value-type="float">
            <text:p>25,799996</text:p>
          </table:table-cell>
          <table:table-cell table:formula="of:=([.C285]*[.$B$298])-([.C285]*[.$B$297])+[.$B$297]" office:value-type="float" office:value="26.870663" calcext:value-type="float">
            <text:p>26,870663</text:p>
          </table:table-cell>
          <table:table-cell table:formula="of:=([.D285]-[.E285])^2" office:value-type="float" office:value="1.146327824889" calcext:value-type="float">
            <text:p>1,14632782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361538" calcext:value-type="float">
            <text:p>0,361538</text:p>
          </table:table-cell>
          <table:table-cell office:value-type="float" office:value="0.44799" calcext:value-type="float">
            <text:p>0,44799</text:p>
          </table:table-cell>
          <table:table-cell table:formula="of:=([.B286]*[.$B$298])-([.B286]*[.$B$297])+[.$B$297]" office:value-type="float" office:value="25.199994" calcext:value-type="float">
            <text:p>25,199994</text:p>
          </table:table-cell>
          <table:table-cell table:formula="of:=([.C286]*[.$B$298])-([.C286]*[.$B$297])+[.$B$297]" office:value-type="float" office:value="26.32387" calcext:value-type="float">
            <text:p>26,32387</text:p>
          </table:table-cell>
          <table:table-cell table:formula="of:=([.D286]-[.E286])^2" office:value-type="float" office:value="1.26309726337601" calcext:value-type="float">
            <text:p>1,26309726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1996" calcext:value-type="float">
            <text:p>0,41996</text:p>
          </table:table-cell>
          <table:table-cell table:formula="of:=([.B287]*[.$B$298])-([.B287]*[.$B$297])+[.$B$297]" office:value-type="float" office:value="24.900006" calcext:value-type="float">
            <text:p>24,900006</text:p>
          </table:table-cell>
          <table:table-cell table:formula="of:=([.C287]*[.$B$298])-([.C287]*[.$B$297])+[.$B$297]" office:value-type="float" office:value="25.95948" calcext:value-type="float">
            <text:p>25,95948</text:p>
          </table:table-cell>
          <table:table-cell table:formula="of:=([.D287]-[.E287])^2" office:value-type="float" office:value="1.122485156676" calcext:value-type="float">
            <text:p>1,12248515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353846" calcext:value-type="float">
            <text:p>0,353846</text:p>
          </table:table-cell>
          <table:table-cell office:value-type="float" office:value="0.402241" calcext:value-type="float">
            <text:p>0,402241</text:p>
          </table:table-cell>
          <table:table-cell table:formula="of:=([.B288]*[.$B$298])-([.B288]*[.$B$297])+[.$B$297]" office:value-type="float" office:value="25.099998" calcext:value-type="float">
            <text:p>25,099998</text:p>
          </table:table-cell>
          <table:table-cell table:formula="of:=([.C288]*[.$B$298])-([.C288]*[.$B$297])+[.$B$297]" office:value-type="float" office:value="25.729133" calcext:value-type="float">
            <text:p>25,729133</text:p>
          </table:table-cell>
          <table:table-cell table:formula="of:=([.D288]-[.E288])^2" office:value-type="float" office:value="0.395810848224997" calcext:value-type="float">
            <text:p>0,39581084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338462" calcext:value-type="float">
            <text:p>0,338462</text:p>
          </table:table-cell>
          <table:table-cell office:value-type="float" office:value="0.409858" calcext:value-type="float">
            <text:p>0,409858</text:p>
          </table:table-cell>
          <table:table-cell table:formula="of:=([.B289]*[.$B$298])-([.B289]*[.$B$297])+[.$B$297]" office:value-type="float" office:value="24.900006" calcext:value-type="float">
            <text:p>24,900006</text:p>
          </table:table-cell>
          <table:table-cell table:formula="of:=([.C289]*[.$B$298])-([.C289]*[.$B$297])+[.$B$297]" office:value-type="float" office:value="25.828154" calcext:value-type="float">
            <text:p>25,828154</text:p>
          </table:table-cell>
          <table:table-cell table:formula="of:=([.D289]-[.E289])^2" office:value-type="float" office:value="0.861458709904" calcext:value-type="float">
            <text:p>0,861458709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76923" calcext:value-type="float">
            <text:p>0,476923</text:p>
          </table:table-cell>
          <table:table-cell office:value-type="float" office:value="0.402601" calcext:value-type="float">
            <text:p>0,402601</text:p>
          </table:table-cell>
          <table:table-cell table:formula="of:=([.B290]*[.$B$298])-([.B290]*[.$B$297])+[.$B$297]" office:value-type="float" office:value="26.699999" calcext:value-type="float">
            <text:p>26,699999</text:p>
          </table:table-cell>
          <table:table-cell table:formula="of:=([.C290]*[.$B$298])-([.C290]*[.$B$297])+[.$B$297]" office:value-type="float" office:value="25.733813" calcext:value-type="float">
            <text:p>25,733813</text:p>
          </table:table-cell>
          <table:table-cell table:formula="of:=([.D290]-[.E290])^2" office:value-type="float" office:value="0.933515386596001" calcext:value-type="float">
            <text:p>0,933515386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553846" calcext:value-type="float">
            <text:p>0,553846</text:p>
          </table:table-cell>
          <table:table-cell office:value-type="float" office:value="0.488526" calcext:value-type="float">
            <text:p>0,488526</text:p>
          </table:table-cell>
          <table:table-cell table:formula="of:=([.B291]*[.$B$298])-([.B291]*[.$B$297])+[.$B$297]" office:value-type="float" office:value="27.699998" calcext:value-type="float">
            <text:p>27,699998</text:p>
          </table:table-cell>
          <table:table-cell table:formula="of:=([.C291]*[.$B$298])-([.C291]*[.$B$297])+[.$B$297]" office:value-type="float" office:value="26.850838" calcext:value-type="float">
            <text:p>26,850838</text:p>
          </table:table-cell>
          <table:table-cell table:formula="of:=([.D291]-[.E291])^2" office:value-type="float" office:value="0.721072705600008" calcext:value-type="float">
            <text:p>0,721072705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523077" calcext:value-type="float">
            <text:p>0,523077</text:p>
          </table:table-cell>
          <table:table-cell office:value-type="float" office:value="0.57431" calcext:value-type="float">
            <text:p>0,57431</text:p>
          </table:table-cell>
          <table:table-cell table:formula="of:=([.B292]*[.$B$298])-([.B292]*[.$B$297])+[.$B$297]" office:value-type="float" office:value="27.300001" calcext:value-type="float">
            <text:p>27,300001</text:p>
          </table:table-cell>
          <table:table-cell table:formula="of:=([.C292]*[.$B$298])-([.C292]*[.$B$297])+[.$B$297]" office:value-type="float" office:value="27.96603" calcext:value-type="float">
            <text:p>27,96603</text:p>
          </table:table-cell>
          <table:table-cell table:formula="of:=([.D292]-[.E292])^2" office:value-type="float" office:value="0.443594628840998" calcext:value-type="float">
            <text:p>0,443594628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530769" calcext:value-type="float">
            <text:p>0,530769</text:p>
          </table:table-cell>
          <table:table-cell office:value-type="float" office:value="0.559716" calcext:value-type="float">
            <text:p>0,559716</text:p>
          </table:table-cell>
          <table:table-cell table:formula="of:=([.B293]*[.$B$298])-([.B293]*[.$B$297])+[.$B$297]" office:value-type="float" office:value="27.399997" calcext:value-type="float">
            <text:p>27,399997</text:p>
          </table:table-cell>
          <table:table-cell table:formula="of:=([.C293]*[.$B$298])-([.C293]*[.$B$297])+[.$B$297]" office:value-type="float" office:value="27.776308" calcext:value-type="float">
            <text:p>27,776308</text:p>
          </table:table-cell>
          <table:table-cell table:formula="of:=([.D293]-[.E293])^2" office:value-type="float" office:value="0.141609968721001" calcext:value-type="float">
            <text:p>0,141609968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46154" calcext:value-type="float">
            <text:p>0,746154</text:p>
          </table:table-cell>
          <table:table-cell office:value-type="float" office:value="0.568103" calcext:value-type="float">
            <text:p>0,568103</text:p>
          </table:table-cell>
          <table:table-cell table:formula="of:=([.B294]*[.$B$298])-([.B294]*[.$B$297])+[.$B$297]" office:value-type="float" office:value="30.200002" calcext:value-type="float">
            <text:p>30,200002</text:p>
          </table:table-cell>
          <table:table-cell table:formula="of:=([.C294]*[.$B$298])-([.C294]*[.$B$297])+[.$B$297]" office:value-type="float" office:value="27.885339" calcext:value-type="float">
            <text:p>27,885339</text:p>
          </table:table-cell>
          <table:table-cell table:formula="of:=([.D294]-[.E294])^2" office:value-type="float" office:value="5.35766480356898" calcext:value-type="float">
            <text:p>5,35766480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876923" calcext:value-type="float">
            <text:p>0,876923</text:p>
          </table:table-cell>
          <table:table-cell office:value-type="float" office:value="0.690549" calcext:value-type="float">
            <text:p>0,690549</text:p>
          </table:table-cell>
          <table:table-cell table:formula="of:=([.B295]*[.$B$298])-([.B295]*[.$B$297])+[.$B$297]" office:value-type="float" office:value="31.899999" calcext:value-type="float">
            <text:p>31,899999</text:p>
          </table:table-cell>
          <table:table-cell table:formula="of:=([.C295]*[.$B$298])-([.C295]*[.$B$297])+[.$B$297]" office:value-type="float" office:value="29.477137" calcext:value-type="float">
            <text:p>29,477137</text:p>
          </table:table-cell>
          <table:table-cell table:formula="of:=([.D295]-[.E295])^2" office:value-type="float" office:value="5.87026027104401" calcext:value-type="float">
            <text:p>5,87026027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0.822995" calcext:value-type="float">
            <text:p>0,822995</text:p>
          </table:table-cell>
          <table:table-cell table:formula="of:=([.B296]*[.$B$298])-([.B296]*[.$B$297])+[.$B$297]" office:value-type="float" office:value="32.999994" calcext:value-type="float">
            <text:p>32,999994</text:p>
          </table:table-cell>
          <table:table-cell table:formula="of:=([.C296]*[.$B$298])-([.C296]*[.$B$297])+[.$B$297]" office:value-type="float" office:value="31.198935" calcext:value-type="float">
            <text:p>31,198935</text:p>
          </table:table-cell>
          <table:table-cell table:formula="of:=([.D296]-[.E296])^2" office:value-type="float" office:value="3.24381352148101" calcext:value-type="float">
            <text:p>3,243813521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0.5" calcext:value-type="float">
            <text:p>20,5</text:p>
          </table:table-cell>
          <table:table-cell/>
          <table:table-cell table:style-name="Default" table:number-columns-repeated="2"/>
          <table:table-cell table:formula="of:=SQRT(AVERAGE([.F2:.F296]))" office:value-type="float" office:value="1.26353492653538" calcext:value-type="float">
            <text:p>1,2635349265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33.5" calcext:value-type="float">
            <text:p>33,5</text:p>
          </table:table-cell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scale-to="4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13:40:23.7826367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1-13T13:40:54.250349193</dc:date>
    <meta:editing-duration>PT38M29S</meta:editing-duration>
    <meta:editing-cycles>17</meta:editing-cycles>
    <meta:document-statistic meta:table-count="1" meta:cell-count="17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3cm" svg:y="0.316cm" chart:style-name="ch2">
          <text:p>Temperature prediction by an ANN</text:p>
        </chart:title>
        <chart:legend chart:legend-position="end" svg:x="12.777cm" svg:y="3.952cm" style:legend-expansion="high" chart:style-name="ch3"/>
        <chart:plot-area chart:style-name="ch4" table:cell-range-address="data_out_training.D1:data_out_training.E296" chart:data-source-has-labels="row" svg:x="1.331cm" svg:y="1.275cm" svg:width="11.126cm" svg:height="6.564cm">
          <chartooo:coordinate-region svg:x="1.952cm" svg:y="1.397cm" svg:width="10.505cm" svg:height="5.442cm"/>
          <chart:axis chart:dimension="x" chart:name="primary-x" chart:style-name="ch5">
            <chart:title svg:x="6.48cm" svg:y="8.019cm" chart:style-name="ch6">
              <text:p>Hour</text:p>
            </chart:title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data_out_training.D2:data_out_training.D296" chart:label-cell-address="data_out_training.D1:data_out_training.D1" chart:class="chart:line">
            <chart:data-point chart:repeated="295"/>
          </chart:series>
          <chart:series chart:style-name="ch11" chart:values-cell-range-address="data_out_training.E2:data_out_training.E296" chart:label-cell-address="data_out_training.E1:data_out_training.E1" chart:class="chart:line">
            <chart:data-point chart:repeated="2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 C</text:p>
                <draw:g>
                  <svg:desc>data_out_training.D1:data_out_training.D1</svg:desc>
                </draw:g>
              </table:table-cell>
              <table:table-cell office:value-type="string">
                <text:p>Simulated C</text:p>
                <draw:g>
                  <svg:desc>data_out_training.E1:data_out_traini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099997">
                <text:p>26.099997</text:p>
                <draw:g>
                  <svg:desc>data_out_training.D2:data_out_training.D296</svg:desc>
                </draw:g>
              </table:table-cell>
              <table:table-cell office:value-type="float" office:value="26.655149">
                <text:p>26.655149</text:p>
                <draw:g>
                  <svg:desc>data_out_training.E2:data_out_training.E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583987">
                <text:p>26.583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77416">
                <text:p>27.377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62487">
                <text:p>28.462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29.829346">
                <text:p>29.829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81345">
                <text:p>30.881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618953">
                <text:p>30.618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332758">
                <text:p>30.332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051113">
                <text:p>30.05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30.251898">
                <text:p>30.251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959724">
                <text:p>28.9597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939757">
                <text:p>27.9397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38948">
                <text:p>27.38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43579">
                <text:p>26.643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72357">
                <text:p>26.772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912835">
                <text:p>26.9128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636364">
                <text:p>26.636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60638">
                <text:p>26.2606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655396">
                <text:p>26.6553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654968">
                <text:p>25.6549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317007">
                <text:p>25.3170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861045">
                <text:p>24.861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519249">
                <text:p>24.519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005787">
                <text:p>25.005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4.754146">
                <text:p>24.754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338379">
                <text:p>25.3383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415793">
                <text:p>26.415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150059">
                <text:p>27.1500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422148">
                <text:p>28.422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75046">
                <text:p>28.775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32045">
                <text:p>28.332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837238">
                <text:p>28.8372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26057">
                <text:p>29.26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667625">
                <text:p>30.667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888158">
                <text:p>29.888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42492">
                <text:p>28.1424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556114">
                <text:p>27.556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62845">
                <text:p>26.6628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34487">
                <text:p>26.434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50421">
                <text:p>26.550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22198">
                <text:p>26.5221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30752">
                <text:p>26.5307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613705">
                <text:p>26.6137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90912">
                <text:p>26.6909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91492">
                <text:p>26.4914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505532">
                <text:p>26.505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12996">
                <text:p>25.8129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75795">
                <text:p>25.9757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55697">
                <text:p>25.955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687754">
                <text:p>25.6877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05508">
                <text:p>25.8055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93483">
                <text:p>25.7934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826685">
                <text:p>25.826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13788">
                <text:p>26.8137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8.618396">
                <text:p>28.6183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59298">
                <text:p>29.59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088215">
                <text:p>30.0882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509012">
                <text:p>30.5090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678494">
                <text:p>29.678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67877">
                <text:p>29.5678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490033">
                <text:p>29.4900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9.172131">
                <text:p>29.172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935752">
                <text:p>28.935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65963">
                <text:p>27.3659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7346">
                <text:p>26.173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5.88395">
                <text:p>25.88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209054">
                <text:p>26.209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19439">
                <text:p>26.194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52661">
                <text:p>26.4526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398776">
                <text:p>26.398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78997">
                <text:p>25.8789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42822">
                <text:p>25.742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663652">
                <text:p>25.663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516362">
                <text:p>25.516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727014">
                <text:p>25.7270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084085">
                <text:p>26.084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978108">
                <text:p>26.978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9037">
                <text:p>26.59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93006">
                <text:p>25.6930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23487">
                <text:p>25.8234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33517">
                <text:p>26.633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224419">
                <text:p>27.2244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794624">
                <text:p>28.794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321449">
                <text:p>29.3214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074008">
                <text:p>28.0740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5014">
                <text:p>28.050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153764">
                <text:p>27.1537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28624">
                <text:p>26.428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80445">
                <text:p>26.080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63839">
                <text:p>25.8638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93488">
                <text:p>25.9934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81983">
                <text:p>25.9819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9458">
                <text:p>25.994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60684">
                <text:p>25.7606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733293">
                <text:p>25.733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478064">
                <text:p>25.4780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72576">
                <text:p>26.172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702938">
                <text:p>25.7029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209822">
                <text:p>25.209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69233">
                <text:p>25.5692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07599">
                <text:p>26.5075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587562">
                <text:p>26.5875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840127">
                <text:p>25.840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405197">
                <text:p>27.405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7.817271">
                <text:p>27.8172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411228">
                <text:p>28.4112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278315">
                <text:p>29.2783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390221">
                <text:p>27.3902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53261">
                <text:p>27.0532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91693">
                <text:p>26.916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76683">
                <text:p>25.8766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811137">
                <text:p>25.8111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69709">
                <text:p>26.6697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58022">
                <text:p>26.6580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2095">
                <text:p>26.520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926056">
                <text:p>26.9260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39758">
                <text:p>26.9397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97598">
                <text:p>26.5975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66473">
                <text:p>26.664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3596">
                <text:p>26.335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08091">
                <text:p>25.9080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03112">
                <text:p>25.9031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850709">
                <text:p>25.8507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42098">
                <text:p>25.642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777037">
                <text:p>26.7770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8.697501">
                <text:p>28.6975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376114">
                <text:p>29.3761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447587">
                <text:p>30.447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64241">
                <text:p>30.7642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30.05396">
                <text:p>30.053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970448">
                <text:p>29.970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280303">
                <text:p>30.2803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644681">
                <text:p>29.6446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97613">
                <text:p>28.976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803517">
                <text:p>27.803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855817">
                <text:p>26.855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91117">
                <text:p>27.911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7679">
                <text:p>26.7767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38549">
                <text:p>26.385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89215">
                <text:p>28.892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41854">
                <text:p>26.5418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86543">
                <text:p>26.3865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639107">
                <text:p>26.6391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640431">
                <text:p>28.640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6.774632">
                <text:p>26.7746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83084">
                <text:p>27.383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71136">
                <text:p>27.071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09524">
                <text:p>25.095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9.187731">
                <text:p>29.1877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884366">
                <text:p>25.8843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9.051036">
                <text:p>29.0510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7.599326">
                <text:p>27.5993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383915">
                <text:p>28.3839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9.052297">
                <text:p>29.0522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771851">
                <text:p>25.7718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6.723061">
                <text:p>26.7230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8.472224">
                <text:p>28.4722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521935">
                <text:p>29.5219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112956">
                <text:p>28.1129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46241">
                <text:p>27.0462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09675">
                <text:p>26.6096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00484">
                <text:p>26.6004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29487">
                <text:p>26.6294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4523">
                <text:p>26.645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73181">
                <text:p>26.973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802153">
                <text:p>26.802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43661">
                <text:p>26.5436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36125">
                <text:p>26.436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029069">
                <text:p>26.0290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65733">
                <text:p>25.9657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913408">
                <text:p>25.913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97692">
                <text:p>26.1976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410215">
                <text:p>27.4102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8.69403">
                <text:p>28.694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028337">
                <text:p>30.0283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464213">
                <text:p>31.4642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503798">
                <text:p>31.5037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972059">
                <text:p>30.97205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369002">
                <text:p>30.369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30.23934">
                <text:p>30.239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42991">
                <text:p>29.642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961076">
                <text:p>28.9610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776802">
                <text:p>27.7768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69909">
                <text:p>26.8699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55093">
                <text:p>26.75509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78682">
                <text:p>26.2786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508795">
                <text:p>26.5087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86449">
                <text:p>26.7864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20365">
                <text:p>26.5203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73951">
                <text:p>26.573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90551">
                <text:p>26.2905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82231">
                <text:p>26.2822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89052">
                <text:p>26.3890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6748">
                <text:p>26.1674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91746">
                <text:p>25.9917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9132">
                <text:p>25.91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98985">
                <text:p>26.69898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353496">
                <text:p>27.35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219724">
                <text:p>29.2197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844126">
                <text:p>30.8441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52217">
                <text:p>31.0522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144387">
                <text:p>31.1443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890003">
                <text:p>30.8900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427606">
                <text:p>30.4276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905994">
                <text:p>29.90599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9.065388">
                <text:p>29.0653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646633">
                <text:p>27.6466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41673">
                <text:p>26.8416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397749">
                <text:p>26.3977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229958">
                <text:p>26.2299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9625">
                <text:p>26.49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56483">
                <text:p>26.4564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621141">
                <text:p>26.6211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7704">
                <text:p>26.377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450503">
                <text:p>26.4505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69253">
                <text:p>26.3692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018">
                <text:p>26.20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077091">
                <text:p>26.0770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6266">
                <text:p>25.762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830949">
                <text:p>25.8309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12838">
                <text:p>26.5128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028911">
                <text:p>28.0289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046849">
                <text:p>30.0468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678949">
                <text:p>29.6789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388242">
                <text:p>30.3882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726411">
                <text:p>30.7264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660709">
                <text:p>30.6607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30.261479">
                <text:p>30.261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888262">
                <text:p>29.888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286167">
                <text:p>29.2861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538707">
                <text:p>27.53870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28716">
                <text:p>26.7287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30662">
                <text:p>26.830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30887">
                <text:p>26.7308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54745">
                <text:p>26.3547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507521">
                <text:p>26.50752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84966">
                <text:p>26.4849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6147">
                <text:p>26.261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944815">
                <text:p>26.9448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34157">
                <text:p>26.2341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94882">
                <text:p>25.948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106848">
                <text:p>26.1068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482666">
                <text:p>25.4826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62677">
                <text:p>25.6626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48092">
                <text:p>25.94809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885002">
                <text:p>26.8850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8.763164">
                <text:p>28.76316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537157">
                <text:p>30.5371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68376">
                <text:p>31.0683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205397">
                <text:p>30.2053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87018">
                <text:p>29.787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901704">
                <text:p>29.9017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790138">
                <text:p>29.7901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606149">
                <text:p>29.6061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9.149082">
                <text:p>29.1490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810784">
                <text:p>27.8107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08755">
                <text:p>26.20875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051416">
                <text:p>26.0514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974195">
                <text:p>26.97419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257789">
                <text:p>28.2577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0.903653">
                <text:p>30.9036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773199">
                <text:p>29.7731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757977">
                <text:p>28.7579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875354">
                <text:p>28.87535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276793">
                <text:p>30.2767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723797">
                <text:p>31.7237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871699">
                <text:p>30.8716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911364">
                <text:p>28.9113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709059">
                <text:p>27.7090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240084">
                <text:p>27.2400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070135">
                <text:p>27.0701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745863">
                <text:p>26.745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53248">
                <text:p>27.0532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921129">
                <text:p>26.9211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9294">
                <text:p>26.692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47016">
                <text:p>26.8470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731875">
                <text:p>26.731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73961">
                <text:p>26.739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7767">
                <text:p>26.4677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443717">
                <text:p>26.4437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95819">
                <text:p>27.1958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235911">
                <text:p>27.2359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51064">
                <text:p>27.051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870663">
                <text:p>26.8706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32387">
                <text:p>26.3238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95948">
                <text:p>25.959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729133">
                <text:p>25.7291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28154">
                <text:p>25.8281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33813">
                <text:p>25.7338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50838">
                <text:p>26.8508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7.96603">
                <text:p>27.966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776308">
                <text:p>27.7763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85339">
                <text:p>27.8853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477137">
                <text:p>29.4771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999994">
                <text:p>32.999994</text:p>
              </table:table-cell>
              <table:table-cell office:value-type="float" office:value="31.198935">
                <text:p>31.1989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